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ize="9pt" style:font-size-asian="9pt" style:font-size-complex="9pt"/>
    </style:style>
    <style:style style:name="co1" style:family="table-column">
      <style:table-column-properties fo:break-before="auto" style:column-width="4.41854166666667cm"/>
    </style:style>
    <style:style style:name="co2" style:family="table-column">
      <style:table-column-properties fo:break-before="auto" style:column-width="5.50333333333333cm"/>
    </style:style>
    <style:style style:name="co3" style:family="table-column">
      <style:table-column-properties fo:break-before="auto" style:column-width="2.27541666666667cm"/>
    </style:style>
    <style:style style:name="co4" style:family="table-column">
      <style:table-column-properties fo:break-before="auto" style:column-width="2.80458333333333cm"/>
    </style:style>
    <style:style style:name="co5"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number-columns-repeated="17" table:default-cell-style-name="ce1"/>
        <table:table-column table:style-name="co4" table:default-cell-style-name="ce1"/>
        <table:table-column table:style-name="co3" table:number-columns-repeated="1001" table:default-cell-style-name="ce1"/>
        <table:table-column table:style-name="co5" table:number-columns-repeated="15360"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table-row>
        <table:table-row table:style-name="ro2">
          <table:table-cell office:value-type="string" office:string-value="  &lt;card id=~6a30ee0a-de49-4b36-9c29-cfe0fdee53a7~ name=~...and One for All~&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a Boarding Attack. You may tack or sink crew other than your crew in the Boarding Attack to absorb Hits.~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6a30ee0a-de49-4b36-9c29-cfe0fdee53a7~ name=~...and One for All~&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a Boarding Attack. You may tack or sink crew other than your crew in the Boarding Attack to absorb Hits.~ /&gt;&lt;/card&gt;</text:p>
          </table:table-cell>
          <table:table-cell office:value-type="string" office:string-value=" &lt;Relationship Target=~/cards/SS_andoneforall.jpg~ Id=~C6a30ee0a-de49-4b36-9c29-cfe0fdee53a7~ Type=~http://schemas.octgn.org/picture~/&gt;" table:formula="of:=CONCATENATE(&quot; &lt;Relationship Target=~/cards/&quot;;[.D2];&quot;.jpg~ Id=~C&quot;;[.C2];&quot;~ Type=~http://schemas.octgn.org/picture~/&gt;&quot;)" table:style-name="ce1">
            <text:p><text:s/>&lt;Relationship Target=~/cards/SS_andoneforall.jpg~ Id=~C6a30ee0a-de49-4b36-9c29-cfe0fdee53a7~ Type=~http://schemas.octgn.org/picture~/&gt;</text:p>
          </table:table-cell>
          <table:table-cell office:value-type="string" table:style-name="ce1">
            <text:p>6a30ee0a-de49-4b36-9c29-cfe0fdee53a7</text:p>
          </table:table-cell>
          <table:table-cell office:value-type="string" table:style-name="ce1">
            <text:p>SS_andoneforall</text:p>
          </table:table-cell>
          <table:table-cell office:value-type="string" table:style-name="ce1">
            <text:p>...and One for All</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during a Boarding Attack. You may tack or sink crew other than your crew in the Boarding Attack to absorb Hits.</text:p>
          </table:table-cell>
          <table:table-cell table:number-columns-repeated="16361"/>
        </table:table-row>
        <table:table-row table:style-name="ro2">
          <table:table-cell office:value-type="string" office:string-value="  &lt;card id=~6d142f9a-6baa-4dab-8e4b-5eddd23e0622~ name=~7th Sea Eddy~&gt;&lt;property name=~Rarity~ value=~R~ /&gt;&lt;property name=~Type~ value=~actions~ /&gt;&lt;property name=~Cost~ value=~5~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Move that Ship to a Sea adjacent to its current Sea. Inflict 1 Hit on that Ship.~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6d142f9a-6baa-4dab-8e4b-5eddd23e0622~ name=~7th Sea Eddy~&gt;&lt;property name=~Rarity~ value=~R~ /&gt;&lt;property name=~Type~ value=~actions~ /&gt;&lt;property name=~Cost~ value=~5~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Ship. Move that Ship to a Sea adjacent to its current Sea. Inflict 1 Hit on that Ship.~ /&gt;&lt;/card&gt;</text:p>
          </table:table-cell>
          <table:table-cell office:value-type="string" office:string-value=" &lt;Relationship Target=~/cards/SS_7thSeaEddy.jpg~ Id=~C6d142f9a-6baa-4dab-8e4b-5eddd23e0622~ Type=~http://schemas.octgn.org/picture~/&gt;" table:formula="of:=CONCATENATE(&quot; &lt;Relationship Target=~/cards/&quot;;[.D3];&quot;.jpg~ Id=~C&quot;;[.C3];&quot;~ Type=~http://schemas.octgn.org/picture~/&gt;&quot;)" table:style-name="ce1">
            <text:p><text:s/>&lt;Relationship Target=~/cards/SS_7thSeaEddy.jpg~ Id=~C6d142f9a-6baa-4dab-8e4b-5eddd23e0622~ Type=~http://schemas.octgn.org/picture~/&gt;</text:p>
          </table:table-cell>
          <table:table-cell office:value-type="string" table:style-name="ce1">
            <text:p>6d142f9a-6baa-4dab-8e4b-5eddd23e0622</text:p>
          </table:table-cell>
          <table:table-cell office:value-type="string" table:style-name="ce1">
            <text:p>SS_7thSeaEddy</text:p>
          </table:table-cell>
          <table:table-cell office:value-type="string" table:style-name="ce1">
            <text:p>7th Sea Eddy</text:p>
          </table:table-cell>
          <table:table-cell office:value-type="string" table:style-name="ce1">
            <text:p>R</text:p>
          </table:table-cell>
          <table:table-cell office:value-type="string" table:style-name="ce1">
            <text:p>actions</text:p>
          </table:table-cell>
          <table:table-cell office:value-type="float" office:value="5" table:style-name="ce1">
            <text:p>5</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Ship. Move that Ship to a Sea adjacent to its current Sea. Inflict 1 Hit on that Ship.</text:p>
          </table:table-cell>
          <table:table-cell table:number-columns-repeated="16361"/>
        </table:table-row>
        <table:table-row table:style-name="ro2">
          <table:table-cell office:value-type="string" office:string-value="  &lt;card id=~9c0f0e8f-3aea-4eca-8010-1464b6dacce8~ name=~A Coward Among U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Heroic Captain. React: Play this card instead of conducting a Boarding Attack. Sink one of your untacked crew, except Captain. Your next Boarding Attack in this Boarding inflicts 4 extra Hits.~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9c0f0e8f-3aea-4eca-8010-1464b6dacce8~ name=~A Coward Among U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Heroic Captain. React: Play this card instead of conducting a Boarding Attack. Sink one of your untacked crew, except Captain. Your next Boarding Attack in this Boarding inflicts 4 extra Hits.~ /&gt;&lt;/card&gt;</text:p>
          </table:table-cell>
          <table:table-cell office:value-type="string" office:string-value=" &lt;Relationship Target=~/cards/SS_cowardamongus.jpg~ Id=~C9c0f0e8f-3aea-4eca-8010-1464b6dacce8~ Type=~http://schemas.octgn.org/picture~/&gt;" table:formula="of:=CONCATENATE(&quot; &lt;Relationship Target=~/cards/&quot;;[.D4];&quot;.jpg~ Id=~C&quot;;[.C4];&quot;~ Type=~http://schemas.octgn.org/picture~/&gt;&quot;)" table:style-name="ce1">
            <text:p><text:s/>&lt;Relationship Target=~/cards/SS_cowardamongus.jpg~ Id=~C9c0f0e8f-3aea-4eca-8010-1464b6dacce8~ Type=~http://schemas.octgn.org/picture~/&gt;</text:p>
          </table:table-cell>
          <table:table-cell office:value-type="string" table:style-name="ce1">
            <text:p>9c0f0e8f-3aea-4eca-8010-1464b6dacce8</text:p>
          </table:table-cell>
          <table:table-cell office:value-type="string" table:style-name="ce1">
            <text:p>SS_cowardamongus</text:p>
          </table:table-cell>
          <table:table-cell office:value-type="string" table:style-name="ce1">
            <text:p>A Coward Among Us</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not play this card if you have a Heroic Captain. React: Play this card instead of conducting a Boarding Attack. Sink one of your untacked crew, except Captain. Your next Boarding Attack in this Boarding inflicts 4 extra Hits.</text:p>
          </table:table-cell>
          <table:table-cell table:number-columns-repeated="16361"/>
        </table:table-row>
        <table:table-row table:style-name="ro2">
          <table:table-cell office:value-type="string" office:string-value="  &lt;card id=~5c61dc0c-d4ec-40d8-b752-ef320630ab11~ name=~Angus McCloud~&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2~ /&gt;&lt;property name=~Swashbuckling~ value=~4~ /&gt;&lt;property name=~Crew Max.~ value=~~ /&gt;&lt;property name=~Move Cost~ value=~~ /&gt;&lt;property name=~Faction~ value=~Sea Dogs~ /&gt;&lt;property name=~Text~ value=~Experienced • Unique • Loyal • Heroic • Swordsman +1 React: Tack one of you crew to untack Angus when your ship enters a Boarding that is not canceled. Angus may perform this reaction once per turn.~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5c61dc0c-d4ec-40d8-b752-ef320630ab11~ name=~Angus McCloud~&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2~ /&gt;&lt;property name=~Swashbuckling~ value=~4~ /&gt;&lt;property name=~Crew Max.~ value=~~ /&gt;&lt;property name=~Move Cost~ value=~~ /&gt;&lt;property name=~Faction~ value=~Sea Dogs~ /&gt;&lt;property name=~Text~ value=~Experienced • Unique • Loyal • Heroic • Swordsman +1 React: Tack one of you crew to untack Angus when your ship enters a Boarding that is not canceled. Angus may perform this reaction once per turn.~ /&gt;&lt;/card&gt;</text:p>
          </table:table-cell>
          <table:table-cell office:value-type="string" office:string-value=" &lt;Relationship Target=~/cards/SS_AngusMcCloud.jpg~ Id=~C5c61dc0c-d4ec-40d8-b752-ef320630ab11~ Type=~http://schemas.octgn.org/picture~/&gt;" table:formula="of:=CONCATENATE(&quot; &lt;Relationship Target=~/cards/&quot;;[.D5];&quot;.jpg~ Id=~C&quot;;[.C5];&quot;~ Type=~http://schemas.octgn.org/picture~/&gt;&quot;)" table:style-name="ce1">
            <text:p><text:s/>&lt;Relationship Target=~/cards/SS_AngusMcCloud.jpg~ Id=~C5c61dc0c-d4ec-40d8-b752-ef320630ab11~ Type=~http://schemas.octgn.org/picture~/&gt;</text:p>
          </table:table-cell>
          <table:table-cell office:value-type="string" table:style-name="ce1">
            <text:p>5c61dc0c-d4ec-40d8-b752-ef320630ab11</text:p>
          </table:table-cell>
          <table:table-cell office:value-type="string" table:style-name="ce1">
            <text:p>SS_AngusMcCloud</text:p>
          </table:table-cell>
          <table:table-cell office:value-type="string" table:style-name="ce1">
            <text:p>Angus McCloud</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Sea Dogs</text:p>
          </table:table-cell>
          <table:table-cell office:value-type="string" table:style-name="ce1">
            <text:p>Experienced • Unique • Loyal • Heroic • Swordsman +1 React: Tack one of you crew to untack Angus when your ship enters a Boarding that is not canceled. Angus may perform this reaction once per turn.</text:p>
          </table:table-cell>
          <table:table-cell table:number-columns-repeated="16361"/>
        </table:table-row>
        <table:table-row table:style-name="ro2">
          <table:table-cell office:value-type="string" office:string-value="  &lt;card id=~d07a595f-0c71-4c01-b022-85dc39b0b42b~ name=~Babett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Montaigne~ /&gt;&lt;property name=~Text~ value=~Experienced • Unique • Loyal • Swordsman +2 When Babette's opponent in a Boarding Attack plays the final Boarding Attack card, tack Babette to reduce the Hits inflicted by the Boarding Attack to 0.~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d07a595f-0c71-4c01-b022-85dc39b0b42b~ name=~Babett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4~ /&gt;&lt;property name=~Crew Max.~ value=~~ /&gt;&lt;property name=~Move Cost~ value=~~ /&gt;&lt;property name=~Faction~ value=~Montaigne~ /&gt;&lt;property name=~Text~ value=~Experienced • Unique • Loyal • Swordsman +2 When Babette's opponent in a Boarding Attack plays the final Boarding Attack card, tack Babette to reduce the Hits inflicted by the Boarding Attack to 0.~ /&gt;&lt;/card&gt;</text:p>
          </table:table-cell>
          <table:table-cell office:value-type="string" office:string-value=" &lt;Relationship Target=~/cards/SS_babettex.jpg~ Id=~Cd07a595f-0c71-4c01-b022-85dc39b0b42b~ Type=~http://schemas.octgn.org/picture~/&gt;" table:formula="of:=CONCATENATE(&quot; &lt;Relationship Target=~/cards/&quot;;[.D6];&quot;.jpg~ Id=~C&quot;;[.C6];&quot;~ Type=~http://schemas.octgn.org/picture~/&gt;&quot;)" table:style-name="ce1">
            <text:p><text:s/>&lt;Relationship Target=~/cards/SS_babettex.jpg~ Id=~Cd07a595f-0c71-4c01-b022-85dc39b0b42b~ Type=~http://schemas.octgn.org/picture~/&gt;</text:p>
          </table:table-cell>
          <table:table-cell office:value-type="string" table:style-name="ce1">
            <text:p>d07a595f-0c71-4c01-b022-85dc39b0b42b</text:p>
          </table:table-cell>
          <table:table-cell office:value-type="string" table:style-name="ce1">
            <text:p>SS_babettex</text:p>
          </table:table-cell>
          <table:table-cell office:value-type="string" table:style-name="ce1">
            <text:p>Babette</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Montaigne</text:p>
          </table:table-cell>
          <table:table-cell office:value-type="string" table:style-name="ce1">
            <text:p>Experienced • Unique • Loyal • Swordsman +2 When Babette's opponent in a Boarding Attack plays the final Boarding Attack card, tack Babette to reduce the Hits inflicted by the Boarding Attack to 0.</text:p>
          </table:table-cell>
          <table:table-cell table:number-columns-repeated="16361"/>
        </table:table-row>
        <table:table-row table:style-name="ro2">
          <table:table-cell office:value-type="string" office:string-value="  &lt;card id=~4b9ed7fa-7584-4738-9ba9-ef84d8a0ba83~ name=~Backs to the Wall~&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before the other player in a Boarding pushes a crew forward. If all of your crew are tacked, the other player may choose to either end the Boarding, or allow you to untack 2 of your crew of your choosing.~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4b9ed7fa-7584-4738-9ba9-ef84d8a0ba83~ name=~Backs to the Wall~&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before the other player in a Boarding pushes a crew forward. If all of your crew are tacked, the other player may choose to either end the Boarding, or allow you to untack 2 of your crew of your choosing.~ /&gt;&lt;/card&gt;</text:p>
          </table:table-cell>
          <table:table-cell office:value-type="string" office:string-value=" &lt;Relationship Target=~/cards/SS_backstothewall.jpg~ Id=~C4b9ed7fa-7584-4738-9ba9-ef84d8a0ba83~ Type=~http://schemas.octgn.org/picture~/&gt;" table:formula="of:=CONCATENATE(&quot; &lt;Relationship Target=~/cards/&quot;;[.D7];&quot;.jpg~ Id=~C&quot;;[.C7];&quot;~ Type=~http://schemas.octgn.org/picture~/&gt;&quot;)" table:style-name="ce1">
            <text:p><text:s/>&lt;Relationship Target=~/cards/SS_backstothewall.jpg~ Id=~C4b9ed7fa-7584-4738-9ba9-ef84d8a0ba83~ Type=~http://schemas.octgn.org/picture~/&gt;</text:p>
          </table:table-cell>
          <table:table-cell office:value-type="string" table:style-name="ce1">
            <text:p>4b9ed7fa-7584-4738-9ba9-ef84d8a0ba83</text:p>
          </table:table-cell>
          <table:table-cell office:value-type="string" table:style-name="ce1">
            <text:p>SS_backstothewall</text:p>
          </table:table-cell>
          <table:table-cell office:value-type="string" table:style-name="ce1">
            <text:p>Backs to the Wall</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before the other player in a Boarding pushes a crew forward. If all of your crew are tacked, the other player may choose to either end the Boarding, or allow you to untack 2 of your crew of your choosing.</text:p>
          </table:table-cell>
          <table:table-cell table:number-columns-repeated="16361"/>
        </table:table-row>
        <table:table-row table:style-name="ro2">
          <table:table-cell office:value-type="string" office:string-value="  &lt;card id=~e95d0e5a-9bf9-4821-8984-5b4d4d6b3f3c~ name=~Bad Luck~&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mmediatly after you pay a cancel cost. Target the Ship controlled by the player who attempted the action. Inflict 1 Hit on that Ship. Only one Bad Luck may be played per action.~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e95d0e5a-9bf9-4821-8984-5b4d4d6b3f3c~ name=~Bad Luck~&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mmediatly after you pay a cancel cost. Target the Ship controlled by the player who attempted the action. Inflict 1 Hit on that Ship. Only one Bad Luck may be played per action.~ /&gt;&lt;/card&gt;</text:p>
          </table:table-cell>
          <table:table-cell office:value-type="string" office:string-value=" &lt;Relationship Target=~/cards/SS_BadLuck.jpg~ Id=~Ce95d0e5a-9bf9-4821-8984-5b4d4d6b3f3c~ Type=~http://schemas.octgn.org/picture~/&gt;" table:formula="of:=CONCATENATE(&quot; &lt;Relationship Target=~/cards/&quot;;[.D8];&quot;.jpg~ Id=~C&quot;;[.C8];&quot;~ Type=~http://schemas.octgn.org/picture~/&gt;&quot;)" table:style-name="ce1">
            <text:p><text:s/>&lt;Relationship Target=~/cards/SS_BadLuck.jpg~ Id=~Ce95d0e5a-9bf9-4821-8984-5b4d4d6b3f3c~ Type=~http://schemas.octgn.org/picture~/&gt;</text:p>
          </table:table-cell>
          <table:table-cell office:value-type="string" table:style-name="ce1">
            <text:p>e95d0e5a-9bf9-4821-8984-5b4d4d6b3f3c</text:p>
          </table:table-cell>
          <table:table-cell office:value-type="string" table:style-name="ce1">
            <text:p>SS_BadLuck</text:p>
          </table:table-cell>
          <table:table-cell office:value-type="string" table:style-name="ce1">
            <text:p>Bad Luck</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immediatly after you pay a cancel cost. Target the Ship controlled by the player who attempted the action. Inflict 1 Hit on that Ship. Only one Bad Luck may be played per action.</text:p>
          </table:table-cell>
          <table:table-cell table:number-columns-repeated="16361"/>
        </table:table-row>
        <table:table-row table:style-name="ro2">
          <table:table-cell office:value-type="string" office:string-value="  &lt;card id=~b81ca859-8aa9-4222-bb85-9b9924d31d0f~ name=~Barnacle Pet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Sea Dogs~ /&gt;&lt;property name=~Text~ value=~When you are paying the cost to put a Control cards into play, Pete has +2 to all of his skills.~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b81ca859-8aa9-4222-bb85-9b9924d31d0f~ name=~Barnacle Pet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3~ /&gt;&lt;property name=~Crew Max.~ value=~~ /&gt;&lt;property name=~Move Cost~ value=~~ /&gt;&lt;property name=~Faction~ value=~Sea Dogs~ /&gt;&lt;property name=~Text~ value=~When you are paying the cost to put a Control cards into play, Pete has +2 to all of his skills.~ /&gt;&lt;/card&gt;</text:p>
          </table:table-cell>
          <table:table-cell office:value-type="string" office:string-value=" &lt;Relationship Target=~/cards/SS_BarnaclePete.jpg~ Id=~Cb81ca859-8aa9-4222-bb85-9b9924d31d0f~ Type=~http://schemas.octgn.org/picture~/&gt;" table:formula="of:=CONCATENATE(&quot; &lt;Relationship Target=~/cards/&quot;;[.D9];&quot;.jpg~ Id=~C&quot;;[.C9];&quot;~ Type=~http://schemas.octgn.org/picture~/&gt;&quot;)" table:style-name="ce1">
            <text:p><text:s/>&lt;Relationship Target=~/cards/SS_BarnaclePete.jpg~ Id=~Cb81ca859-8aa9-4222-bb85-9b9924d31d0f~ Type=~http://schemas.octgn.org/picture~/&gt;</text:p>
          </table:table-cell>
          <table:table-cell office:value-type="string" table:style-name="ce1">
            <text:p>b81ca859-8aa9-4222-bb85-9b9924d31d0f</text:p>
          </table:table-cell>
          <table:table-cell office:value-type="string" table:style-name="ce1">
            <text:p>SS_BarnaclePete</text:p>
          </table:table-cell>
          <table:table-cell office:value-type="string" table:style-name="ce1">
            <text:p>Barnacle Pete</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Sea Dogs</text:p>
          </table:table-cell>
          <table:table-cell office:value-type="string" table:style-name="ce1">
            <text:p>When you are paying the cost to put a Control cards into play, Pete has +2 to all of his skills.</text:p>
          </table:table-cell>
          <table:table-cell table:number-columns-repeated="16361"/>
        </table:table-row>
        <table:table-row table:style-name="ro2">
          <table:table-cell office:value-type="string" office:string-value="  &lt;card id=~842a66e5-ed60-47ba-8339-35a8cce7b8c9~ name=~Barracuda~&gt;&lt;property name=~Rarity~ value=~R~ /&gt;&lt;property name=~Type~ value=~actions~ /&gt;&lt;property name=~Cost~ value=~2~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e cancel cost. Target a Sea when you play this card. Until the end of the turn, each time a crew in the target Sea tacks to absorb Hits, discard the top card of your deck. If the Boarding Attack on the discard is a Club, sink that crew.~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842a66e5-ed60-47ba-8339-35a8cce7b8c9~ name=~Barracuda~&gt;&lt;property name=~Rarity~ value=~R~ /&gt;&lt;property name=~Type~ value=~actions~ /&gt;&lt;property name=~Cost~ value=~2~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e cancel cost. Target a Sea when you play this card. Until the end of the turn, each time a crew in the target Sea tacks to absorb Hits, discard the top card of your deck. If the Boarding Attack on the discard is a Club, sink that crew.~ /&gt;&lt;/card&gt;</text:p>
          </table:table-cell>
          <table:table-cell office:value-type="string" office:string-value=" &lt;Relationship Target=~/cards/SS_Barracuda.jpg~ Id=~C842a66e5-ed60-47ba-8339-35a8cce7b8c9~ Type=~http://schemas.octgn.org/picture~/&gt;" table:formula="of:=CONCATENATE(&quot; &lt;Relationship Target=~/cards/&quot;;[.D10];&quot;.jpg~ Id=~C&quot;;[.C10];&quot;~ Type=~http://schemas.octgn.org/picture~/&gt;&quot;)" table:style-name="ce1">
            <text:p><text:s/>&lt;Relationship Target=~/cards/SS_Barracuda.jpg~ Id=~C842a66e5-ed60-47ba-8339-35a8cce7b8c9~ Type=~http://schemas.octgn.org/picture~/&gt;</text:p>
          </table:table-cell>
          <table:table-cell office:value-type="string" table:style-name="ce1">
            <text:p>842a66e5-ed60-47ba-8339-35a8cce7b8c9</text:p>
          </table:table-cell>
          <table:table-cell office:value-type="string" table:style-name="ce1">
            <text:p>SS_Barracuda</text:p>
          </table:table-cell>
          <table:table-cell office:value-type="string" table:style-name="ce1">
            <text:p>Barracuda</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string" table:style-name="ce1">
            <text:p>M+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pay the cancel cost. Target a Sea when you play this card. Until the end of the turn, each time a crew in the target Sea tacks to absorb Hits, discard the top card of your deck. If the Boarding Attack on the discard is a Club, sink that crew.</text:p>
          </table:table-cell>
          <table:table-cell table:number-columns-repeated="16361"/>
        </table:table-row>
        <table:table-row table:style-name="ro2">
          <table:table-cell office:value-type="string" office:string-value="  &lt;card id=~269bc97e-8ce4-4db3-af8f-efc1892bcb29~ name=~Best Served Cold...~&gt;&lt;property name=~Rarity~ value=~U~ /&gt;&lt;property name=~Type~ value=~actions~ /&gt;&lt;property name=~Cost~ value=~4~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ush a crew forward for a Boarding Attack. Get a crew from your sunk pile and push that crew forward, untacked. If not already sunk, sink this crew when the Boarding ends.~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269bc97e-8ce4-4db3-af8f-efc1892bcb29~ name=~Best Served Cold...~&gt;&lt;property name=~Rarity~ value=~U~ /&gt;&lt;property name=~Type~ value=~actions~ /&gt;&lt;property name=~Cost~ value=~4~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ush a crew forward for a Boarding Attack. Get a crew from your sunk pile and push that crew forward, untacked. If not already sunk, sink this crew when the Boarding ends.~ /&gt;&lt;/card&gt;</text:p>
          </table:table-cell>
          <table:table-cell office:value-type="string" office:string-value=" &lt;Relationship Target=~/cards/SS_bestservedcold.jpg~ Id=~C269bc97e-8ce4-4db3-af8f-efc1892bcb29~ Type=~http://schemas.octgn.org/picture~/&gt;" table:formula="of:=CONCATENATE(&quot; &lt;Relationship Target=~/cards/&quot;;[.D11];&quot;.jpg~ Id=~C&quot;;[.C11];&quot;~ Type=~http://schemas.octgn.org/picture~/&gt;&quot;)" table:style-name="ce1">
            <text:p><text:s/>&lt;Relationship Target=~/cards/SS_bestservedcold.jpg~ Id=~C269bc97e-8ce4-4db3-af8f-efc1892bcb29~ Type=~http://schemas.octgn.org/picture~/&gt;</text:p>
          </table:table-cell>
          <table:table-cell office:value-type="string" table:style-name="ce1">
            <text:p>269bc97e-8ce4-4db3-af8f-efc1892bcb29</text:p>
          </table:table-cell>
          <table:table-cell office:value-type="string" table:style-name="ce1">
            <text:p>SS_bestservedcold</text:p>
          </table:table-cell>
          <table:table-cell office:value-type="string" table:style-name="ce1">
            <text:p>Best Served Cold...</text:p>
          </table:table-cell>
          <table:table-cell office:value-type="string" table:style-name="ce1">
            <text:p>U</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before you push a crew forward for a Boarding Attack. Get a crew from your sunk pile and push that crew forward, untacked. If not already sunk, sink this crew when the Boarding ends.</text:p>
          </table:table-cell>
          <table:table-cell table:number-columns-repeated="16361"/>
        </table:table-row>
        <table:table-row table:style-name="ro2">
          <table:table-cell office:value-type="string" office:string-value="  &lt;card id=~160e6f11-523e-4371-a9fa-1b606d079e76~ name=~Big Target~&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produce Cannon for a Cannon Attack. If the Ship targeted by the Cannon Attack has a crew maximum greater than 9, then your crew produces 3 extra Cannon.~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160e6f11-523e-4371-a9fa-1b606d079e76~ name=~Big Target~&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produce Cannon for a Cannon Attack. If the Ship targeted by the Cannon Attack has a crew maximum greater than 9, then your crew produces 3 extra Cannon.~ /&gt;&lt;/card&gt;</text:p>
          </table:table-cell>
          <table:table-cell office:value-type="string" office:string-value=" &lt;Relationship Target=~/cards/SS_bigtarget.jpg~ Id=~C160e6f11-523e-4371-a9fa-1b606d079e76~ Type=~http://schemas.octgn.org/picture~/&gt;" table:formula="of:=CONCATENATE(&quot; &lt;Relationship Target=~/cards/&quot;;[.D12];&quot;.jpg~ Id=~C&quot;;[.C12];&quot;~ Type=~http://schemas.octgn.org/picture~/&gt;&quot;)" table:style-name="ce1">
            <text:p><text:s/>&lt;Relationship Target=~/cards/SS_bigtarget.jpg~ Id=~C160e6f11-523e-4371-a9fa-1b606d079e76~ Type=~http://schemas.octgn.org/picture~/&gt;</text:p>
          </table:table-cell>
          <table:table-cell office:value-type="string" table:style-name="ce1">
            <text:p>160e6f11-523e-4371-a9fa-1b606d079e76</text:p>
          </table:table-cell>
          <table:table-cell office:value-type="string" table:style-name="ce1">
            <text:p>SS_bigtarget</text:p>
          </table:table-cell>
          <table:table-cell office:value-type="string" table:style-name="ce1">
            <text:p>Big Target</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tacking a crew to produce Cannon for a Cannon Attack. If the Ship targeted by the Cannon Attack has a crew maximum greater than 9, then your crew produces 3 extra Cannon.</text:p>
          </table:table-cell>
          <table:table-cell table:number-columns-repeated="16361"/>
        </table:table-row>
        <table:table-row table:style-name="ro2">
          <table:table-cell office:value-type="string" office:string-value="  &lt;card id=~9ce36a48-64d0-4f8e-a80f-f5bd9195ee49~ name=~By the Gods...~&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Oath Enters play tacked. While it's Sea Attachment, it's Unique and your Captain's Skills are reduced by 1 (min. 1). If you complete an Artifact Adventure while it's untacked, it becomes a Captain Attachment. Your Captain gains +1 to all Skills.~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9ce36a48-64d0-4f8e-a80f-f5bd9195ee49~ name=~By the Gods...~&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Oath Enters play tacked. While it's Sea Attachment, it's Unique and your Captain's Skills are reduced by 1 (min. 1). If you complete an Artifact Adventure while it's untacked, it becomes a Captain Attachment. Your Captain gains +1 to all Skills.~ /&gt;&lt;/card&gt;</text:p>
          </table:table-cell>
          <table:table-cell office:value-type="string" office:string-value=" &lt;Relationship Target=~/cards/SS_BytheGods.jpg~ Id=~C9ce36a48-64d0-4f8e-a80f-f5bd9195ee49~ Type=~http://schemas.octgn.org/picture~/&gt;" table:formula="of:=CONCATENATE(&quot; &lt;Relationship Target=~/cards/&quot;;[.D13];&quot;.jpg~ Id=~C&quot;;[.C13];&quot;~ Type=~http://schemas.octgn.org/picture~/&gt;&quot;)" table:style-name="ce1">
            <text:p><text:s/>&lt;Relationship Target=~/cards/SS_BytheGods.jpg~ Id=~C9ce36a48-64d0-4f8e-a80f-f5bd9195ee49~ Type=~http://schemas.octgn.org/picture~/&gt;</text:p>
          </table:table-cell>
          <table:table-cell office:value-type="string" table:style-name="ce1">
            <text:p>9ce36a48-64d0-4f8e-a80f-f5bd9195ee49</text:p>
          </table:table-cell>
          <table:table-cell office:value-type="string" table:style-name="ce1">
            <text:p>SS_BytheGods</text:p>
          </table:table-cell>
          <table:table-cell office:value-type="string" table:style-name="ce1">
            <text:p>By the Gods...</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 Oath Enters play tacked. While it's Sea Attachment, it's Unique and your Captain's Skills are reduced by 1 (min. 1). If you complete an Artifact Adventure while it's untacked, it becomes a Captain Attachment. Your Captain gains +1 to all Skills.</text:p>
          </table:table-cell>
          <table:table-cell table:number-columns-repeated="16361"/>
        </table:table-row>
        <table:table-row table:style-name="ro2">
          <table:table-cell office:value-type="string" office:string-value="  &lt;card id=~8918173b-495e-4525-9b04-33807ad5a1c3~ name=~Cafe of Broken Dreams~&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discard this card by discarding one of their crew as an action. Act: Name one skill and tack this card. All crew in this Sea have that skill reduced by 1 until the end of the turn (minimum 0, minimum 1 for Swashbuckling)~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8918173b-495e-4525-9b04-33807ad5a1c3~ name=~Cafe of Broken Dreams~&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discard this card by discarding one of their crew as an action. Act: Name one skill and tack this card. All crew in this Sea have that skill reduced by 1 until the end of the turn (minimum 0, minimum 1 for Swashbuckling)~ /&gt;&lt;/card&gt;</text:p>
          </table:table-cell>
          <table:table-cell office:value-type="string" office:string-value=" &lt;Relationship Target=~/cards/SS_cafeofbrokendreams.jpg~ Id=~C8918173b-495e-4525-9b04-33807ad5a1c3~ Type=~http://schemas.octgn.org/picture~/&gt;" table:formula="of:=CONCATENATE(&quot; &lt;Relationship Target=~/cards/&quot;;[.D14];&quot;.jpg~ Id=~C&quot;;[.C14];&quot;~ Type=~http://schemas.octgn.org/picture~/&gt;&quot;)" table:style-name="ce1">
            <text:p><text:s/>&lt;Relationship Target=~/cards/SS_cafeofbrokendreams.jpg~ Id=~C8918173b-495e-4525-9b04-33807ad5a1c3~ Type=~http://schemas.octgn.org/picture~/&gt;</text:p>
          </table:table-cell>
          <table:table-cell office:value-type="string" table:style-name="ce1">
            <text:p>8918173b-495e-4525-9b04-33807ad5a1c3</text:p>
          </table:table-cell>
          <table:table-cell office:value-type="string" table:style-name="ce1">
            <text:p>SS_cafeofbrokendreams</text:p>
          </table:table-cell>
          <table:table-cell office:value-type="string" table:style-name="ce1">
            <text:p>Cafe of Broken Dreams</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Any player in this Sea may discard this card by discarding one of their crew as an action. Act: Name one skill and tack this card. All crew in this Sea have that skill reduced by 1 until the end of the turn (minimum 0, minimum 1 for Swashbuckling)</text:p>
          </table:table-cell>
          <table:table-cell table:number-columns-repeated="16361"/>
        </table:table-row>
        <table:table-row table:style-name="ro2">
          <table:table-cell office:value-type="string" office:string-value="  &lt;card id=~0641655b-ccb9-4443-b8d6-509ddca9e30f~ name=~Call to Duty~&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roducing Swashbuckling. Tack one of your crew to produce Swashbuckling equal to that crew's Adventuring plus Swashbuckling.~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0641655b-ccb9-4443-b8d6-509ddca9e30f~ name=~Call to Duty~&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roducing Swashbuckling. Tack one of your crew to produce Swashbuckling equal to that crew's Adventuring plus Swashbuckling.~ /&gt;&lt;/card&gt;</text:p>
          </table:table-cell>
          <table:table-cell office:value-type="string" office:string-value=" &lt;Relationship Target=~/cards/SS_calltoduty.jpg~ Id=~C0641655b-ccb9-4443-b8d6-509ddca9e30f~ Type=~http://schemas.octgn.org/picture~/&gt;" table:formula="of:=CONCATENATE(&quot; &lt;Relationship Target=~/cards/&quot;;[.D15];&quot;.jpg~ Id=~C&quot;;[.C15];&quot;~ Type=~http://schemas.octgn.org/picture~/&gt;&quot;)" table:style-name="ce1">
            <text:p><text:s/>&lt;Relationship Target=~/cards/SS_calltoduty.jpg~ Id=~C0641655b-ccb9-4443-b8d6-509ddca9e30f~ Type=~http://schemas.octgn.org/picture~/&gt;</text:p>
          </table:table-cell>
          <table:table-cell office:value-type="string" table:style-name="ce1">
            <text:p>0641655b-ccb9-4443-b8d6-509ddca9e30f</text:p>
          </table:table-cell>
          <table:table-cell office:value-type="string" table:style-name="ce1">
            <text:p>SS_calltoduty</text:p>
          </table:table-cell>
          <table:table-cell office:value-type="string" table:style-name="ce1">
            <text:p>Call to Duty</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this card when you are producing Swashbuckling. Tack one of your crew to produce Swashbuckling equal to that crew's Adventuring plus Swashbuckling.</text:p>
          </table:table-cell>
          <table:table-cell table:number-columns-repeated="16361"/>
        </table:table-row>
        <table:table-row table:style-name="ro2">
          <table:table-cell office:value-type="string" office:string-value="  &lt;card id=~b6627be5-9345-4b6e-acaa-afec1b2c7aaf~ name=~Cannons of La Bucca~&gt;&lt;property name=~Rarity~ value=~U~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Port Any player in this Sea may sink Cannons of La Bucca by tacking 9 Cannon as an action. Act: Tack Cannons of la Bucca and target a Ship in this Sea. Inflict a 6 hit Cannon Attack on that Ship.~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b6627be5-9345-4b6e-acaa-afec1b2c7aaf~ name=~Cannons of La Bucca~&gt;&lt;property name=~Rarity~ value=~U~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Port Any player in this Sea may sink Cannons of La Bucca by tacking 9 Cannon as an action. Act: Tack Cannons of la Bucca and target a Ship in this Sea. Inflict a 6 hit Cannon Attack on that Ship.~ /&gt;&lt;/card&gt;</text:p>
          </table:table-cell>
          <table:table-cell office:value-type="string" office:string-value=" &lt;Relationship Target=~/cards/SS_cannonsoflabucca.jpg~ Id=~Cb6627be5-9345-4b6e-acaa-afec1b2c7aaf~ Type=~http://schemas.octgn.org/picture~/&gt;" table:formula="of:=CONCATENATE(&quot; &lt;Relationship Target=~/cards/&quot;;[.D16];&quot;.jpg~ Id=~C&quot;;[.C16];&quot;~ Type=~http://schemas.octgn.org/picture~/&gt;&quot;)" table:style-name="ce1">
            <text:p><text:s/>&lt;Relationship Target=~/cards/SS_cannonsoflabucca.jpg~ Id=~Cb6627be5-9345-4b6e-acaa-afec1b2c7aaf~ Type=~http://schemas.octgn.org/picture~/&gt;</text:p>
          </table:table-cell>
          <table:table-cell office:value-type="string" table:style-name="ce1">
            <text:p>b6627be5-9345-4b6e-acaa-afec1b2c7aaf</text:p>
          </table:table-cell>
          <table:table-cell office:value-type="string" table:style-name="ce1">
            <text:p>SS_cannonsoflabucca</text:p>
          </table:table-cell>
          <table:table-cell office:value-type="string" table:style-name="ce1">
            <text:p>Cannons of La Bucca</text:p>
          </table:table-cell>
          <table:table-cell office:value-type="string" table:style-name="ce1">
            <text:p>U</text:p>
          </table:table-cell>
          <table:table-cell office:value-type="string" table:style-name="ce1">
            <text:p>attachments</text:p>
          </table:table-cell>
          <table:table-cell office:value-type="float" office:value="5" table:style-name="ce1">
            <text:p>5</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a Boca Attachment • Port Any player in this Sea may sink Cannons of La Bucca by tacking 9 Cannon as an action. Act: Tack Cannons of la Bucca and target a Ship in this Sea. Inflict a 6 hit Cannon Attack on that Ship.</text:p>
          </table:table-cell>
          <table:table-cell table:number-columns-repeated="16361"/>
        </table:table-row>
        <table:table-row table:style-name="ro2">
          <table:table-cell office:value-type="string" office:string-value="  &lt;card id=~9742230f-de5a-409b-8854-851fa165385b~ name=~Celedoine~&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Experienced • Unique • Loyal • First Mate • Glamour 2 React: Tack Celedoine when you are suffering hits. Reduce the Hits suffered to 0.~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9742230f-de5a-409b-8854-851fa165385b~ name=~Celedoine~&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3~ /&gt;&lt;property name=~Swashbuckling~ value=~1~ /&gt;&lt;property name=~Crew Max.~ value=~~ /&gt;&lt;property name=~Move Cost~ value=~~ /&gt;&lt;property name=~Faction~ value=~Sea Dogs~ /&gt;&lt;property name=~Text~ value=~Experienced • Unique • Loyal • First Mate • Glamour 2 React: Tack Celedoine when you are suffering hits. Reduce the Hits suffered to 0.~ /&gt;&lt;/card&gt;</text:p>
          </table:table-cell>
          <table:table-cell office:value-type="string" office:string-value=" &lt;Relationship Target=~/cards/SS_celedoinex.jpg~ Id=~C9742230f-de5a-409b-8854-851fa165385b~ Type=~http://schemas.octgn.org/picture~/&gt;" table:formula="of:=CONCATENATE(&quot; &lt;Relationship Target=~/cards/&quot;;[.D17];&quot;.jpg~ Id=~C&quot;;[.C17];&quot;~ Type=~http://schemas.octgn.org/picture~/&gt;&quot;)" table:style-name="ce1">
            <text:p><text:s/>&lt;Relationship Target=~/cards/SS_celedoinex.jpg~ Id=~C9742230f-de5a-409b-8854-851fa165385b~ Type=~http://schemas.octgn.org/picture~/&gt;</text:p>
          </table:table-cell>
          <table:table-cell office:value-type="string" table:style-name="ce1">
            <text:p>9742230f-de5a-409b-8854-851fa165385b</text:p>
          </table:table-cell>
          <table:table-cell office:value-type="string" table:style-name="ce1">
            <text:p>SS_celedoinex</text:p>
          </table:table-cell>
          <table:table-cell office:value-type="string" table:style-name="ce1">
            <text:p>Celedoine</text:p>
          </table:table-cell>
          <table:table-cell office:value-type="string" table:style-name="ce1">
            <text:p>F</text:p>
          </table:table-cell>
          <table:table-cell office:value-type="string" table:style-name="ce1">
            <text:p>crew</text:p>
          </table:table-cell>
          <table:table-cell office:value-type="float" office:value="9" table:style-name="ce1">
            <text:p>9</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Experienced • Unique • Loyal • First Mate • Glamour 2 React: Tack Celedoine when you are suffering hits. Reduce the Hits suffered to 0.</text:p>
          </table:table-cell>
          <table:table-cell table:number-columns-repeated="16361"/>
        </table:table-row>
        <table:table-row table:style-name="ro2">
          <table:table-cell office:value-type="string" office:string-value="  &lt;card id=~ac94946f-73d8-4821-a3bc-e98d49adb6bc~ name=~Cheap Cannon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this card when this crew is producing Cannon. This crew produces 3 extra Cannon.~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ac94946f-73d8-4821-a3bc-e98d49adb6bc~ name=~Cheap Cannon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this card when this crew is producing Cannon. This crew produces 3 extra Cannon.~ /&gt;&lt;/card&gt;</text:p>
          </table:table-cell>
          <table:table-cell office:value-type="string" office:string-value=" &lt;Relationship Target=~/cards/SS_cheapcannons.jpg~ Id=~Cac94946f-73d8-4821-a3bc-e98d49adb6bc~ Type=~http://schemas.octgn.org/picture~/&gt;" table:formula="of:=CONCATENATE(&quot; &lt;Relationship Target=~/cards/&quot;;[.D18];&quot;.jpg~ Id=~C&quot;;[.C18];&quot;~ Type=~http://schemas.octgn.org/picture~/&gt;&quot;)" table:style-name="ce1">
            <text:p><text:s/>&lt;Relationship Target=~/cards/SS_cheapcannons.jpg~ Id=~Cac94946f-73d8-4821-a3bc-e98d49adb6bc~ Type=~http://schemas.octgn.org/picture~/&gt;</text:p>
          </table:table-cell>
          <table:table-cell office:value-type="string" table:style-name="ce1">
            <text:p>ac94946f-73d8-4821-a3bc-e98d49adb6bc</text:p>
          </table:table-cell>
          <table:table-cell office:value-type="string" table:style-name="ce1">
            <text:p>SS_cheapcannons</text:p>
          </table:table-cell>
          <table:table-cell office:value-type="string" table:style-name="ce1">
            <text:p>Cheap Cannons</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 Cheap Discard this card when this crew is producing Cannon. This crew produces 3 extra Cannon.</text:p>
          </table:table-cell>
          <table:table-cell table:number-columns-repeated="16361"/>
        </table:table-row>
        <table:table-row table:style-name="ro2">
          <table:table-cell office:value-type="string" office:string-value="  &lt;card id=~56dc880b-cdf1-4c26-9f9d-15a2fa07274f~ name=~Cheap Gunpowder~&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crew to produce Cannon for an action. That crew produces 2 extra Cannon. immediatly after the resolution of the action, your Ship suffers 2 Hits.~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56dc880b-cdf1-4c26-9f9d-15a2fa07274f~ name=~Cheap Gunpowder~&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a crew to produce Cannon for an action. That crew produces 2 extra Cannon. immediatly after the resolution of the action, your Ship suffers 2 Hits.~ /&gt;&lt;/card&gt;</text:p>
          </table:table-cell>
          <table:table-cell office:value-type="string" office:string-value=" &lt;Relationship Target=~/cards/SS_cheapgunpowder.jpg~ Id=~C56dc880b-cdf1-4c26-9f9d-15a2fa07274f~ Type=~http://schemas.octgn.org/picture~/&gt;" table:formula="of:=CONCATENATE(&quot; &lt;Relationship Target=~/cards/&quot;;[.D19];&quot;.jpg~ Id=~C&quot;;[.C19];&quot;~ Type=~http://schemas.octgn.org/picture~/&gt;&quot;)" table:style-name="ce1">
            <text:p><text:s/>&lt;Relationship Target=~/cards/SS_cheapgunpowder.jpg~ Id=~C56dc880b-cdf1-4c26-9f9d-15a2fa07274f~ Type=~http://schemas.octgn.org/picture~/&gt;</text:p>
          </table:table-cell>
          <table:table-cell office:value-type="string" table:style-name="ce1">
            <text:p>56dc880b-cdf1-4c26-9f9d-15a2fa07274f</text:p>
          </table:table-cell>
          <table:table-cell office:value-type="string" table:style-name="ce1">
            <text:p>SS_cheapgunpowder</text:p>
          </table:table-cell>
          <table:table-cell office:value-type="string" table:style-name="ce1">
            <text:p>Cheap Gunpowder</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tacking a crew to produce Cannon for an action. That crew produces 2 extra Cannon. immediatly after the resolution of the action, your Ship suffers 2 Hits.</text:p>
          </table:table-cell>
          <table:table-cell table:number-columns-repeated="16361"/>
        </table:table-row>
        <table:table-row table:style-name="ro2">
          <table:table-cell office:value-type="string" office:string-value="  &lt;card id=~374bc137-d6e0-4718-b907-c7588e376cd3~ name=~Clear Skies~&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Laerdom cards in play. Tack those cards.~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374bc137-d6e0-4718-b907-c7588e376cd3~ name=~Clear Skies~&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Laerdom cards in play. Tack those cards.~ /&gt;&lt;/card&gt;</text:p>
          </table:table-cell>
          <table:table-cell office:value-type="string" office:string-value=" &lt;Relationship Target=~/cards/SS_clearskies.jpg~ Id=~C374bc137-d6e0-4718-b907-c7588e376cd3~ Type=~http://schemas.octgn.org/picture~/&gt;" table:formula="of:=CONCATENATE(&quot; &lt;Relationship Target=~/cards/&quot;;[.D20];&quot;.jpg~ Id=~C&quot;;[.C20];&quot;~ Type=~http://schemas.octgn.org/picture~/&gt;&quot;)" table:style-name="ce1">
            <text:p><text:s/>&lt;Relationship Target=~/cards/SS_clearskies.jpg~ Id=~C374bc137-d6e0-4718-b907-c7588e376cd3~ Type=~http://schemas.octgn.org/picture~/&gt;</text:p>
          </table:table-cell>
          <table:table-cell office:value-type="string" table:style-name="ce1">
            <text:p>374bc137-d6e0-4718-b907-c7588e376cd3</text:p>
          </table:table-cell>
          <table:table-cell office:value-type="string" table:style-name="ce1">
            <text:p>SS_clearskies</text:p>
          </table:table-cell>
          <table:table-cell office:value-type="string" table:style-name="ce1">
            <text:p>Clear Skies</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ll Laerdom cards in play. Tack those cards.</text:p>
          </table:table-cell>
          <table:table-cell table:number-columns-repeated="16361"/>
        </table:table-row>
        <table:table-row table:style-name="ro2">
          <table:table-cell office:value-type="string" office:string-value="  &lt;card id=~2d20bcc0-d318-46bc-81a7-6162b604660e~ name=~Clear the De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before you push a crew forward for a Boarding Attack. Discard all cards in play which were used instead of performing a Boarding Attack.~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2d20bcc0-d318-46bc-81a7-6162b604660e~ name=~Clear the De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before you push a crew forward for a Boarding Attack. Discard all cards in play which were used instead of performing a Boarding Attack.~ /&gt;&lt;/card&gt;</text:p>
          </table:table-cell>
          <table:table-cell office:value-type="string" office:string-value=" &lt;Relationship Target=~/cards/SS_clearthedecks.jpg~ Id=~C2d20bcc0-d318-46bc-81a7-6162b604660e~ Type=~http://schemas.octgn.org/picture~/&gt;" table:formula="of:=CONCATENATE(&quot; &lt;Relationship Target=~/cards/&quot;;[.D21];&quot;.jpg~ Id=~C&quot;;[.C21];&quot;~ Type=~http://schemas.octgn.org/picture~/&gt;&quot;)" table:style-name="ce1">
            <text:p><text:s/>&lt;Relationship Target=~/cards/SS_clearthedecks.jpg~ Id=~C2d20bcc0-d318-46bc-81a7-6162b604660e~ Type=~http://schemas.octgn.org/picture~/&gt;</text:p>
          </table:table-cell>
          <table:table-cell office:value-type="string" table:style-name="ce1">
            <text:p>2d20bcc0-d318-46bc-81a7-6162b604660e</text:p>
          </table:table-cell>
          <table:table-cell office:value-type="string" table:style-name="ce1">
            <text:p>SS_clearthedecks</text:p>
          </table:table-cell>
          <table:table-cell office:value-type="string" table:style-name="ce1">
            <text:p>Clear the Deck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before you push a crew forward for a Boarding Attack. Discard all cards in play which were used instead of performing a Boarding Attack.</text:p>
          </table:table-cell>
          <table:table-cell table:number-columns-repeated="16361"/>
        </table:table-row>
        <table:table-row table:style-name="ro2">
          <table:table-cell office:value-type="string" office:string-value="  &lt;card id=~d4ab979b-1add-49ff-9fe5-f77dd1e7c7f4~ name=~Confusion on De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uses a card instead of performing a Boarding Attack. Cancel the effects of that card.~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d4ab979b-1add-49ff-9fe5-f77dd1e7c7f4~ name=~Confusion on Deck~&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uses a card instead of performing a Boarding Attack. Cancel the effects of that card.~ /&gt;&lt;/card&gt;</text:p>
          </table:table-cell>
          <table:table-cell office:value-type="string" office:string-value=" &lt;Relationship Target=~/cards/SS_confusionondeck.jpg~ Id=~Cd4ab979b-1add-49ff-9fe5-f77dd1e7c7f4~ Type=~http://schemas.octgn.org/picture~/&gt;" table:formula="of:=CONCATENATE(&quot; &lt;Relationship Target=~/cards/&quot;;[.D22];&quot;.jpg~ Id=~C&quot;;[.C22];&quot;~ Type=~http://schemas.octgn.org/picture~/&gt;&quot;)" table:style-name="ce1">
            <text:p><text:s/>&lt;Relationship Target=~/cards/SS_confusionondeck.jpg~ Id=~Cd4ab979b-1add-49ff-9fe5-f77dd1e7c7f4~ Type=~http://schemas.octgn.org/picture~/&gt;</text:p>
          </table:table-cell>
          <table:table-cell office:value-type="string" table:style-name="ce1">
            <text:p>d4ab979b-1add-49ff-9fe5-f77dd1e7c7f4</text:p>
          </table:table-cell>
          <table:table-cell office:value-type="string" table:style-name="ce1">
            <text:p>SS_confusionondeck</text:p>
          </table:table-cell>
          <table:table-cell office:value-type="string" table:style-name="ce1">
            <text:p>Confusion on Deck</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r opponent in a Boarding uses a card instead of performing a Boarding Attack. Cancel the effects of that card.</text:p>
          </table:table-cell>
          <table:table-cell table:number-columns-repeated="16361"/>
        </table:table-row>
        <table:table-row table:style-name="ro2">
          <table:table-cell office:value-type="string" office:string-value="  &lt;card id=~91e81e4a-3349-48d6-911e-cf299c3f3598~ name=~Dark Dream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Discard 2 cards from your hand to produce 2 Adventuring.~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91e81e4a-3349-48d6-911e-cf299c3f3598~ name=~Dark Dream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Discard 2 cards from your hand to produce 2 Adventuring.~ /&gt;&lt;/card&gt;</text:p>
          </table:table-cell>
          <table:table-cell office:value-type="string" office:string-value=" &lt;Relationship Target=~/cards/SS_darkdreams.jpg~ Id=~C91e81e4a-3349-48d6-911e-cf299c3f3598~ Type=~http://schemas.octgn.org/picture~/&gt;" table:formula="of:=CONCATENATE(&quot; &lt;Relationship Target=~/cards/&quot;;[.D23];&quot;.jpg~ Id=~C&quot;;[.C23];&quot;~ Type=~http://schemas.octgn.org/picture~/&gt;&quot;)" table:style-name="ce1">
            <text:p><text:s/>&lt;Relationship Target=~/cards/SS_darkdreams.jpg~ Id=~C91e81e4a-3349-48d6-911e-cf299c3f3598~ Type=~http://schemas.octgn.org/picture~/&gt;</text:p>
          </table:table-cell>
          <table:table-cell office:value-type="string" table:style-name="ce1">
            <text:p>91e81e4a-3349-48d6-911e-cf299c3f3598</text:p>
          </table:table-cell>
          <table:table-cell office:value-type="string" table:style-name="ce1">
            <text:p>SS_darkdreams</text:p>
          </table:table-cell>
          <table:table-cell office:value-type="string" table:style-name="ce1">
            <text:p>Dark Dream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paying an Adventuring cost. Discard 2 cards from your hand to produce 2 Adventuring.</text:p>
          </table:table-cell>
          <table:table-cell table:number-columns-repeated="16361"/>
        </table:table-row>
        <table:table-row table:style-name="ro2">
          <table:table-cell office:value-type="string" office:string-value="  &lt;card id=~b346c5b8-c1d6-4809-b2c0-9005958a326d~ name=~Dashing Duel~&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and one untacked crew with two or more attachments (except a Captain) on another ship. Draw 1 card. Play a card from your hand as a Boarding Attack to begin a Duel between the two crew.~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b346c5b8-c1d6-4809-b2c0-9005958a326d~ name=~Dashing Duel~&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and one untacked crew with two or more attachments (except a Captain) on another ship. Draw 1 card. Play a card from your hand as a Boarding Attack to begin a Duel between the two crew.~ /&gt;&lt;/card&gt;</text:p>
          </table:table-cell>
          <table:table-cell office:value-type="string" office:string-value=" &lt;Relationship Target=~/cards/SS_dashingduel.jpg~ Id=~Cb346c5b8-c1d6-4809-b2c0-9005958a326d~ Type=~http://schemas.octgn.org/picture~/&gt;" table:formula="of:=CONCATENATE(&quot; &lt;Relationship Target=~/cards/&quot;;[.D24];&quot;.jpg~ Id=~C&quot;;[.C24];&quot;~ Type=~http://schemas.octgn.org/picture~/&gt;&quot;)" table:style-name="ce1">
            <text:p><text:s/>&lt;Relationship Target=~/cards/SS_dashingduel.jpg~ Id=~Cb346c5b8-c1d6-4809-b2c0-9005958a326d~ Type=~http://schemas.octgn.org/picture~/&gt;</text:p>
          </table:table-cell>
          <table:table-cell office:value-type="string" table:style-name="ce1">
            <text:p>b346c5b8-c1d6-4809-b2c0-9005958a326d</text:p>
          </table:table-cell>
          <table:table-cell office:value-type="string" table:style-name="ce1">
            <text:p>SS_dashingduel</text:p>
          </table:table-cell>
          <table:table-cell office:value-type="string" table:style-name="ce1">
            <text:p>Dashing Duel</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one of your Heroic crew, and one untacked crew with two or more attachments (except a Captain) on another ship. Draw 1 card. Play a card from your hand as a Boarding Attack to begin a Duel between the two crew.</text:p>
          </table:table-cell>
          <table:table-cell table:number-columns-repeated="16361"/>
        </table:table-row>
        <table:table-row table:style-name="ro2">
          <table:table-cell office:value-type="string" office:string-value="  &lt;card id=~03ad3009-4307-4846-9bd9-8a58d445606e~ name=~Destiny's Touch~&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all of your crew are tacked. React: Play this card and discard one crew card from your hand when suffering Hits. Reduce the Hits suffered to 0.~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03ad3009-4307-4846-9bd9-8a58d445606e~ name=~Destiny's Touch~&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all of your crew are tacked. React: Play this card and discard one crew card from your hand when suffering Hits. Reduce the Hits suffered to 0.~ /&gt;&lt;/card&gt;</text:p>
          </table:table-cell>
          <table:table-cell office:value-type="string" office:string-value=" &lt;Relationship Target=~/cards/SS_destinystouch.jpg~ Id=~C03ad3009-4307-4846-9bd9-8a58d445606e~ Type=~http://schemas.octgn.org/picture~/&gt;" table:formula="of:=CONCATENATE(&quot; &lt;Relationship Target=~/cards/&quot;;[.D25];&quot;.jpg~ Id=~C&quot;;[.C25];&quot;~ Type=~http://schemas.octgn.org/picture~/&gt;&quot;)" table:style-name="ce1">
            <text:p><text:s/>&lt;Relationship Target=~/cards/SS_destinystouch.jpg~ Id=~C03ad3009-4307-4846-9bd9-8a58d445606e~ Type=~http://schemas.octgn.org/picture~/&gt;</text:p>
          </table:table-cell>
          <table:table-cell office:value-type="string" table:style-name="ce1">
            <text:p>03ad3009-4307-4846-9bd9-8a58d445606e</text:p>
          </table:table-cell>
          <table:table-cell office:value-type="string" table:style-name="ce1">
            <text:p>SS_destinystouch</text:p>
          </table:table-cell>
          <table:table-cell office:value-type="string" table:style-name="ce1">
            <text:p>Destiny's Touch</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all of your crew are tacked. React: Play this card and discard one crew card from your hand when suffering Hits. Reduce the Hits suffered to 0.</text:p>
          </table:table-cell>
          <table:table-cell table:number-columns-repeated="16361"/>
        </table:table-row>
        <table:table-row table:style-name="ro2">
          <table:table-cell office:value-type="string" office:string-value="  &lt;card id=~f3474650-3393-445e-94cc-e005873dd4ba~ name=~Diplomatic Envoy~&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 Unique Play only if you have a Heroic Captain. Name a Sea when attaching it. It counts as 2 crew in the Ship it is attached to. The Captain of that Ship gains +1 Influence while this card is attached. Sink it when that Ship enters the named Sea.~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f3474650-3393-445e-94cc-e005873dd4ba~ name=~Diplomatic Envoy~&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 Unique Play only if you have a Heroic Captain. Name a Sea when attaching it. It counts as 2 crew in the Ship it is attached to. The Captain of that Ship gains +1 Influence while this card is attached. Sink it when that Ship enters the named Sea.~ /&gt;&lt;/card&gt;</text:p>
          </table:table-cell>
          <table:table-cell office:value-type="string" office:string-value=" &lt;Relationship Target=~/cards/SS_DiplomaticEnvoy.jpg~ Id=~Cf3474650-3393-445e-94cc-e005873dd4ba~ Type=~http://schemas.octgn.org/picture~/&gt;" table:formula="of:=CONCATENATE(&quot; &lt;Relationship Target=~/cards/&quot;;[.D26];&quot;.jpg~ Id=~C&quot;;[.C26];&quot;~ Type=~http://schemas.octgn.org/picture~/&gt;&quot;)" table:style-name="ce1">
            <text:p><text:s/>&lt;Relationship Target=~/cards/SS_DiplomaticEnvoy.jpg~ Id=~Cf3474650-3393-445e-94cc-e005873dd4ba~ Type=~http://schemas.octgn.org/picture~/&gt;</text:p>
          </table:table-cell>
          <table:table-cell office:value-type="string" table:style-name="ce1">
            <text:p>f3474650-3393-445e-94cc-e005873dd4ba</text:p>
          </table:table-cell>
          <table:table-cell office:value-type="string" table:style-name="ce1">
            <text:p>SS_DiplomaticEnvoy</text:p>
          </table:table-cell>
          <table:table-cell office:value-type="string" table:style-name="ce1">
            <text:p>Diplomatic Envoy</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Opponent's Ship Attachment • Unique Play only if you have a Heroic Captain. Name a Sea when attaching it. It counts as 2 crew in the Ship it is attached to. The Captain of that Ship gains +1 Influence while this card is attached. Sink it when that Ship enters the named Sea.</text:p>
          </table:table-cell>
          <table:table-cell table:number-columns-repeated="16361"/>
        </table:table-row>
        <table:table-row table:style-name="ro2">
          <table:table-cell office:value-type="string" office:string-value="  &lt;card id=~00d098a2-a112-493e-98cf-dfc0f55afd13~ name=~Disguised Ship~&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 the remainder of the turn, other players may not perform actions which react to your Ship entering their Sea.~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00d098a2-a112-493e-98cf-dfc0f55afd13~ name=~Disguised Ship~&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 the remainder of the turn, other players may not perform actions which react to your Ship entering their Sea.~ /&gt;&lt;/card&gt;</text:p>
          </table:table-cell>
          <table:table-cell office:value-type="string" office:string-value=" &lt;Relationship Target=~/cards/SS_disguisedship.jpg~ Id=~C00d098a2-a112-493e-98cf-dfc0f55afd13~ Type=~http://schemas.octgn.org/picture~/&gt;" table:formula="of:=CONCATENATE(&quot; &lt;Relationship Target=~/cards/&quot;;[.D27];&quot;.jpg~ Id=~C&quot;;[.C27];&quot;~ Type=~http://schemas.octgn.org/picture~/&gt;&quot;)" table:style-name="ce1">
            <text:p><text:s/>&lt;Relationship Target=~/cards/SS_disguisedship.jpg~ Id=~C00d098a2-a112-493e-98cf-dfc0f55afd13~ Type=~http://schemas.octgn.org/picture~/&gt;</text:p>
          </table:table-cell>
          <table:table-cell office:value-type="string" table:style-name="ce1">
            <text:p>00d098a2-a112-493e-98cf-dfc0f55afd13</text:p>
          </table:table-cell>
          <table:table-cell office:value-type="string" table:style-name="ce1">
            <text:p>SS_disguisedship</text:p>
          </table:table-cell>
          <table:table-cell office:value-type="string" table:style-name="ce1">
            <text:p>Disguised Ship</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For the remainder of the turn, other players may not perform actions which react to your Ship entering their Sea.</text:p>
          </table:table-cell>
          <table:table-cell table:number-columns-repeated="16361"/>
        </table:table-row>
        <table:table-row table:style-name="ro2">
          <table:table-cell office:value-type="string" office:string-value="  &lt;card id=~96bcf029-9629-4e32-b8ee-526bcc01c859~ name=~Don't Make Me Ask Again~&gt;&lt;property name=~Rarity~ value=~R~ /&gt;&lt;property name=~Type~ value=~actions~ /&gt;&lt;property name=~Cost~ value=~3~ /&gt;&lt;property name=~Cost Type~ value=~Sw~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Get up to 2 Illegal adventures from your deck, show them to your opponents, and place them in your hand. Shuffle your deck.~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96bcf029-9629-4e32-b8ee-526bcc01c859~ name=~Don't Make Me Ask Again~&gt;&lt;property name=~Rarity~ value=~R~ /&gt;&lt;property name=~Type~ value=~actions~ /&gt;&lt;property name=~Cost~ value=~3~ /&gt;&lt;property name=~Cost Type~ value=~Sw~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Get up to 2 Illegal adventures from your deck, show them to your opponents, and place them in your hand. Shuffle your deck.~ /&gt;&lt;/card&gt;</text:p>
          </table:table-cell>
          <table:table-cell office:value-type="string" office:string-value=" &lt;Relationship Target=~/cards/SS_DontMakeMeAskAgain.jpg~ Id=~C96bcf029-9629-4e32-b8ee-526bcc01c859~ Type=~http://schemas.octgn.org/picture~/&gt;" table:formula="of:=CONCATENATE(&quot; &lt;Relationship Target=~/cards/&quot;;[.D28];&quot;.jpg~ Id=~C&quot;;[.C28];&quot;~ Type=~http://schemas.octgn.org/picture~/&gt;&quot;)" table:style-name="ce1">
            <text:p><text:s/>&lt;Relationship Target=~/cards/SS_DontMakeMeAskAgain.jpg~ Id=~C96bcf029-9629-4e32-b8ee-526bcc01c859~ Type=~http://schemas.octgn.org/picture~/&gt;</text:p>
          </table:table-cell>
          <table:table-cell office:value-type="string" table:style-name="ce1">
            <text:p>96bcf029-9629-4e32-b8ee-526bcc01c859</text:p>
          </table:table-cell>
          <table:table-cell office:value-type="string" table:style-name="ce1">
            <text:p>SS_DontMakeMeAskAgain</text:p>
          </table:table-cell>
          <table:table-cell office:value-type="string" table:style-name="ce1">
            <text:p>Don't Make Me Ask Again</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Sw</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Villainous Captain. Get up to 2 Illegal adventures from your deck, show them to your opponents, and place them in your hand. Shuffle your deck.</text:p>
          </table:table-cell>
          <table:table-cell table:number-columns-repeated="16361"/>
        </table:table-row>
        <table:table-row table:style-name="ro2">
          <table:table-cell office:value-type="string" office:string-value="  &lt;card id=~d1d53e61-82b2-44d8-b495-f0f90d9c6d36~ name=~Double the Rum Ration~&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ach of your crew, except your Captain, gains +1 Swashbuckling and loses 1 from each of their other four skills (minimum 0) until the end of the turn.~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d1d53e61-82b2-44d8-b495-f0f90d9c6d36~ name=~Double the Rum Ration~&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ach of your crew, except your Captain, gains +1 Swashbuckling and loses 1 from each of their other four skills (minimum 0) until the end of the turn.~ /&gt;&lt;/card&gt;</text:p>
          </table:table-cell>
          <table:table-cell office:value-type="string" office:string-value=" &lt;Relationship Target=~/cards/SS_DoubletheRumRation.jpg~ Id=~Cd1d53e61-82b2-44d8-b495-f0f90d9c6d36~ Type=~http://schemas.octgn.org/picture~/&gt;" table:formula="of:=CONCATENATE(&quot; &lt;Relationship Target=~/cards/&quot;;[.D29];&quot;.jpg~ Id=~C&quot;;[.C29];&quot;~ Type=~http://schemas.octgn.org/picture~/&gt;&quot;)" table:style-name="ce1">
            <text:p><text:s/>&lt;Relationship Target=~/cards/SS_DoubletheRumRation.jpg~ Id=~Cd1d53e61-82b2-44d8-b495-f0f90d9c6d36~ Type=~http://schemas.octgn.org/picture~/&gt;</text:p>
          </table:table-cell>
          <table:table-cell office:value-type="string" table:style-name="ce1">
            <text:p>d1d53e61-82b2-44d8-b495-f0f90d9c6d36</text:p>
          </table:table-cell>
          <table:table-cell office:value-type="string" table:style-name="ce1">
            <text:p>SS_DoubletheRumRation</text:p>
          </table:table-cell>
          <table:table-cell office:value-type="string" table:style-name="ce1">
            <text:p>Double the Rum Ration</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Each of your crew, except your Captain, gains +1 Swashbuckling and loses 1 from each of their other four skills (minimum 0) until the end of the turn.</text:p>
          </table:table-cell>
          <table:table-cell table:number-columns-repeated="16361"/>
        </table:table-row>
        <table:table-row table:style-name="ro2">
          <table:table-cell office:value-type="string" office:string-value="  &lt;card id=~aace53d0-e545-40d0-ac56-5531e680f0cb~ name=~Down to the Nub~&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discarding or sinking a Cheap Attachment. The Cheap Attachment remains attached.~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aace53d0-e545-40d0-ac56-5531e680f0cb~ name=~Down to the Nub~&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discarding or sinking a Cheap Attachment. The Cheap Attachment remains attached.~ /&gt;&lt;/card&gt;</text:p>
          </table:table-cell>
          <table:table-cell office:value-type="string" office:string-value=" &lt;Relationship Target=~/cards/SS_downtothenub.jpg~ Id=~Caace53d0-e545-40d0-ac56-5531e680f0cb~ Type=~http://schemas.octgn.org/picture~/&gt;" table:formula="of:=CONCATENATE(&quot; &lt;Relationship Target=~/cards/&quot;;[.D30];&quot;.jpg~ Id=~C&quot;;[.C30];&quot;~ Type=~http://schemas.octgn.org/picture~/&gt;&quot;)" table:style-name="ce1">
            <text:p><text:s/>&lt;Relationship Target=~/cards/SS_downtothenub.jpg~ Id=~Caace53d0-e545-40d0-ac56-5531e680f0cb~ Type=~http://schemas.octgn.org/picture~/&gt;</text:p>
          </table:table-cell>
          <table:table-cell office:value-type="string" table:style-name="ce1">
            <text:p>aace53d0-e545-40d0-ac56-5531e680f0cb</text:p>
          </table:table-cell>
          <table:table-cell office:value-type="string" table:style-name="ce1">
            <text:p>SS_downtothenub</text:p>
          </table:table-cell>
          <table:table-cell office:value-type="string" table:style-name="ce1">
            <text:p>Down to the Nub</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discarding or sinking a Cheap Attachment. The Cheap Attachment remains attached.</text:p>
          </table:table-cell>
          <table:table-cell table:number-columns-repeated="16361"/>
        </table:table-row>
        <table:table-row table:style-name="ro2">
          <table:table-cell office:value-type="string" office:string-value="  &lt;card id=~b9ae9091-17c2-49b2-aea1-14cd924b5f16~ name=~Dry Docks~&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 React: Tack this card while your Ship is this Sea and you are paying to discard or sink a Damage Attachment. Dry Docks produces 5 points toward discarding or sinking the Damage Attachment.~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b9ae9091-17c2-49b2-aea1-14cd924b5f16~ name=~Dry Docks~&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Unique React: Tack this card while your Ship is this Sea and you are paying to discard or sink a Damage Attachment. Dry Docks produces 5 points toward discarding or sinking the Damage Attachment.~ /&gt;&lt;/card&gt;</text:p>
          </table:table-cell>
          <table:table-cell office:value-type="string" office:string-value=" &lt;Relationship Target=~/cards/SS_drydocks.jpg~ Id=~Cb9ae9091-17c2-49b2-aea1-14cd924b5f16~ Type=~http://schemas.octgn.org/picture~/&gt;" table:formula="of:=CONCATENATE(&quot; &lt;Relationship Target=~/cards/&quot;;[.D31];&quot;.jpg~ Id=~C&quot;;[.C31];&quot;~ Type=~http://schemas.octgn.org/picture~/&gt;&quot;)" table:style-name="ce1">
            <text:p><text:s/>&lt;Relationship Target=~/cards/SS_drydocks.jpg~ Id=~Cb9ae9091-17c2-49b2-aea1-14cd924b5f16~ Type=~http://schemas.octgn.org/picture~/&gt;</text:p>
          </table:table-cell>
          <table:table-cell office:value-type="string" table:style-name="ce1">
            <text:p>b9ae9091-17c2-49b2-aea1-14cd924b5f16</text:p>
          </table:table-cell>
          <table:table-cell office:value-type="string" table:style-name="ce1">
            <text:p>SS_drydocks</text:p>
          </table:table-cell>
          <table:table-cell office:value-type="string" table:style-name="ce1">
            <text:p>Dry Docks</text:p>
          </table:table-cell>
          <table:table-cell office:value-type="string" table:style-name="ce1">
            <text:p>R</text:p>
          </table:table-cell>
          <table:table-cell office:value-type="string" table:style-name="ce1">
            <text:p>attachment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 Unique React: Tack this card while your Ship is this Sea and you are paying to discard or sink a Damage Attachment. Dry Docks produces 5 points toward discarding or sinking the Damage Attachment.</text:p>
          </table:table-cell>
          <table:table-cell table:number-columns-repeated="16361"/>
        </table:table-row>
        <table:table-row table:style-name="ro2">
          <table:table-cell office:value-type="string" office:string-value="  &lt;card id=~ac5b8419-4233-48c6-93c7-4ff51cc290c3~ name=~Duel with a Castillian~&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3 Adventuring (2 if completed in la Boca). crew Attachment: +1 Swashbuckling. This crew inflicts 3 extra Hits during Boarding Attacks.~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ac5b8419-4233-48c6-93c7-4ff51cc290c3~ name=~Duel with a Castillian~&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3 Adventuring (2 if completed in la Boca). crew Attachment: +1 Swashbuckling. This crew inflicts 3 extra Hits during Boarding Attacks.~ /&gt;&lt;/card&gt;</text:p>
          </table:table-cell>
          <table:table-cell office:value-type="string" office:string-value=" &lt;Relationship Target=~/cards/SS_DuelwithaCastillian.jpg~ Id=~Cac5b8419-4233-48c6-93c7-4ff51cc290c3~ Type=~http://schemas.octgn.org/picture~/&gt;" table:formula="of:=CONCATENATE(&quot; &lt;Relationship Target=~/cards/&quot;;[.D32];&quot;.jpg~ Id=~C&quot;;[.C32];&quot;~ Type=~http://schemas.octgn.org/picture~/&gt;&quot;)" table:style-name="ce1">
            <text:p><text:s/>&lt;Relationship Target=~/cards/SS_DuelwithaCastillian.jpg~ Id=~Cac5b8419-4233-48c6-93c7-4ff51cc290c3~ Type=~http://schemas.octgn.org/picture~/&gt;</text:p>
          </table:table-cell>
          <table:table-cell office:value-type="string" table:style-name="ce1">
            <text:p>ac5b8419-4233-48c6-93c7-4ff51cc290c3</text:p>
          </table:table-cell>
          <table:table-cell office:value-type="string" table:style-name="ce1">
            <text:p>SS_DuelwithaCastillian</text:p>
          </table:table-cell>
          <table:table-cell office:value-type="string" table:style-name="ce1">
            <text:p>Duel with a Castillian</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3 Adventuring (2 if completed in la Boca). crew Attachment: +1 Swashbuckling. This crew inflicts 3 extra Hits during Boarding Attacks.</text:p>
          </table:table-cell>
          <table:table-cell table:number-columns-repeated="16361"/>
        </table:table-row>
        <table:table-row table:style-name="ro2">
          <table:table-cell office:value-type="string" office:string-value="  &lt;card id=~9e19b63f-84bf-40d5-a5d1-4162e187944c~ name=~Eisen Cannon Ball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Mirror and you have The River in play) Item crew Attachment: +4 Cannon~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9e19b63f-84bf-40d5-a5d1-4162e187944c~ name=~Eisen Cannon Ball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Mirror and you have The River in play) Item crew Attachment: +4 Cannon~ /&gt;&lt;/card&gt;</text:p>
          </table:table-cell>
          <table:table-cell office:value-type="string" office:string-value=" &lt;Relationship Target=~/cards/SS_eisencannonballs.jpg~ Id=~C9e19b63f-84bf-40d5-a5d1-4162e187944c~ Type=~http://schemas.octgn.org/picture~/&gt;" table:formula="of:=CONCATENATE(&quot; &lt;Relationship Target=~/cards/&quot;;[.D33];&quot;.jpg~ Id=~C&quot;;[.C33];&quot;~ Type=~http://schemas.octgn.org/picture~/&gt;&quot;)" table:style-name="ce1">
            <text:p><text:s/>&lt;Relationship Target=~/cards/SS_eisencannonballs.jpg~ Id=~C9e19b63f-84bf-40d5-a5d1-4162e187944c~ Type=~http://schemas.octgn.org/picture~/&gt;</text:p>
          </table:table-cell>
          <table:table-cell office:value-type="string" table:style-name="ce1">
            <text:p>9e19b63f-84bf-40d5-a5d1-4162e187944c</text:p>
          </table:table-cell>
          <table:table-cell office:value-type="string" table:style-name="ce1">
            <text:p>SS_eisencannonballs</text:p>
          </table:table-cell>
          <table:table-cell office:value-type="string" table:style-name="ce1">
            <text:p>Eisen Cannon Ball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2 if completed in the Mirror and you have The River in play) Item crew Attachment: +4 Cannon</text:p>
          </table:table-cell>
          <table:table-cell table:number-columns-repeated="16361"/>
        </table:table-row>
        <table:table-row table:style-name="ro2">
          <table:table-cell office:value-type="string" office:string-value="  &lt;card id=~526e14de-6efa-46cf-83c7-64176157ff7f~ name=~Eisen Stee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6 Adventuring (2 if completed in the Mirror and you have The River in play). Goods crew Attachment: +4 Influence~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526e14de-6efa-46cf-83c7-64176157ff7f~ name=~Eisen Stee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6 Adventuring (2 if completed in the Mirror and you have The River in play). Goods crew Attachment: +4 Influence~ /&gt;&lt;/card&gt;</text:p>
          </table:table-cell>
          <table:table-cell office:value-type="string" office:string-value=" &lt;Relationship Target=~/cards/SS_eisensteel.jpg~ Id=~C526e14de-6efa-46cf-83c7-64176157ff7f~ Type=~http://schemas.octgn.org/picture~/&gt;" table:formula="of:=CONCATENATE(&quot; &lt;Relationship Target=~/cards/&quot;;[.D34];&quot;.jpg~ Id=~C&quot;;[.C34];&quot;~ Type=~http://schemas.octgn.org/picture~/&gt;&quot;)" table:style-name="ce1">
            <text:p><text:s/>&lt;Relationship Target=~/cards/SS_eisensteel.jpg~ Id=~C526e14de-6efa-46cf-83c7-64176157ff7f~ Type=~http://schemas.octgn.org/picture~/&gt;</text:p>
          </table:table-cell>
          <table:table-cell office:value-type="string" table:style-name="ce1">
            <text:p>526e14de-6efa-46cf-83c7-64176157ff7f</text:p>
          </table:table-cell>
          <table:table-cell office:value-type="string" table:style-name="ce1">
            <text:p>SS_eisensteel</text:p>
          </table:table-cell>
          <table:table-cell office:value-type="string" table:style-name="ce1">
            <text:p>Eisen Steel</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3 Seas Away To complete: Tack 6 Adventuring (2 if completed in the Mirror and you have The River in play). Goods crew Attachment: +4 Influence</text:p>
          </table:table-cell>
          <table:table-cell table:number-columns-repeated="16361"/>
        </table:table-row>
        <table:table-row table:style-name="ro2">
          <table:table-cell office:value-type="string" office:string-value="  &lt;card id=~d0f6d15d-9ae4-455f-8cfd-326306f77205~ name=~Faisal~&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Unique • Loyal • Swordsman +2 You must push Faisal forward to conduct your first Boarding Bttack of each Boarding you are in, even if he is tacked.~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d0f6d15d-9ae4-455f-8cfd-326306f77205~ name=~Faisal~&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orsairs~ /&gt;&lt;property name=~Text~ value=~Unique • Loyal • Swordsman +2 You must push Faisal forward to conduct your first Boarding Bttack of each Boarding you are in, even if he is tacked.~ /&gt;&lt;/card&gt;</text:p>
          </table:table-cell>
          <table:table-cell office:value-type="string" office:string-value=" &lt;Relationship Target=~/cards/SS_faisal.jpg~ Id=~Cd0f6d15d-9ae4-455f-8cfd-326306f77205~ Type=~http://schemas.octgn.org/picture~/&gt;" table:formula="of:=CONCATENATE(&quot; &lt;Relationship Target=~/cards/&quot;;[.D35];&quot;.jpg~ Id=~C&quot;;[.C35];&quot;~ Type=~http://schemas.octgn.org/picture~/&gt;&quot;)" table:style-name="ce1">
            <text:p><text:s/>&lt;Relationship Target=~/cards/SS_faisal.jpg~ Id=~Cd0f6d15d-9ae4-455f-8cfd-326306f77205~ Type=~http://schemas.octgn.org/picture~/&gt;</text:p>
          </table:table-cell>
          <table:table-cell office:value-type="string" table:style-name="ce1">
            <text:p>d0f6d15d-9ae4-455f-8cfd-326306f77205</text:p>
          </table:table-cell>
          <table:table-cell office:value-type="string" table:style-name="ce1">
            <text:p>SS_faisal</text:p>
          </table:table-cell>
          <table:table-cell office:value-type="string" table:style-name="ce1">
            <text:p>Faisal</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orsairs</text:p>
          </table:table-cell>
          <table:table-cell office:value-type="string" table:style-name="ce1">
            <text:p>Unique • Loyal • Swordsman +2 You must push Faisal forward to conduct your first Boarding Bttack of each Boarding you are in, even if he is tacked.</text:p>
          </table:table-cell>
          <table:table-cell table:number-columns-repeated="16361"/>
        </table:table-row>
        <table:table-row table:style-name="ro2">
          <table:table-cell office:value-type="string" office:string-value="  &lt;card id=~835f5766-88b7-41fa-beef-fd32bba18cd4~ name=~Fate's Web~&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sing Adevnture Attachment You must tack one of your crew with Fate of 1 or more to play this card. Attach this card to an uncompleted Adventure of another player. All Hits inflicted by that player are reduced by 2 (minimum 0) until that Adventure is completed, discarded, or sunk. Discard this card when that Adventure is completed.~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835f5766-88b7-41fa-beef-fd32bba18cd4~ name=~Fate's Web~&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sing Adevnture Attachment You must tack one of your crew with Fate of 1 or more to play this card. Attach this card to an uncompleted Adventure of another player. All Hits inflicted by that player are reduced by 2 (minimum 0) until that Adventure is completed, discarded, or sunk. Discard this card when that Adventure is completed.~ /&gt;&lt;/card&gt;</text:p>
          </table:table-cell>
          <table:table-cell office:value-type="string" office:string-value=" &lt;Relationship Target=~/cards/SS_fatesweb.jpg~ Id=~C835f5766-88b7-41fa-beef-fd32bba18cd4~ Type=~http://schemas.octgn.org/picture~/&gt;" table:formula="of:=CONCATENATE(&quot; &lt;Relationship Target=~/cards/&quot;;[.D36];&quot;.jpg~ Id=~C&quot;;[.C36];&quot;~ Type=~http://schemas.octgn.org/picture~/&gt;&quot;)" table:style-name="ce1">
            <text:p><text:s/>&lt;Relationship Target=~/cards/SS_fatesweb.jpg~ Id=~C835f5766-88b7-41fa-beef-fd32bba18cd4~ Type=~http://schemas.octgn.org/picture~/&gt;</text:p>
          </table:table-cell>
          <table:table-cell office:value-type="string" table:style-name="ce1">
            <text:p>835f5766-88b7-41fa-beef-fd32bba18cd4</text:p>
          </table:table-cell>
          <table:table-cell office:value-type="string" table:style-name="ce1">
            <text:p>SS_fatesweb</text:p>
          </table:table-cell>
          <table:table-cell office:value-type="string" table:style-name="ce1">
            <text:p>Fate's Web</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Opposing Adevnture Attachment You must tack one of your crew with Fate of 1 or more to play this card. Attach this card to an uncompleted Adventure of another player. All Hits inflicted by that player are reduced by 2 (minimum 0) until that Adventure is completed, discarded, or sunk. Discard this card when that Adventure is completed.</text:p>
          </table:table-cell>
          <table:table-cell table:number-columns-repeated="16361"/>
        </table:table-row>
        <table:table-row table:style-name="ro2">
          <table:table-cell office:value-type="string" office:string-value="  &lt;card id=~68ede2f1-066d-4a3d-8eb1-5706b4056d08~ name=~Favor for a Nobl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la Boca). crew Attachment: +1 Influence~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68ede2f1-066d-4a3d-8eb1-5706b4056d08~ name=~Favor for a Nobl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la Boca). crew Attachment: +1 Influence~ /&gt;&lt;/card&gt;</text:p>
          </table:table-cell>
          <table:table-cell office:value-type="string" office:string-value=" &lt;Relationship Target=~/cards/SS_favorforanoble.jpg~ Id=~C68ede2f1-066d-4a3d-8eb1-5706b4056d08~ Type=~http://schemas.octgn.org/picture~/&gt;" table:formula="of:=CONCATENATE(&quot; &lt;Relationship Target=~/cards/&quot;;[.D37];&quot;.jpg~ Id=~C&quot;;[.C37];&quot;~ Type=~http://schemas.octgn.org/picture~/&gt;&quot;)" table:style-name="ce1">
            <text:p><text:s/>&lt;Relationship Target=~/cards/SS_favorforanoble.jpg~ Id=~C68ede2f1-066d-4a3d-8eb1-5706b4056d08~ Type=~http://schemas.octgn.org/picture~/&gt;</text:p>
          </table:table-cell>
          <table:table-cell office:value-type="string" table:style-name="ce1">
            <text:p>68ede2f1-066d-4a3d-8eb1-5706b4056d08</text:p>
          </table:table-cell>
          <table:table-cell office:value-type="string" table:style-name="ce1">
            <text:p>SS_favorforanoble</text:p>
          </table:table-cell>
          <table:table-cell office:value-type="string" table:style-name="ce1">
            <text:p>Favor for a Nobl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la Boca). crew Attachment: +1 Influence</text:p>
          </table:table-cell>
          <table:table-cell table:number-columns-repeated="16361"/>
        </table:table-row>
        <table:table-row table:style-name="ro2">
          <table:table-cell office:value-type="string" office:string-value="  &lt;card id=~fbc0d186-719f-4e51-9b82-2dd8e16ef705~ name=~Friendly Winds~&gt;&lt;property name=~Rarity~ value=~U~ /&gt;&lt;property name=~Type~ value=~actions~ /&gt;&lt;property name=~Cost~ value=~1~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 Ally card. Attach it to a Sea adjacent to its current Sea.~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fbc0d186-719f-4e51-9b82-2dd8e16ef705~ name=~Friendly Winds~&gt;&lt;property name=~Rarity~ value=~U~ /&gt;&lt;property name=~Type~ value=~actions~ /&gt;&lt;property name=~Cost~ value=~1~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 Ally card. Attach it to a Sea adjacent to its current Sea.~ /&gt;&lt;/card&gt;</text:p>
          </table:table-cell>
          <table:table-cell office:value-type="string" office:string-value=" &lt;Relationship Target=~/cards/SS_friendlywinds.jpg~ Id=~Cfbc0d186-719f-4e51-9b82-2dd8e16ef705~ Type=~http://schemas.octgn.org/picture~/&gt;" table:formula="of:=CONCATENATE(&quot; &lt;Relationship Target=~/cards/&quot;;[.D38];&quot;.jpg~ Id=~C&quot;;[.C38];&quot;~ Type=~http://schemas.octgn.org/picture~/&gt;&quot;)" table:style-name="ce1">
            <text:p><text:s/>&lt;Relationship Target=~/cards/SS_friendlywinds.jpg~ Id=~Cfbc0d186-719f-4e51-9b82-2dd8e16ef705~ Type=~http://schemas.octgn.org/picture~/&gt;</text:p>
          </table:table-cell>
          <table:table-cell office:value-type="string" table:style-name="ce1">
            <text:p>fbc0d186-719f-4e51-9b82-2dd8e16ef705</text:p>
          </table:table-cell>
          <table:table-cell office:value-type="string" table:style-name="ce1">
            <text:p>SS_friendlywinds</text:p>
          </table:table-cell>
          <table:table-cell office:value-type="string" table:style-name="ce1">
            <text:p>Friendly Winds</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Sa</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n Ally card. Attach it to a Sea adjacent to its current Sea.</text:p>
          </table:table-cell>
          <table:table-cell table:number-columns-repeated="16361"/>
        </table:table-row>
        <table:table-row table:style-name="ro2">
          <table:table-cell office:value-type="string" office:string-value="  &lt;card id=~73254a91-9b70-499b-9d03-c4ccd1b76d23~ name=~Gem of Warning~&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1 Sea Away To complete: Tack 5 Adventuring (3 if completed in Frothing Sea). Artifact Captain Attachment: React: When one of your Sea Attachment cards is being discarded or sunk, discard this card instead.~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73254a91-9b70-499b-9d03-c4ccd1b76d23~ name=~Gem of Warning~&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1 Sea Away To complete: Tack 5 Adventuring (3 if completed in Frothing Sea). Artifact Captain Attachment: React: When one of your Sea Attachment cards is being discarded or sunk, discard this card instead.~ /&gt;&lt;/card&gt;</text:p>
          </table:table-cell>
          <table:table-cell office:value-type="string" office:string-value=" &lt;Relationship Target=~/cards/SS_gemofwarning.jpg~ Id=~C73254a91-9b70-499b-9d03-c4ccd1b76d23~ Type=~http://schemas.octgn.org/picture~/&gt;" table:formula="of:=CONCATENATE(&quot; &lt;Relationship Target=~/cards/&quot;;[.D39];&quot;.jpg~ Id=~C&quot;;[.C39];&quot;~ Type=~http://schemas.octgn.org/picture~/&gt;&quot;)" table:style-name="ce1">
            <text:p><text:s/>&lt;Relationship Target=~/cards/SS_gemofwarning.jpg~ Id=~C73254a91-9b70-499b-9d03-c4ccd1b76d23~ Type=~http://schemas.octgn.org/picture~/&gt;</text:p>
          </table:table-cell>
          <table:table-cell office:value-type="string" table:style-name="ce1">
            <text:p>73254a91-9b70-499b-9d03-c4ccd1b76d23</text:p>
          </table:table-cell>
          <table:table-cell office:value-type="string" table:style-name="ce1">
            <text:p>SS_gemofwarning</text:p>
          </table:table-cell>
          <table:table-cell office:value-type="string" table:style-name="ce1">
            <text:p>Gem of Warning</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1 Sea Away To complete: Tack 5 Adventuring (3 if completed in Frothing Sea). Artifact Captain Attachment: React: When one of your Sea Attachment cards is being discarded or sunk, discard this card instead.</text:p>
          </table:table-cell>
          <table:table-cell table:number-columns-repeated="16361"/>
        </table:table-row>
        <table:table-row table:style-name="ro2">
          <table:table-cell office:value-type="string" office:string-value="  &lt;card id=~e131aaa7-10b6-4c2f-b4f9-4a60f9117a38~ name=~Gerald Hohn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3~ /&gt;&lt;property name=~Sailing~ value=~1~ /&gt;&lt;property name=~Adventuring~ value=~2~ /&gt;&lt;property name=~Influence~ value=~1~ /&gt;&lt;property name=~Swashbuckling~ value=~2~ /&gt;&lt;property name=~Crew Max.~ value=~~ /&gt;&lt;property name=~Move Cost~ value=~~ /&gt;&lt;property name=~Faction~ value=~Crimson Rogers~ /&gt;&lt;property name=~Text~ value=~Experienced • Unique • Loyal React: Once per turn you may sink one of your crew immediatly before you push Gerald forward for a Boarding Attack to give Gerald +3 Swashbuckling until the end of the Boarding.~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e131aaa7-10b6-4c2f-b4f9-4a60f9117a38~ name=~Gerald Hohn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3~ /&gt;&lt;property name=~Sailing~ value=~1~ /&gt;&lt;property name=~Adventuring~ value=~2~ /&gt;&lt;property name=~Influence~ value=~1~ /&gt;&lt;property name=~Swashbuckling~ value=~2~ /&gt;&lt;property name=~Crew Max.~ value=~~ /&gt;&lt;property name=~Move Cost~ value=~~ /&gt;&lt;property name=~Faction~ value=~Crimson Rogers~ /&gt;&lt;property name=~Text~ value=~Experienced • Unique • Loyal React: Once per turn you may sink one of your crew immediatly before you push Gerald forward for a Boarding Attack to give Gerald +3 Swashbuckling until the end of the Boarding.~ /&gt;&lt;/card&gt;</text:p>
          </table:table-cell>
          <table:table-cell office:value-type="string" office:string-value=" &lt;Relationship Target=~/cards/SS_geraldhohnex.jpg~ Id=~Ce131aaa7-10b6-4c2f-b4f9-4a60f9117a38~ Type=~http://schemas.octgn.org/picture~/&gt;" table:formula="of:=CONCATENATE(&quot; &lt;Relationship Target=~/cards/&quot;;[.D40];&quot;.jpg~ Id=~C&quot;;[.C40];&quot;~ Type=~http://schemas.octgn.org/picture~/&gt;&quot;)" table:style-name="ce1">
            <text:p><text:s/>&lt;Relationship Target=~/cards/SS_geraldhohnex.jpg~ Id=~Ce131aaa7-10b6-4c2f-b4f9-4a60f9117a38~ Type=~http://schemas.octgn.org/picture~/&gt;</text:p>
          </table:table-cell>
          <table:table-cell office:value-type="string" table:style-name="ce1">
            <text:p>e131aaa7-10b6-4c2f-b4f9-4a60f9117a38</text:p>
          </table:table-cell>
          <table:table-cell office:value-type="string" table:style-name="ce1">
            <text:p>SS_geraldhohnex</text:p>
          </table:table-cell>
          <table:table-cell office:value-type="string" table:style-name="ce1">
            <text:p>Gerald Hohne</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Experienced • Unique • Loyal React: Once per turn you may sink one of your crew immediatly before you push Gerald forward for a Boarding Attack to give Gerald +3 Swashbuckling until the end of the Boarding.</text:p>
          </table:table-cell>
          <table:table-cell table:number-columns-repeated="16361"/>
        </table:table-row>
        <table:table-row table:style-name="ro2">
          <table:table-cell office:value-type="string" office:string-value="  &lt;card id=~34a358bf-251a-40a6-b6d5-91a0386459a9~ name=~Hand of the Sirens~&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Artifact • Hand Attachment crew can't have more than on Hand attachment. React: Tack this card instead of performing a Boarding Attack. Target one Item attachment on the opposing Ship and discard it. The opposing player may cancel this action by tacking 4 Swashbuckling.~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34a358bf-251a-40a6-b6d5-91a0386459a9~ name=~Hand of the Sirens~&gt;&lt;property name=~Rarity~ value=~U~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Artifact • Hand Attachment crew can't have more than on Hand attachment. React: Tack this card instead of performing a Boarding Attack. Target one Item attachment on the opposing Ship and discard it. The opposing player may cancel this action by tacking 4 Swashbuckling.~ /&gt;&lt;/card&gt;</text:p>
          </table:table-cell>
          <table:table-cell office:value-type="string" office:string-value=" &lt;Relationship Target=~/cards/SS_handofthesirens.jpg~ Id=~C34a358bf-251a-40a6-b6d5-91a0386459a9~ Type=~http://schemas.octgn.org/picture~/&gt;" table:formula="of:=CONCATENATE(&quot; &lt;Relationship Target=~/cards/&quot;;[.D41];&quot;.jpg~ Id=~C&quot;;[.C41];&quot;~ Type=~http://schemas.octgn.org/picture~/&gt;&quot;)" table:style-name="ce1">
            <text:p><text:s/>&lt;Relationship Target=~/cards/SS_handofthesirens.jpg~ Id=~C34a358bf-251a-40a6-b6d5-91a0386459a9~ Type=~http://schemas.octgn.org/picture~/&gt;</text:p>
          </table:table-cell>
          <table:table-cell office:value-type="string" table:style-name="ce1">
            <text:p>34a358bf-251a-40a6-b6d5-91a0386459a9</text:p>
          </table:table-cell>
          <table:table-cell office:value-type="string" table:style-name="ce1">
            <text:p>SS_handofthesirens</text:p>
          </table:table-cell>
          <table:table-cell office:value-type="string" table:style-name="ce1">
            <text:p>Hand of the Sirens</text:p>
          </table:table-cell>
          <table:table-cell office:value-type="string" table:style-name="ce1">
            <text:p>U</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Artifact • Hand Attachment crew can't have more than on Hand attachment. React: Tack this card instead of performing a Boarding Attack. Target one Item attachment on the opposing Ship and discard it. The opposing player may cancel this action by tacking 4 Swashbuckling.</text:p>
          </table:table-cell>
          <table:table-cell table:number-columns-repeated="16361"/>
        </table:table-row>
        <table:table-row table:style-name="ro2">
          <table:table-cell office:value-type="string" office:string-value="  &lt;card id=~ac4b9649-a215-4269-afa9-4847ac58ce88~ name=~Harsh Light of Reality~&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Glamour cards in play. Tack those cards.~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ac4b9649-a215-4269-afa9-4847ac58ce88~ name=~Harsh Light of Reality~&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Glamour cards in play. Tack those cards.~ /&gt;&lt;/card&gt;</text:p>
          </table:table-cell>
          <table:table-cell office:value-type="string" office:string-value=" &lt;Relationship Target=~/cards/SS_harshlightofreality.jpg~ Id=~Cac4b9649-a215-4269-afa9-4847ac58ce88~ Type=~http://schemas.octgn.org/picture~/&gt;" table:formula="of:=CONCATENATE(&quot; &lt;Relationship Target=~/cards/&quot;;[.D42];&quot;.jpg~ Id=~C&quot;;[.C42];&quot;~ Type=~http://schemas.octgn.org/picture~/&gt;&quot;)" table:style-name="ce1">
            <text:p><text:s/>&lt;Relationship Target=~/cards/SS_harshlightofreality.jpg~ Id=~Cac4b9649-a215-4269-afa9-4847ac58ce88~ Type=~http://schemas.octgn.org/picture~/&gt;</text:p>
          </table:table-cell>
          <table:table-cell office:value-type="string" table:style-name="ce1">
            <text:p>ac4b9649-a215-4269-afa9-4847ac58ce88</text:p>
          </table:table-cell>
          <table:table-cell office:value-type="string" table:style-name="ce1">
            <text:p>SS_harshlightofreality</text:p>
          </table:table-cell>
          <table:table-cell office:value-type="string" table:style-name="ce1">
            <text:p>Harsh Light of Reality</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ll Glamour cards in play. Tack those cards.</text:p>
          </table:table-cell>
          <table:table-cell table:number-columns-repeated="16361"/>
        </table:table-row>
        <table:table-row table:style-name="ro2">
          <table:table-cell office:value-type="string" office:string-value="  &lt;card id=~ec93667e-4e98-4fa3-9de8-825467b4970f~ name=~He Fights Well...~&gt;&lt;property name=~Rarity~ value=~R~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React: Play when you tack your Captain to absorb Hits. This card attaches to your Captain. Your Captain gains +1 Swashbuckling and inflicts 1 extra Hit during Boarding Attacks.~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ec93667e-4e98-4fa3-9de8-825467b4970f~ name=~He Fights Well...~&gt;&lt;property name=~Rarity~ value=~R~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React: Play when you tack your Captain to absorb Hits. This card attaches to your Captain. Your Captain gains +1 Swashbuckling and inflicts 1 extra Hit during Boarding Attacks.~ /&gt;&lt;/card&gt;</text:p>
          </table:table-cell>
          <table:table-cell office:value-type="string" office:string-value=" &lt;Relationship Target=~/cards/SS_HeFightsWell.jpg~ Id=~Cec93667e-4e98-4fa3-9de8-825467b4970f~ Type=~http://schemas.octgn.org/picture~/&gt;" table:formula="of:=CONCATENATE(&quot; &lt;Relationship Target=~/cards/&quot;;[.D43];&quot;.jpg~ Id=~C&quot;;[.C43];&quot;~ Type=~http://schemas.octgn.org/picture~/&gt;&quot;)" table:style-name="ce1">
            <text:p><text:s/>&lt;Relationship Target=~/cards/SS_HeFightsWell.jpg~ Id=~Cec93667e-4e98-4fa3-9de8-825467b4970f~ Type=~http://schemas.octgn.org/picture~/&gt;</text:p>
          </table:table-cell>
          <table:table-cell office:value-type="string" table:style-name="ce1">
            <text:p>ec93667e-4e98-4fa3-9de8-825467b4970f</text:p>
          </table:table-cell>
          <table:table-cell office:value-type="string" table:style-name="ce1">
            <text:p>SS_HeFightsWell</text:p>
          </table:table-cell>
          <table:table-cell office:value-type="string" table:style-name="ce1">
            <text:p>He Fights Well...</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ique React: Play when you tack your Captain to absorb Hits. This card attaches to your Captain. Your Captain gains +1 Swashbuckling and inflicts 1 extra Hit during Boarding Attacks.</text:p>
          </table:table-cell>
          <table:table-cell table:number-columns-repeated="16361"/>
        </table:table-row>
        <table:table-row table:style-name="ro2">
          <table:table-cell office:value-type="string" office:string-value="  &lt;card id=~5c1bf045-8351-403d-aff8-b50cb5dec86e~ name=~...He Rides Well...~&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Your Captain must already have “He Fights Well...” attached to play this card. React: Play when you tack your Captain to produce Adventuring. This card attaches to your Captain and gives a +1 to all his skills.~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5c1bf045-8351-403d-aff8-b50cb5dec86e~ name=~...He Rides Well...~&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Your Captain must already have “He Fights Well...” attached to play this card. React: Play when you tack your Captain to produce Adventuring. This card attaches to your Captain and gives a +1 to all his skills.~ /&gt;&lt;/card&gt;</text:p>
          </table:table-cell>
          <table:table-cell office:value-type="string" office:string-value=" &lt;Relationship Target=~/cards/SS_HeRidesWell.jpg~ Id=~C5c1bf045-8351-403d-aff8-b50cb5dec86e~ Type=~http://schemas.octgn.org/picture~/&gt;" table:formula="of:=CONCATENATE(&quot; &lt;Relationship Target=~/cards/&quot;;[.D44];&quot;.jpg~ Id=~C&quot;;[.C44];&quot;~ Type=~http://schemas.octgn.org/picture~/&gt;&quot;)" table:style-name="ce1">
            <text:p><text:s/>&lt;Relationship Target=~/cards/SS_HeRidesWell.jpg~ Id=~C5c1bf045-8351-403d-aff8-b50cb5dec86e~ Type=~http://schemas.octgn.org/picture~/&gt;</text:p>
          </table:table-cell>
          <table:table-cell office:value-type="string" table:style-name="ce1">
            <text:p>5c1bf045-8351-403d-aff8-b50cb5dec86e</text:p>
          </table:table-cell>
          <table:table-cell office:value-type="string" table:style-name="ce1">
            <text:p>SS_HeRidesWell</text:p>
          </table:table-cell>
          <table:table-cell office:value-type="string" table:style-name="ce1">
            <text:p>...He Rides Well...</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ique Your Captain must already have “He Fights Well...” attached to play this card. React: Play when you tack your Captain to produce Adventuring. This card attaches to your Captain and gives a +1 to all his skills.</text:p>
          </table:table-cell>
          <table:table-cell table:number-columns-repeated="16361"/>
        </table:table-row>
        <table:table-row table:style-name="ro1">
          <table:table-cell office:value-type="string" office:string-value="  &lt;card id=~7f16db06-d845-42ee-a79e-8890c844edad~ name=~...and He Makes Witty Repartee~&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Your Captain must already have He Rides Well attached to play this card. React: Play when your Captain tacks to produce Inf. This card attaches to your Captain. Each time you inflict 3 or more hits with a Cannon or Boarding attack, inflict 2 extra Hits.~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7f16db06-d845-42ee-a79e-8890c844edad~ name=~...and He Makes Witty Repartee~&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Your Captain must already have He Rides Well attached to play this card. React: Play when your Captain tacks to produce Inf. This card attaches to your Captain. Each time you inflict 3 or more hits with a Cannon or Boarding attack, inflict 2 extra Hits.~ /&gt;&lt;/card&gt;</text:p>
          </table:table-cell>
          <table:table-cell office:value-type="string" office:string-value=" &lt;Relationship Target=~/cards/SS_andhemakeswittyrepartee.jpg~ Id=~C7f16db06-d845-42ee-a79e-8890c844edad~ Type=~http://schemas.octgn.org/picture~/&gt;" table:formula="of:=CONCATENATE(&quot; &lt;Relationship Target=~/cards/&quot;;[.D45];&quot;.jpg~ Id=~C&quot;;[.C45];&quot;~ Type=~http://schemas.octgn.org/picture~/&gt;&quot;)" table:style-name="ce1">
            <text:p><text:s/>&lt;Relationship Target=~/cards/SS_andhemakeswittyrepartee.jpg~ Id=~C7f16db06-d845-42ee-a79e-8890c844edad~ Type=~http://schemas.octgn.org/picture~/&gt;</text:p>
          </table:table-cell>
          <table:table-cell office:value-type="string" table:style-name="ce1">
            <text:p>7f16db06-d845-42ee-a79e-8890c844edad</text:p>
          </table:table-cell>
          <table:table-cell office:value-type="string" table:style-name="ce1">
            <text:p>SS_andhemakeswittyrepartee</text:p>
          </table:table-cell>
          <table:table-cell office:value-type="string" table:style-name="ce1">
            <text:p>...and He Makes Witty Repartee</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ique Your Captain must already have He Rides Well attached to play this card. React: Play when your Captain tacks to produce Inf. This card attaches to your Captain. Each time you inflict 3 or more hits with a Cannon or Boarding attack, inflict 2 extra Hits.</text:p>
          </table:table-cell>
          <table:table-cell table:number-columns-repeated="16361" table:style-name="ce2"/>
        </table:table-row>
        <table:table-row table:style-name="ro2">
          <table:table-cell office:value-type="string" office:string-value="  &lt;card id=~047c4198-de1f-43ad-b11d-031704d04708~ name=~Hoskuld Hardrad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3~ /&gt;&lt;property name=~Swashbuckling~ value=~3~ /&gt;&lt;property name=~Crew Max.~ value=~~ /&gt;&lt;property name=~Move Cost~ value=~~ /&gt;&lt;property name=~Faction~ value=~Vesten~ /&gt;&lt;property name=~Text~ value=~Experienced • Unique • Loyal • Heroic • Swordsman +2 Act: Once per turn, you may discard one Weather card from your hand to give Hoskuld +1 to all skills for the remainder of the turn.~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047c4198-de1f-43ad-b11d-031704d04708~ name=~Hoskuld Hardrad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3~ /&gt;&lt;property name=~Swashbuckling~ value=~3~ /&gt;&lt;property name=~Crew Max.~ value=~~ /&gt;&lt;property name=~Move Cost~ value=~~ /&gt;&lt;property name=~Faction~ value=~Vesten~ /&gt;&lt;property name=~Text~ value=~Experienced • Unique • Loyal • Heroic • Swordsman +2 Act: Once per turn, you may discard one Weather card from your hand to give Hoskuld +1 to all skills for the remainder of the turn.~ /&gt;&lt;/card&gt;</text:p>
          </table:table-cell>
          <table:table-cell office:value-type="string" office:string-value=" &lt;Relationship Target=~/cards/SS_hoskuldhardradax.jpg~ Id=~C047c4198-de1f-43ad-b11d-031704d04708~ Type=~http://schemas.octgn.org/picture~/&gt;" table:formula="of:=CONCATENATE(&quot; &lt;Relationship Target=~/cards/&quot;;[.D46];&quot;.jpg~ Id=~C&quot;;[.C46];&quot;~ Type=~http://schemas.octgn.org/picture~/&gt;&quot;)" table:style-name="ce1">
            <text:p><text:s/>&lt;Relationship Target=~/cards/SS_hoskuldhardradax.jpg~ Id=~C047c4198-de1f-43ad-b11d-031704d04708~ Type=~http://schemas.octgn.org/picture~/&gt;</text:p>
          </table:table-cell>
          <table:table-cell office:value-type="string" table:style-name="ce1">
            <text:p>047c4198-de1f-43ad-b11d-031704d04708</text:p>
          </table:table-cell>
          <table:table-cell office:value-type="string" table:style-name="ce1">
            <text:p>SS_hoskuldhardradax</text:p>
          </table:table-cell>
          <table:table-cell office:value-type="string" table:style-name="ce1">
            <text:p>Hoskuld Hardrada</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Experienced • Unique • Loyal • Heroic • Swordsman +2 Act: Once per turn, you may discard one Weather card from your hand to give Hoskuld +1 to all skills for the remainder of the turn.</text:p>
          </table:table-cell>
          <table:table-cell table:number-columns-repeated="16361"/>
        </table:table-row>
        <table:table-row table:style-name="ro2">
          <table:table-cell office:value-type="string" office:string-value="  &lt;card id=~2860b653-0c3c-4706-b97f-11de84dfb432~ name=~Host (Harves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Unique • Laedom 2 Knack Your hand size is increased by 1.~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2860b653-0c3c-4706-b97f-11de84dfb432~ name=~Host (Harves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Unique • Laedom 2 Knack Your hand size is increased by 1.~ /&gt;&lt;/card&gt;</text:p>
          </table:table-cell>
          <table:table-cell office:value-type="string" office:string-value=" &lt;Relationship Target=~/cards/SS_hostharvest.jpg~ Id=~C2860b653-0c3c-4706-b97f-11de84dfb432~ Type=~http://schemas.octgn.org/picture~/&gt;" table:formula="of:=CONCATENATE(&quot; &lt;Relationship Target=~/cards/&quot;;[.D47];&quot;.jpg~ Id=~C&quot;;[.C47];&quot;~ Type=~http://schemas.octgn.org/picture~/&gt;&quot;)" table:style-name="ce1">
            <text:p><text:s/>&lt;Relationship Target=~/cards/SS_hostharvest.jpg~ Id=~C2860b653-0c3c-4706-b97f-11de84dfb432~ Type=~http://schemas.octgn.org/picture~/&gt;</text:p>
          </table:table-cell>
          <table:table-cell office:value-type="string" table:style-name="ce1">
            <text:p>2860b653-0c3c-4706-b97f-11de84dfb432</text:p>
          </table:table-cell>
          <table:table-cell office:value-type="string" table:style-name="ce1">
            <text:p>SS_hostharvest</text:p>
          </table:table-cell>
          <table:table-cell office:value-type="string" table:style-name="ce1">
            <text:p>Host (Harves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Unique • Laedom 2 Knack Your hand size is increased by 1.</text:p>
          </table:table-cell>
          <table:table-cell table:number-columns-repeated="16361"/>
        </table:table-row>
        <table:table-row table:style-name="ro2">
          <table:table-cell office:value-type="string" office:string-value="  &lt;card id=~979f8d1c-3e9c-4849-b49c-0186df207f67~ name=~Howls of Vengence~&gt;&lt;property name=~Rarity~ value=~C~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Oath React: Instead of performing a Boarding Attack, pay 1 Swashbuckling to tack this card. Your hand size is increased by one while your Ship is in a Boarding and this card is tacked.~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979f8d1c-3e9c-4849-b49c-0186df207f67~ name=~Howls of Vengence~&gt;&lt;property name=~Rarity~ value=~C~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Oath React: Instead of performing a Boarding Attack, pay 1 Swashbuckling to tack this card. Your hand size is increased by one while your Ship is in a Boarding and this card is tacked.~ /&gt;&lt;/card&gt;</text:p>
          </table:table-cell>
          <table:table-cell office:value-type="string" office:string-value=" &lt;Relationship Target=~/cards/SS_howlsofvengeance.jpg~ Id=~C979f8d1c-3e9c-4849-b49c-0186df207f67~ Type=~http://schemas.octgn.org/picture~/&gt;" table:formula="of:=CONCATENATE(&quot; &lt;Relationship Target=~/cards/&quot;;[.D48];&quot;.jpg~ Id=~C&quot;;[.C48];&quot;~ Type=~http://schemas.octgn.org/picture~/&gt;&quot;)" table:style-name="ce1">
            <text:p><text:s/>&lt;Relationship Target=~/cards/SS_howlsofvengeance.jpg~ Id=~C979f8d1c-3e9c-4849-b49c-0186df207f67~ Type=~http://schemas.octgn.org/picture~/&gt;</text:p>
          </table:table-cell>
          <table:table-cell office:value-type="string" table:style-name="ce1">
            <text:p>979f8d1c-3e9c-4849-b49c-0186df207f67</text:p>
          </table:table-cell>
          <table:table-cell office:value-type="string" table:style-name="ce1">
            <text:p>SS_howlsofvengeance</text:p>
          </table:table-cell>
          <table:table-cell office:value-type="string" table:style-name="ce1">
            <text:p>Howls of Vengence</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 Oath React: Instead of performing a Boarding Attack, pay 1 Swashbuckling to tack this card. Your hand size is increased by one while your Ship is in a Boarding and this card is tacked.</text:p>
          </table:table-cell>
          <table:table-cell table:number-columns-repeated="16361"/>
        </table:table-row>
        <table:table-row table:style-name="ro2">
          <table:table-cell office:value-type="string" office:string-value="  &lt;card id=~d598f493-faaf-4145-bdcb-432da4f061ae~ name=~I'm Not Left-Hande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Swordsman 2 Knack React: Play before you play a Boarding Attack for one of your crew. Draw 3 cards. If the other player in the Boarding has I'm Not Left•Handed in play when you play this card, draw 2 extra cards. This card is not discarded until the end of this Boarding.~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d598f493-faaf-4145-bdcb-432da4f061ae~ name=~I'm Not Left-Hande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Swordsman 2 Knack React: Play before you play a Boarding Attack for one of your crew. Draw 3 cards. If the other player in the Boarding has I'm Not Left•Handed in play when you play this card, draw 2 extra cards. This card is not discarded until the end of this Boarding.~ /&gt;&lt;/card&gt;</text:p>
          </table:table-cell>
          <table:table-cell office:value-type="string" office:string-value=" &lt;Relationship Target=~/cards/SS_imnotlefthanded.jpg~ Id=~Cd598f493-faaf-4145-bdcb-432da4f061ae~ Type=~http://schemas.octgn.org/picture~/&gt;" table:formula="of:=CONCATENATE(&quot; &lt;Relationship Target=~/cards/&quot;;[.D49];&quot;.jpg~ Id=~C&quot;;[.C49];&quot;~ Type=~http://schemas.octgn.org/picture~/&gt;&quot;)" table:style-name="ce1">
            <text:p><text:s/>&lt;Relationship Target=~/cards/SS_imnotlefthanded.jpg~ Id=~Cd598f493-faaf-4145-bdcb-432da4f061ae~ Type=~http://schemas.octgn.org/picture~/&gt;</text:p>
          </table:table-cell>
          <table:table-cell office:value-type="string" table:style-name="ce1">
            <text:p>d598f493-faaf-4145-bdcb-432da4f061ae</text:p>
          </table:table-cell>
          <table:table-cell office:value-type="string" table:style-name="ce1">
            <text:p>SS_imnotlefthanded</text:p>
          </table:table-cell>
          <table:table-cell office:value-type="string" table:style-name="ce1">
            <text:p>I'm Not Left-Handed</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ique • Swordsman 2 Knack React: Play before you play a Boarding Attack for one of your crew. Draw 3 cards. If the other player in the Boarding has I'm Not Left•Handed in play when you play this card, draw 2 extra cards. This card is not discarded until the end of this Boarding.</text:p>
          </table:table-cell>
          <table:table-cell table:number-columns-repeated="16361"/>
        </table:table-row>
        <table:table-row table:style-name="ro2">
          <table:table-cell office:value-type="string" office:string-value="  &lt;card id=~a727a624-af02-4ea4-b172-d1ad0822f20d~ name=~Ini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0~ /&gt;&lt;property name=~Swashbuckling~ value=~2~ /&gt;&lt;property name=~Crew Max.~ value=~~ /&gt;&lt;property name=~Move Cost~ value=~~ /&gt;&lt;property name=~Faction~ value=~Corsairs~ /&gt;&lt;property name=~Text~ value=~Experienced • Unique • Loyal React: Discard a crew card from your hand when the other player in a Boarding performs an action instead of performing a Boarding Attack to cancel the action.~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a727a624-af02-4ea4-b172-d1ad0822f20d~ name=~Inil~&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0~ /&gt;&lt;property name=~Swashbuckling~ value=~2~ /&gt;&lt;property name=~Crew Max.~ value=~~ /&gt;&lt;property name=~Move Cost~ value=~~ /&gt;&lt;property name=~Faction~ value=~Corsairs~ /&gt;&lt;property name=~Text~ value=~Experienced • Unique • Loyal React: Discard a crew card from your hand when the other player in a Boarding performs an action instead of performing a Boarding Attack to cancel the action.~ /&gt;&lt;/card&gt;</text:p>
          </table:table-cell>
          <table:table-cell office:value-type="string" office:string-value=" &lt;Relationship Target=~/cards/SS_Inil.jpg~ Id=~Ca727a624-af02-4ea4-b172-d1ad0822f20d~ Type=~http://schemas.octgn.org/picture~/&gt;" table:formula="of:=CONCATENATE(&quot; &lt;Relationship Target=~/cards/&quot;;[.D50];&quot;.jpg~ Id=~C&quot;;[.C50];&quot;~ Type=~http://schemas.octgn.org/picture~/&gt;&quot;)" table:style-name="ce1">
            <text:p><text:s/>&lt;Relationship Target=~/cards/SS_Inil.jpg~ Id=~Ca727a624-af02-4ea4-b172-d1ad0822f20d~ Type=~http://schemas.octgn.org/picture~/&gt;</text:p>
          </table:table-cell>
          <table:table-cell office:value-type="string" table:style-name="ce1">
            <text:p>a727a624-af02-4ea4-b172-d1ad0822f20d</text:p>
          </table:table-cell>
          <table:table-cell office:value-type="string" table:style-name="ce1">
            <text:p>SS_Inil</text:p>
          </table:table-cell>
          <table:table-cell office:value-type="string" table:style-name="ce1">
            <text:p>Inil</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Experienced • Unique • Loyal React: Discard a crew card from your hand when the other player in a Boarding performs an action instead of performing a Boarding Attack to cancel the action.</text:p>
          </table:table-cell>
          <table:table-cell table:number-columns-repeated="16361"/>
        </table:table-row>
        <table:table-row table:style-name="ro2">
          <table:table-cell office:value-type="string" office:string-value="  &lt;card id=~a613945e-7826-42b6-9162-c22b514b80c3~ name=~Inquisitor Bascall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4~ /&gt;&lt;property name=~Swashbuckling~ value=~1~ /&gt;&lt;property name=~Crew Max.~ value=~~ /&gt;&lt;property name=~Move Cost~ value=~~ /&gt;&lt;property name=~Faction~ value=~Castille~ /&gt;&lt;property name=~Text~ value=~Unique • Loyal • Holy • Villainous Act: Tack Bascalle and sink one of your non•Loyal crew. All of your Castillian crew gain +1 to all of their skills until the end of your next action.~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a613945e-7826-42b6-9162-c22b514b80c3~ name=~Inquisitor Bascall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4~ /&gt;&lt;property name=~Swashbuckling~ value=~1~ /&gt;&lt;property name=~Crew Max.~ value=~~ /&gt;&lt;property name=~Move Cost~ value=~~ /&gt;&lt;property name=~Faction~ value=~Castille~ /&gt;&lt;property name=~Text~ value=~Unique • Loyal • Holy • Villainous Act: Tack Bascalle and sink one of your non•Loyal crew. All of your Castillian crew gain +1 to all of their skills until the end of your next action.~ /&gt;&lt;/card&gt;</text:p>
          </table:table-cell>
          <table:table-cell office:value-type="string" office:string-value=" &lt;Relationship Target=~/cards/SS_inquisitorbascalle.jpg~ Id=~Ca613945e-7826-42b6-9162-c22b514b80c3~ Type=~http://schemas.octgn.org/picture~/&gt;" table:formula="of:=CONCATENATE(&quot; &lt;Relationship Target=~/cards/&quot;;[.D51];&quot;.jpg~ Id=~C&quot;;[.C51];&quot;~ Type=~http://schemas.octgn.org/picture~/&gt;&quot;)" table:style-name="ce1">
            <text:p><text:s/>&lt;Relationship Target=~/cards/SS_inquisitorbascalle.jpg~ Id=~Ca613945e-7826-42b6-9162-c22b514b80c3~ Type=~http://schemas.octgn.org/picture~/&gt;</text:p>
          </table:table-cell>
          <table:table-cell office:value-type="string" table:style-name="ce1">
            <text:p>a613945e-7826-42b6-9162-c22b514b80c3</text:p>
          </table:table-cell>
          <table:table-cell office:value-type="string" table:style-name="ce1">
            <text:p>SS_inquisitorbascalle</text:p>
          </table:table-cell>
          <table:table-cell office:value-type="string" table:style-name="ce1">
            <text:p>Inquisitor Bascalle</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Unique • Loyal • Holy • Villainous Act: Tack Bascalle and sink one of your non•Loyal crew. All of your Castillian crew gain +1 to all of their skills until the end of your next action.</text:p>
          </table:table-cell>
          <table:table-cell table:number-columns-repeated="16361"/>
        </table:table-row>
        <table:table-row table:style-name="ro2">
          <table:table-cell office:value-type="string" office:string-value="  &lt;card id=~9f0084d6-9f34-4d53-8481-584fe4ed3512~ name=~Javier de Bejarano~&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Crimson Rogers~ /&gt;&lt;property name=~Text~ value=~Experienced • Unique • Loyal • Villainous Act: Once per turn, you may sink one of your crew to untack Javier.~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9f0084d6-9f34-4d53-8481-584fe4ed3512~ name=~Javier de Bejarano~&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Crimson Rogers~ /&gt;&lt;property name=~Text~ value=~Experienced • Unique • Loyal • Villainous Act: Once per turn, you may sink one of your crew to untack Javier.~ /&gt;&lt;/card&gt;</text:p>
          </table:table-cell>
          <table:table-cell office:value-type="string" office:string-value=" &lt;Relationship Target=~/cards/SS_JavierdeBejarano.jpg~ Id=~C9f0084d6-9f34-4d53-8481-584fe4ed3512~ Type=~http://schemas.octgn.org/picture~/&gt;" table:formula="of:=CONCATENATE(&quot; &lt;Relationship Target=~/cards/&quot;;[.D52];&quot;.jpg~ Id=~C&quot;;[.C52];&quot;~ Type=~http://schemas.octgn.org/picture~/&gt;&quot;)" table:style-name="ce1">
            <text:p><text:s/>&lt;Relationship Target=~/cards/SS_JavierdeBejarano.jpg~ Id=~C9f0084d6-9f34-4d53-8481-584fe4ed3512~ Type=~http://schemas.octgn.org/picture~/&gt;</text:p>
          </table:table-cell>
          <table:table-cell office:value-type="string" table:style-name="ce1">
            <text:p>9f0084d6-9f34-4d53-8481-584fe4ed3512</text:p>
          </table:table-cell>
          <table:table-cell office:value-type="string" table:style-name="ce1">
            <text:p>SS_JavierdeBejarano</text:p>
          </table:table-cell>
          <table:table-cell office:value-type="string" table:style-name="ce1">
            <text:p>Javier de Bejarano</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Experienced • Unique • Loyal • Villainous Act: Once per turn, you may sink one of your crew to untack Javier.</text:p>
          </table:table-cell>
          <table:table-cell table:number-columns-repeated="16361"/>
        </table:table-row>
        <table:table-row table:style-name="ro2">
          <table:table-cell office:value-type="string" office:string-value="  &lt;card id=~1e0c38c7-dc57-4f75-b7f2-b1e758f21ad9~ name=~Jemy~&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3~ /&gt;&lt;property name=~Crew Max.~ value=~~ /&gt;&lt;property name=~Move Cost~ value=~~ /&gt;&lt;property name=~Faction~ value=~Crimson Rogers~ /&gt;&lt;property name=~Text~ value=~Experienced • Unique • Loyal • Topman • Heroic Jemy inflicts 3 fewer hits during Boarding Attacks (minimum 0)~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1e0c38c7-dc57-4f75-b7f2-b1e758f21ad9~ name=~Jemy~&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3~ /&gt;&lt;property name=~Crew Max.~ value=~~ /&gt;&lt;property name=~Move Cost~ value=~~ /&gt;&lt;property name=~Faction~ value=~Crimson Rogers~ /&gt;&lt;property name=~Text~ value=~Experienced • Unique • Loyal • Topman • Heroic Jemy inflicts 3 fewer hits during Boarding Attacks (minimum 0)~ /&gt;&lt;/card&gt;</text:p>
          </table:table-cell>
          <table:table-cell office:value-type="string" office:string-value=" &lt;Relationship Target=~/cards/SS_jemyx.jpg~ Id=~C1e0c38c7-dc57-4f75-b7f2-b1e758f21ad9~ Type=~http://schemas.octgn.org/picture~/&gt;" table:formula="of:=CONCATENATE(&quot; &lt;Relationship Target=~/cards/&quot;;[.D53];&quot;.jpg~ Id=~C&quot;;[.C53];&quot;~ Type=~http://schemas.octgn.org/picture~/&gt;&quot;)" table:style-name="ce1">
            <text:p><text:s/>&lt;Relationship Target=~/cards/SS_jemyx.jpg~ Id=~C1e0c38c7-dc57-4f75-b7f2-b1e758f21ad9~ Type=~http://schemas.octgn.org/picture~/&gt;</text:p>
          </table:table-cell>
          <table:table-cell office:value-type="string" table:style-name="ce1">
            <text:p>1e0c38c7-dc57-4f75-b7f2-b1e758f21ad9</text:p>
          </table:table-cell>
          <table:table-cell office:value-type="string" table:style-name="ce1">
            <text:p>SS_jemyx</text:p>
          </table:table-cell>
          <table:table-cell office:value-type="string" table:style-name="ce1">
            <text:p>Jemy</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rimson Rogers</text:p>
          </table:table-cell>
          <table:table-cell office:value-type="string" table:style-name="ce1">
            <text:p>Experienced • Unique • Loyal • Topman • Heroic Jemy inflicts 3 fewer hits during Boarding Attacks (minimum 0)</text:p>
          </table:table-cell>
          <table:table-cell table:number-columns-repeated="16361"/>
        </table:table-row>
        <table:table-row table:style-name="ro2">
          <table:table-cell office:value-type="string" office:string-value="  &lt;card id=~8f25d613-2dde-4047-adf9-d897fe452bb0~ name=~Joern Keitelsson~&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Crimson Rogers~ /&gt;&lt;property name=~Text~ value=~Experienced • Unique • Loyal • First Mate • Swordsman +2 Your hand size is increased by 2.~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8f25d613-2dde-4047-adf9-d897fe452bb0~ name=~Joern Keitelsson~&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Crimson Rogers~ /&gt;&lt;property name=~Text~ value=~Experienced • Unique • Loyal • First Mate • Swordsman +2 Your hand size is increased by 2.~ /&gt;&lt;/card&gt;</text:p>
          </table:table-cell>
          <table:table-cell office:value-type="string" office:string-value=" &lt;Relationship Target=~/cards/SS_joernkeitelssonx.jpg~ Id=~C8f25d613-2dde-4047-adf9-d897fe452bb0~ Type=~http://schemas.octgn.org/picture~/&gt;" table:formula="of:=CONCATENATE(&quot; &lt;Relationship Target=~/cards/&quot;;[.D54];&quot;.jpg~ Id=~C&quot;;[.C54];&quot;~ Type=~http://schemas.octgn.org/picture~/&gt;&quot;)" table:style-name="ce1">
            <text:p><text:s/>&lt;Relationship Target=~/cards/SS_joernkeitelssonx.jpg~ Id=~C8f25d613-2dde-4047-adf9-d897fe452bb0~ Type=~http://schemas.octgn.org/picture~/&gt;</text:p>
          </table:table-cell>
          <table:table-cell office:value-type="string" table:style-name="ce1">
            <text:p>8f25d613-2dde-4047-adf9-d897fe452bb0</text:p>
          </table:table-cell>
          <table:table-cell office:value-type="string" table:style-name="ce1">
            <text:p>SS_joernkeitelssonx</text:p>
          </table:table-cell>
          <table:table-cell office:value-type="string" table:style-name="ce1">
            <text:p>Joern Keitelsson</text:p>
          </table:table-cell>
          <table:table-cell office:value-type="string" table:style-name="ce1">
            <text:p>F</text:p>
          </table:table-cell>
          <table:table-cell office:value-type="string" table:style-name="ce1">
            <text:p>crew</text:p>
          </table:table-cell>
          <table:table-cell office:value-type="float" office:value="10" table:style-name="ce1">
            <text:p>10</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Crimson Rogers</text:p>
          </table:table-cell>
          <table:table-cell office:value-type="string" table:style-name="ce1">
            <text:p>Experienced • Unique • Loyal • First Mate • Swordsman +2 Your hand size is increased by 2.</text:p>
          </table:table-cell>
          <table:table-cell table:number-columns-repeated="16361"/>
        </table:table-row>
        <table:table-row table:style-name="ro2">
          <table:table-cell office:value-type="string" office:string-value="  &lt;card id=~d286ba70-5ad4-4ab0-9796-91e8cf90697a~ name=~Jorund's Betrayal~&gt;&lt;property name=~Rarity~ value=~R~ /&gt;&lt;property name=~Type~ value=~actions~ /&gt;&lt;property name=~Cost~ value=~7~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completes a non•Artifact Adventure. The Adventure is discarded without benefit. If the player completing the Adventure has a Villainous crew in play, except Captain, Jorund's Betrayal target that player's Ship and inflicts 3 Hits.~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d286ba70-5ad4-4ab0-9796-91e8cf90697a~ name=~Jorund's Betrayal~&gt;&lt;property name=~Rarity~ value=~R~ /&gt;&lt;property name=~Type~ value=~actions~ /&gt;&lt;property name=~Cost~ value=~7~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completes a non•Artifact Adventure. The Adventure is discarded without benefit. If the player completing the Adventure has a Villainous crew in play, except Captain, Jorund's Betrayal target that player's Ship and inflicts 3 Hits.~ /&gt;&lt;/card&gt;</text:p>
          </table:table-cell>
          <table:table-cell office:value-type="string" office:string-value=" &lt;Relationship Target=~/cards/SS_jorundsbetrayal.jpg~ Id=~Cd286ba70-5ad4-4ab0-9796-91e8cf90697a~ Type=~http://schemas.octgn.org/picture~/&gt;" table:formula="of:=CONCATENATE(&quot; &lt;Relationship Target=~/cards/&quot;;[.D55];&quot;.jpg~ Id=~C&quot;;[.C55];&quot;~ Type=~http://schemas.octgn.org/picture~/&gt;&quot;)" table:style-name="ce1">
            <text:p><text:s/>&lt;Relationship Target=~/cards/SS_jorundsbetrayal.jpg~ Id=~Cd286ba70-5ad4-4ab0-9796-91e8cf90697a~ Type=~http://schemas.octgn.org/picture~/&gt;</text:p>
          </table:table-cell>
          <table:table-cell office:value-type="string" table:style-name="ce1">
            <text:p>d286ba70-5ad4-4ab0-9796-91e8cf90697a</text:p>
          </table:table-cell>
          <table:table-cell office:value-type="string" table:style-name="ce1">
            <text:p>SS_jorundsbetrayal</text:p>
          </table:table-cell>
          <table:table-cell office:value-type="string" table:style-name="ce1">
            <text:p>Jorund's Betrayal</text:p>
          </table:table-cell>
          <table:table-cell office:value-type="string" table:style-name="ce1">
            <text:p>R</text:p>
          </table:table-cell>
          <table:table-cell office:value-type="string" table:style-name="ce1">
            <text:p>actions</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player completes a non•Artifact Adventure. The Adventure is discarded without benefit. If the player completing the Adventure has a Villainous crew in play, except Captain, Jorund's Betrayal target that player's Ship and inflicts 3 Hits.</text:p>
          </table:table-cell>
          <table:table-cell table:number-columns-repeated="16361"/>
        </table:table-row>
        <table:table-row table:style-name="ro2">
          <table:table-cell office:value-type="string" office:string-value="  &lt;card id=~fbac5171-59cc-4813-b476-f432245c4f82~ name=~King Before Captain~&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except a Captain) with more than two completed adventures attached to the same skill. Discard all cards attached to the crew.~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fbac5171-59cc-4813-b476-f432245c4f82~ name=~King Before Captain~&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except a Captain) with more than two completed adventures attached to the same skill. Discard all cards attached to the crew.~ /&gt;&lt;/card&gt;</text:p>
          </table:table-cell>
          <table:table-cell office:value-type="string" office:string-value=" &lt;Relationship Target=~/cards/SS_kingbeforecaptain.jpg~ Id=~Cfbac5171-59cc-4813-b476-f432245c4f82~ Type=~http://schemas.octgn.org/picture~/&gt;" table:formula="of:=CONCATENATE(&quot; &lt;Relationship Target=~/cards/&quot;;[.D56];&quot;.jpg~ Id=~C&quot;;[.C56];&quot;~ Type=~http://schemas.octgn.org/picture~/&gt;&quot;)" table:style-name="ce1">
            <text:p><text:s/>&lt;Relationship Target=~/cards/SS_kingbeforecaptain.jpg~ Id=~Cfbac5171-59cc-4813-b476-f432245c4f82~ Type=~http://schemas.octgn.org/picture~/&gt;</text:p>
          </table:table-cell>
          <table:table-cell office:value-type="string" table:style-name="ce1">
            <text:p>fbac5171-59cc-4813-b476-f432245c4f82</text:p>
          </table:table-cell>
          <table:table-cell office:value-type="string" table:style-name="ce1">
            <text:p>SS_kingbeforecaptain</text:p>
          </table:table-cell>
          <table:table-cell office:value-type="string" table:style-name="ce1">
            <text:p>King Before Captain</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crew (except a Captain) with more than two completed adventures attached to the same skill. Discard all cards attached to the crew.</text:p>
          </table:table-cell>
          <table:table-cell table:number-columns-repeated="16361"/>
        </table:table-row>
        <table:table-row table:style-name="ro2">
          <table:table-cell office:value-type="string" office:string-value="  &lt;card id=~7f26a478-244d-4ea8-9fa1-6d7aa030f44e~ name=~La Bucca Defenses~&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Port You may only play this card if you have a Brotherhood Captain. As an action, any player in this Sea may tack this card by paying 3 Influence. Act: You may tack this card to targer a Ship in this Sea. Inflict a 5 Hit Cannon Attack on that Ship.~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7f26a478-244d-4ea8-9fa1-6d7aa030f44e~ name=~La Bucca Defenses~&gt;&lt;property name=~Rarity~ value=~R~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Port You may only play this card if you have a Brotherhood Captain. As an action, any player in this Sea may tack this card by paying 3 Influence. Act: You may tack this card to targer a Ship in this Sea. Inflict a 5 Hit Cannon Attack on that Ship.~ /&gt;&lt;/card&gt;</text:p>
          </table:table-cell>
          <table:table-cell office:value-type="string" office:string-value=" &lt;Relationship Target=~/cards/SS_LaBuccaDefenses.jpg~ Id=~C7f26a478-244d-4ea8-9fa1-6d7aa030f44e~ Type=~http://schemas.octgn.org/picture~/&gt;" table:formula="of:=CONCATENATE(&quot; &lt;Relationship Target=~/cards/&quot;;[.D57];&quot;.jpg~ Id=~C&quot;;[.C57];&quot;~ Type=~http://schemas.octgn.org/picture~/&gt;&quot;)" table:style-name="ce1">
            <text:p><text:s/>&lt;Relationship Target=~/cards/SS_LaBuccaDefenses.jpg~ Id=~C7f26a478-244d-4ea8-9fa1-6d7aa030f44e~ Type=~http://schemas.octgn.org/picture~/&gt;</text:p>
          </table:table-cell>
          <table:table-cell office:value-type="string" table:style-name="ce1">
            <text:p>7f26a478-244d-4ea8-9fa1-6d7aa030f44e</text:p>
          </table:table-cell>
          <table:table-cell office:value-type="string" table:style-name="ce1">
            <text:p>SS_LaBuccaDefenses</text:p>
          </table:table-cell>
          <table:table-cell office:value-type="string" table:style-name="ce1">
            <text:p>La Bucca Defenses</text:p>
          </table:table-cell>
          <table:table-cell office:value-type="string" table:style-name="ce1">
            <text:p>R</text:p>
          </table:table-cell>
          <table:table-cell office:value-type="string" table:style-name="ce1">
            <text:p>attachments</text:p>
          </table:table-cell>
          <table:table-cell office:value-type="float" office:value="6" table:style-name="ce1">
            <text:p>6</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a Boca Attachment • Unique • Port You may only play this card if you have a Brotherhood Captain. As an action, any player in this Sea may tack this card by paying 3 Influence. Act: You may tack this card to targer a Ship in this Sea. Inflict a 5 Hit Cannon Attack on that Ship.</text:p>
          </table:table-cell>
          <table:table-cell table:number-columns-repeated="16361"/>
        </table:table-row>
        <table:table-row table:style-name="ro2">
          <table:table-cell office:value-type="string" office:string-value="  &lt;card id=~7f842950-4a24-4aaf-b57b-057ca30e550d~ name=~Li'l Jim~&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2~ /&gt;&lt;property name=~Crew Max.~ value=~~ /&gt;&lt;property name=~Move Cost~ value=~~ /&gt;&lt;property name=~Faction~ value=~Gosse's Gentlemen~ /&gt;&lt;property name=~Text~ value=~Experienced • Unique • Loyal • Topman • Heroic Li'l Jim's Boarding Attacks that finish with a Club inflict 2 extra Hits.~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7f842950-4a24-4aaf-b57b-057ca30e550d~ name=~Li'l Jim~&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2~ /&gt;&lt;property name=~Crew Max.~ value=~~ /&gt;&lt;property name=~Move Cost~ value=~~ /&gt;&lt;property name=~Faction~ value=~Gosse's Gentlemen~ /&gt;&lt;property name=~Text~ value=~Experienced • Unique • Loyal • Topman • Heroic Li'l Jim's Boarding Attacks that finish with a Club inflict 2 extra Hits.~ /&gt;&lt;/card&gt;</text:p>
          </table:table-cell>
          <table:table-cell office:value-type="string" office:string-value=" &lt;Relationship Target=~/cards/SS_liljimx.jpg~ Id=~C7f842950-4a24-4aaf-b57b-057ca30e550d~ Type=~http://schemas.octgn.org/picture~/&gt;" table:formula="of:=CONCATENATE(&quot; &lt;Relationship Target=~/cards/&quot;;[.D58];&quot;.jpg~ Id=~C&quot;;[.C58];&quot;~ Type=~http://schemas.octgn.org/picture~/&gt;&quot;)" table:style-name="ce1">
            <text:p><text:s/>&lt;Relationship Target=~/cards/SS_liljimx.jpg~ Id=~C7f842950-4a24-4aaf-b57b-057ca30e550d~ Type=~http://schemas.octgn.org/picture~/&gt;</text:p>
          </table:table-cell>
          <table:table-cell office:value-type="string" table:style-name="ce1">
            <text:p>7f842950-4a24-4aaf-b57b-057ca30e550d</text:p>
          </table:table-cell>
          <table:table-cell office:value-type="string" table:style-name="ce1">
            <text:p>SS_liljimx</text:p>
          </table:table-cell>
          <table:table-cell office:value-type="string" table:style-name="ce1">
            <text:p>Li'l Jim</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Experienced • Unique • Loyal • Topman • Heroic Li'l Jim's Boarding Attacks that finish with a Club inflict 2 extra Hits.</text:p>
          </table:table-cell>
          <table:table-cell table:number-columns-repeated="16361"/>
        </table:table-row>
        <table:table-row table:style-name="ro2">
          <table:table-cell office:value-type="string" office:string-value="  &lt;card id=~5e52199d-6c11-486e-bc81-aa6940d3a14f~ name=~Lightning Flash~&gt;&lt;property name=~Rarity~ value=~C~ /&gt;&lt;property name=~Type~ value=~actions~ /&gt;&lt;property name=~Cost~ value=~6~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d sink a crew with an Influence cost less than 3. The cost to play this card is reduced by 2 (min. 1) if the targeted crew is in the Trade Sea or the Frothing Sea.~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5e52199d-6c11-486e-bc81-aa6940d3a14f~ name=~Lightning Flash~&gt;&lt;property name=~Rarity~ value=~C~ /&gt;&lt;property name=~Type~ value=~actions~ /&gt;&lt;property name=~Cost~ value=~6~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d sink a crew with an Influence cost less than 3. The cost to play this card is reduced by 2 (min. 1) if the targeted crew is in the Trade Sea or the Frothing Sea.~ /&gt;&lt;/card&gt;</text:p>
          </table:table-cell>
          <table:table-cell office:value-type="string" office:string-value=" &lt;Relationship Target=~/cards/SS_lightningflash.jpg~ Id=~C5e52199d-6c11-486e-bc81-aa6940d3a14f~ Type=~http://schemas.octgn.org/picture~/&gt;" table:formula="of:=CONCATENATE(&quot; &lt;Relationship Target=~/cards/&quot;;[.D59];&quot;.jpg~ Id=~C&quot;;[.C59];&quot;~ Type=~http://schemas.octgn.org/picture~/&gt;&quot;)" table:style-name="ce1">
            <text:p><text:s/>&lt;Relationship Target=~/cards/SS_lightningflash.jpg~ Id=~C5e52199d-6c11-486e-bc81-aa6940d3a14f~ Type=~http://schemas.octgn.org/picture~/&gt;</text:p>
          </table:table-cell>
          <table:table-cell office:value-type="string" table:style-name="ce1">
            <text:p>5e52199d-6c11-486e-bc81-aa6940d3a14f</text:p>
          </table:table-cell>
          <table:table-cell office:value-type="string" table:style-name="ce1">
            <text:p>SS_lightningflash</text:p>
          </table:table-cell>
          <table:table-cell office:value-type="string" table:style-name="ce1">
            <text:p>Lightning Flash</text:p>
          </table:table-cell>
          <table:table-cell office:value-type="string" table:style-name="ce1">
            <text:p>C</text:p>
          </table:table-cell>
          <table:table-cell office:value-type="string" table:style-name="ce1">
            <text:p>actions</text:p>
          </table:table-cell>
          <table:table-cell office:value-type="float" office:value="6" table:style-name="ce1">
            <text:p>6</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Target and sink a crew with an Influence cost less than 3. The cost to play this card is reduced by 2 (min. 1) if the targeted crew is in the Trade Sea or the Frothing Sea.</text:p>
          </table:table-cell>
          <table:table-cell table:number-columns-repeated="16361"/>
        </table:table-row>
        <table:table-row table:style-name="ro2">
          <table:table-cell office:value-type="string" office:string-value="  &lt;card id=~aa90c821-ad28-46af-a866-475dbb0fca1b~ name=~Livestock~&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one Sea closer to one of your uncompleted adventures. Beggining with the player on your left, ant player may discard 2 cards from their hand to cancel this action.~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aa90c821-ad28-46af-a866-475dbb0fca1b~ name=~Livestock~&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one Sea closer to one of your uncompleted adventures. Beggining with the player on your left, ant player may discard 2 cards from their hand to cancel this action.~ /&gt;&lt;/card&gt;</text:p>
          </table:table-cell>
          <table:table-cell office:value-type="string" office:string-value=" &lt;Relationship Target=~/cards/SS_livestock.jpg~ Id=~Caa90c821-ad28-46af-a866-475dbb0fca1b~ Type=~http://schemas.octgn.org/picture~/&gt;" table:formula="of:=CONCATENATE(&quot; &lt;Relationship Target=~/cards/&quot;;[.D60];&quot;.jpg~ Id=~C&quot;;[.C60];&quot;~ Type=~http://schemas.octgn.org/picture~/&gt;&quot;)" table:style-name="ce1">
            <text:p><text:s/>&lt;Relationship Target=~/cards/SS_livestock.jpg~ Id=~Caa90c821-ad28-46af-a866-475dbb0fca1b~ Type=~http://schemas.octgn.org/picture~/&gt;</text:p>
          </table:table-cell>
          <table:table-cell office:value-type="string" table:style-name="ce1">
            <text:p>aa90c821-ad28-46af-a866-475dbb0fca1b</text:p>
          </table:table-cell>
          <table:table-cell office:value-type="string" table:style-name="ce1">
            <text:p>SS_livestock</text:p>
          </table:table-cell>
          <table:table-cell office:value-type="string" table:style-name="ce1">
            <text:p>Livestock</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Move your Ship one Sea closer to one of your uncompleted adventures. Beggining with the player on your left, ant player may discard 2 cards from their hand to cancel this action.</text:p>
          </table:table-cell>
          <table:table-cell table:number-columns-repeated="16361"/>
        </table:table-row>
        <table:table-row table:style-name="ro2">
          <table:table-cell office:value-type="string" office:string-value="  &lt;card id=~17e7d57b-46c8-458d-82aa-fc3ee3079712~ name=~Locked in Death~&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have a Villainous Captain to play this card. React: Play after you inflict Hits with a Boarding Attack. Target the other Ship in the Boarding and inflicts 3 Hits on that Ship. Your ship then suffers 3 Hits.~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17e7d57b-46c8-458d-82aa-fc3ee3079712~ name=~Locked in Death~&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have a Villainous Captain to play this card. React: Play after you inflict Hits with a Boarding Attack. Target the other Ship in the Boarding and inflicts 3 Hits on that Ship. Your ship then suffers 3 Hits.~ /&gt;&lt;/card&gt;</text:p>
          </table:table-cell>
          <table:table-cell office:value-type="string" office:string-value=" &lt;Relationship Target=~/cards/SS_lockedindeath.jpg~ Id=~C17e7d57b-46c8-458d-82aa-fc3ee3079712~ Type=~http://schemas.octgn.org/picture~/&gt;" table:formula="of:=CONCATENATE(&quot; &lt;Relationship Target=~/cards/&quot;;[.D61];&quot;.jpg~ Id=~C&quot;;[.C61];&quot;~ Type=~http://schemas.octgn.org/picture~/&gt;&quot;)" table:style-name="ce1">
            <text:p><text:s/>&lt;Relationship Target=~/cards/SS_lockedindeath.jpg~ Id=~C17e7d57b-46c8-458d-82aa-fc3ee3079712~ Type=~http://schemas.octgn.org/picture~/&gt;</text:p>
          </table:table-cell>
          <table:table-cell office:value-type="string" table:style-name="ce1">
            <text:p>17e7d57b-46c8-458d-82aa-fc3ee3079712</text:p>
          </table:table-cell>
          <table:table-cell office:value-type="string" table:style-name="ce1">
            <text:p>SS_lockedindeath</text:p>
          </table:table-cell>
          <table:table-cell office:value-type="string" table:style-name="ce1">
            <text:p>Locked in Death</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ust have a Villainous Captain to play this card. React: Play after you inflict Hits with a Boarding Attack. Target the other Ship in the Boarding and inflicts 3 Hits on that Ship. Your ship then suffers 3 Hits.</text:p>
          </table:table-cell>
          <table:table-cell table:number-columns-repeated="16361"/>
        </table:table-row>
        <table:table-row table:style-name="ro2">
          <table:table-cell office:value-type="string" office:string-value="  &lt;card id=~6ecd7e47-5c1c-41cb-a085-85d9d8471c14~ name=~Marc Pierr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3~ /&gt;&lt;property name=~Crew Max.~ value=~~ /&gt;&lt;property name=~Move Cost~ value=~~ /&gt;&lt;property name=~Faction~ value=~Montaigne~ /&gt;&lt;property name=~Text~ value=~Loyal • No attachments • Swordsman +1 When Marc tacks to absorb Hits, he absorbs 2 extra Hits.~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6ecd7e47-5c1c-41cb-a085-85d9d8471c14~ name=~Marc Pierr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3~ /&gt;&lt;property name=~Crew Max.~ value=~~ /&gt;&lt;property name=~Move Cost~ value=~~ /&gt;&lt;property name=~Faction~ value=~Montaigne~ /&gt;&lt;property name=~Text~ value=~Loyal • No attachments • Swordsman +1 When Marc tacks to absorb Hits, he absorbs 2 extra Hits.~ /&gt;&lt;/card&gt;</text:p>
          </table:table-cell>
          <table:table-cell office:value-type="string" office:string-value=" &lt;Relationship Target=~/cards/SS_marcpierre.jpg~ Id=~C6ecd7e47-5c1c-41cb-a085-85d9d8471c14~ Type=~http://schemas.octgn.org/picture~/&gt;" table:formula="of:=CONCATENATE(&quot; &lt;Relationship Target=~/cards/&quot;;[.D62];&quot;.jpg~ Id=~C&quot;;[.C62];&quot;~ Type=~http://schemas.octgn.org/picture~/&gt;&quot;)" table:style-name="ce1">
            <text:p><text:s/>&lt;Relationship Target=~/cards/SS_marcpierre.jpg~ Id=~C6ecd7e47-5c1c-41cb-a085-85d9d8471c14~ Type=~http://schemas.octgn.org/picture~/&gt;</text:p>
          </table:table-cell>
          <table:table-cell office:value-type="string" table:style-name="ce1">
            <text:p>6ecd7e47-5c1c-41cb-a085-85d9d8471c14</text:p>
          </table:table-cell>
          <table:table-cell office:value-type="string" table:style-name="ce1">
            <text:p>SS_marcpierre</text:p>
          </table:table-cell>
          <table:table-cell office:value-type="string" table:style-name="ce1">
            <text:p>Marc Pierre</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Loyal • No attachments • Swordsman +1 When Marc tacks to absorb Hits, he absorbs 2 extra Hits.</text:p>
          </table:table-cell>
          <table:table-cell table:number-columns-repeated="16361"/>
        </table:table-row>
        <table:table-row table:style-name="ro2">
          <table:table-cell office:value-type="string" office:string-value="  &lt;card id=~96d46b69-2659-4df3-af7a-3951142603b4~ name=~Marker Barrel~&gt;&lt;property name=~Rarity~ value=~U~ /&gt;&lt;property name=~Type~ value=~attachments~ /&gt;&lt;property name=~Cost~ value=~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e Attachment You must attach this card to an Adventure you put into play as your last action. Any player in this Sea may sink Marker Barrel by tacking 1 Cannon as an action React: Discard this card when you are paying the completion cost of this Adventure to produce 3 Adventuring.~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96d46b69-2659-4df3-af7a-3951142603b4~ name=~Marker Barrel~&gt;&lt;property name=~Rarity~ value=~U~ /&gt;&lt;property name=~Type~ value=~attachments~ /&gt;&lt;property name=~Cost~ value=~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dventure Attachment You must attach this card to an Adventure you put into play as your last action. Any player in this Sea may sink Marker Barrel by tacking 1 Cannon as an action React: Discard this card when you are paying the completion cost of this Adventure to produce 3 Adventuring.~ /&gt;&lt;/card&gt;</text:p>
          </table:table-cell>
          <table:table-cell office:value-type="string" office:string-value=" &lt;Relationship Target=~/cards/SS_MarkerBarrel.jpg~ Id=~C96d46b69-2659-4df3-af7a-3951142603b4~ Type=~http://schemas.octgn.org/picture~/&gt;" table:formula="of:=CONCATENATE(&quot; &lt;Relationship Target=~/cards/&quot;;[.D63];&quot;.jpg~ Id=~C&quot;;[.C63];&quot;~ Type=~http://schemas.octgn.org/picture~/&gt;&quot;)" table:style-name="ce1">
            <text:p><text:s/>&lt;Relationship Target=~/cards/SS_MarkerBarrel.jpg~ Id=~C96d46b69-2659-4df3-af7a-3951142603b4~ Type=~http://schemas.octgn.org/picture~/&gt;</text:p>
          </table:table-cell>
          <table:table-cell office:value-type="string" table:style-name="ce1">
            <text:p>96d46b69-2659-4df3-af7a-3951142603b4</text:p>
          </table:table-cell>
          <table:table-cell office:value-type="string" table:style-name="ce1">
            <text:p>SS_MarkerBarrel</text:p>
          </table:table-cell>
          <table:table-cell office:value-type="string" table:style-name="ce1">
            <text:p>Marker Barrel</text:p>
          </table:table-cell>
          <table:table-cell office:value-type="string" table:style-name="ce1">
            <text:p>U</text:p>
          </table:table-cell>
          <table:table-cell office:value-type="string" table:style-name="ce1">
            <text:p>attachments</text:p>
          </table:table-cell>
          <table:table-cell office:value-type="float" office:value="1" table:style-name="ce1">
            <text:p>1</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dventure Attachment You must attach this card to an Adventure you put into play as your last action. Any player in this Sea may sink Marker Barrel by tacking 1 Cannon as an action React: Discard this card when you are paying the completion cost of this Adventure to produce 3 Adventuring.</text:p>
          </table:table-cell>
          <table:table-cell table:number-columns-repeated="16361"/>
        </table:table-row>
        <table:table-row table:style-name="ro2">
          <table:table-cell office:value-type="string" office:string-value="  &lt;card id=~dc4a69a7-6cdd-4ee3-91f9-a1b5fcfea560~ name=~Master of Wind and Tide~&gt;&lt;property name=~Rarity~ value=~U~ /&gt;&lt;property name=~Type~ value=~attachments~ /&gt;&lt;property name=~Cost~ value=~10~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Frothing Sea to play it. Any player in this Sea may discard it by producing 12 Swa. as an action. Card effects which discard or sink Sea Attachments may not target it. Act: Tack it to get and show a Control from your deck, shuffle your deck~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dc4a69a7-6cdd-4ee3-91f9-a1b5fcfea560~ name=~Master of Wind and Tide~&gt;&lt;property name=~Rarity~ value=~U~ /&gt;&lt;property name=~Type~ value=~attachments~ /&gt;&lt;property name=~Cost~ value=~10~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Frothing Sea to play it. Any player in this Sea may discard it by producing 12 Swa. as an action. Card effects which discard or sink Sea Attachments may not target it. Act: Tack it to get and show a Control from your deck, shuffle your deck~ /&gt;&lt;/card&gt;</text:p>
          </table:table-cell>
          <table:table-cell office:value-type="string" office:string-value=" &lt;Relationship Target=~/cards/SS_MasterofWindandTide.jpg~ Id=~Cdc4a69a7-6cdd-4ee3-91f9-a1b5fcfea560~ Type=~http://schemas.octgn.org/picture~/&gt;" table:formula="of:=CONCATENATE(&quot; &lt;Relationship Target=~/cards/&quot;;[.D64];&quot;.jpg~ Id=~C&quot;;[.C64];&quot;~ Type=~http://schemas.octgn.org/picture~/&gt;&quot;)" table:style-name="ce1">
            <text:p><text:s/>&lt;Relationship Target=~/cards/SS_MasterofWindandTide.jpg~ Id=~Cdc4a69a7-6cdd-4ee3-91f9-a1b5fcfea560~ Type=~http://schemas.octgn.org/picture~/&gt;</text:p>
          </table:table-cell>
          <table:table-cell office:value-type="string" table:style-name="ce1">
            <text:p>dc4a69a7-6cdd-4ee3-91f9-a1b5fcfea560</text:p>
          </table:table-cell>
          <table:table-cell office:value-type="string" table:style-name="ce1">
            <text:p>SS_MasterofWindandTide</text:p>
          </table:table-cell>
          <table:table-cell office:value-type="string" table:style-name="ce1">
            <text:p>Master of Wind and Tide</text:p>
          </table:table-cell>
          <table:table-cell office:value-type="string" table:style-name="ce1">
            <text:p>U</text:p>
          </table:table-cell>
          <table:table-cell office:value-type="string" table:style-name="ce1">
            <text:p>attachments</text:p>
          </table:table-cell>
          <table:table-cell office:value-type="float" office:value="10" table:style-name="ce1">
            <text:p>10</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3">
            <text:p>Frothing Sea Attachment - Unique - Control You must be in Frothing Sea to play it. Any player in this Sea may discard it by producing 12 Swa. as an action. Card effects which discard or sink Sea Attachments may not target it. Act: Tack it to get and show a Control from your deck, shuffle your deck</text:p>
          </table:table-cell>
          <table:table-cell table:number-columns-repeated="16361"/>
        </table:table-row>
        <table:table-row table:style-name="ro2">
          <table:table-cell office:value-type="string" office:string-value="  &lt;card id=~7812a28f-6279-48d9-9a1d-fda162c7e23e~ name=~Max Dische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2~ /&gt;&lt;property name=~Influence~ value=~1~ /&gt;&lt;property name=~Swashbuckling~ value=~2~ /&gt;&lt;property name=~Crew Max.~ value=~~ /&gt;&lt;property name=~Move Cost~ value=~~ /&gt;&lt;property name=~Faction~ value=~Gosse's Gentlemen~ /&gt;&lt;property name=~Text~ value=~Gunner~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7812a28f-6279-48d9-9a1d-fda162c7e23e~ name=~Max Discher~&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2~ /&gt;&lt;property name=~Influence~ value=~1~ /&gt;&lt;property name=~Swashbuckling~ value=~2~ /&gt;&lt;property name=~Crew Max.~ value=~~ /&gt;&lt;property name=~Move Cost~ value=~~ /&gt;&lt;property name=~Faction~ value=~Gosse's Gentlemen~ /&gt;&lt;property name=~Text~ value=~Gunner~ /&gt;&lt;/card&gt;</text:p>
          </table:table-cell>
          <table:table-cell office:value-type="string" office:string-value=" &lt;Relationship Target=~/cards/SS_maxdischer.jpg~ Id=~C7812a28f-6279-48d9-9a1d-fda162c7e23e~ Type=~http://schemas.octgn.org/picture~/&gt;" table:formula="of:=CONCATENATE(&quot; &lt;Relationship Target=~/cards/&quot;;[.D65];&quot;.jpg~ Id=~C&quot;;[.C65];&quot;~ Type=~http://schemas.octgn.org/picture~/&gt;&quot;)" table:style-name="ce1">
            <text:p><text:s/>&lt;Relationship Target=~/cards/SS_maxdischer.jpg~ Id=~C7812a28f-6279-48d9-9a1d-fda162c7e23e~ Type=~http://schemas.octgn.org/picture~/&gt;</text:p>
          </table:table-cell>
          <table:table-cell office:value-type="string" table:style-name="ce1">
            <text:p>7812a28f-6279-48d9-9a1d-fda162c7e23e</text:p>
          </table:table-cell>
          <table:table-cell office:value-type="string" table:style-name="ce1">
            <text:p>SS_maxdischer</text:p>
          </table:table-cell>
          <table:table-cell office:value-type="string" table:style-name="ce1">
            <text:p>Max Discher</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Gunner</text:p>
          </table:table-cell>
          <table:table-cell table:number-columns-repeated="16361"/>
        </table:table-row>
        <table:table-row table:style-name="ro2">
          <table:table-cell office:value-type="string" office:string-value="  &lt;card id=~e92920cb-8ec2-49c3-9351-e6ab316886c1~ name=~Merchant Quarte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this card by tacking 2 Cannon as an action. The completion costs of your Goods adventures are reduced by 1 (minimum 1).~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e92920cb-8ec2-49c3-9351-e6ab316886c1~ name=~Merchant Quarter~&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this card by tacking 2 Cannon as an action. The completion costs of your Goods adventures are reduced by 1 (minimum 1).~ /&gt;&lt;/card&gt;</text:p>
          </table:table-cell>
          <table:table-cell office:value-type="string" office:string-value=" &lt;Relationship Target=~/cards/SS_merchantquarter.jpg~ Id=~Ce92920cb-8ec2-49c3-9351-e6ab316886c1~ Type=~http://schemas.octgn.org/picture~/&gt;" table:formula="of:=CONCATENATE(&quot; &lt;Relationship Target=~/cards/&quot;;[.D66];&quot;.jpg~ Id=~C&quot;;[.C66];&quot;~ Type=~http://schemas.octgn.org/picture~/&gt;&quot;)" table:style-name="ce1">
            <text:p><text:s/>&lt;Relationship Target=~/cards/SS_merchantquarter.jpg~ Id=~Ce92920cb-8ec2-49c3-9351-e6ab316886c1~ Type=~http://schemas.octgn.org/picture~/&gt;</text:p>
          </table:table-cell>
          <table:table-cell office:value-type="string" table:style-name="ce1">
            <text:p>e92920cb-8ec2-49c3-9351-e6ab316886c1</text:p>
          </table:table-cell>
          <table:table-cell office:value-type="string" table:style-name="ce1">
            <text:p>SS_merchantquarter</text:p>
          </table:table-cell>
          <table:table-cell office:value-type="string" table:style-name="ce1">
            <text:p>Merchant Quarter</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Any player in this Sea may sink this card by tacking 2 Cannon as an action. The completion costs of your Goods adventures are reduced by 1 (minimum 1).</text:p>
          </table:table-cell>
          <table:table-cell table:number-columns-repeated="16361"/>
        </table:table-row>
        <table:table-row table:style-name="ro2">
          <table:table-cell office:value-type="string" office:string-value="  &lt;card id=~c7ed154a-3e05-4885-84fd-6eff0d402a12~ name=~Moment of Glor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mmediatly before you attach a card to one of your crew. Treat one of your crew with the No attachments trait as not having that trait for the purposes of attaching the card.~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c7ed154a-3e05-4885-84fd-6eff0d402a12~ name=~Moment of Glor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mmediatly before you attach a card to one of your crew. Treat one of your crew with the No attachments trait as not having that trait for the purposes of attaching the card.~ /&gt;&lt;/card&gt;</text:p>
          </table:table-cell>
          <table:table-cell office:value-type="string" office:string-value=" &lt;Relationship Target=~/cards/SS_momentofglory.jpg~ Id=~Cc7ed154a-3e05-4885-84fd-6eff0d402a12~ Type=~http://schemas.octgn.org/picture~/&gt;" table:formula="of:=CONCATENATE(&quot; &lt;Relationship Target=~/cards/&quot;;[.D67];&quot;.jpg~ Id=~C&quot;;[.C67];&quot;~ Type=~http://schemas.octgn.org/picture~/&gt;&quot;)" table:style-name="ce1">
            <text:p><text:s/>&lt;Relationship Target=~/cards/SS_momentofglory.jpg~ Id=~Cc7ed154a-3e05-4885-84fd-6eff0d402a12~ Type=~http://schemas.octgn.org/picture~/&gt;</text:p>
          </table:table-cell>
          <table:table-cell office:value-type="string" table:style-name="ce1">
            <text:p>c7ed154a-3e05-4885-84fd-6eff0d402a12</text:p>
          </table:table-cell>
          <table:table-cell office:value-type="string" table:style-name="ce1">
            <text:p>SS_momentofglory</text:p>
          </table:table-cell>
          <table:table-cell office:value-type="string" table:style-name="ce1">
            <text:p>Moment of Glor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immediatly before you attach a card to one of your crew. Treat one of your crew with the No attachments trait as not having that trait for the purposes of attaching the card.</text:p>
          </table:table-cell>
          <table:table-cell table:number-columns-repeated="16361"/>
        </table:table-row>
        <table:table-row table:style-name="ro2">
          <table:table-cell office:value-type="string" office:string-value="  &lt;card id=~d1a74f64-febd-451e-8df2-4ce5b2caf512~ name=~Mother in La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You must attach it to the Starting Sea of another Captain in play. If a Ship is in this Sea at the end of the action phase and that Ship's Captain has this Sea as his Starting Sea, that Captain's controller draws 1 fewer card (min.0) during the draw phase~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d1a74f64-febd-451e-8df2-4ce5b2caf512~ name=~Mother in La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You must attach it to the Starting Sea of another Captain in play. If a Ship is in this Sea at the end of the action phase and that Ship's Captain has this Sea as his Starting Sea, that Captain's controller draws 1 fewer card (min.0) during the draw phase~ /&gt;&lt;/card&gt;</text:p>
          </table:table-cell>
          <table:table-cell office:value-type="string" office:string-value=" &lt;Relationship Target=~/cards/SS_MotherinLaw.jpg~ Id=~Cd1a74f64-febd-451e-8df2-4ce5b2caf512~ Type=~http://schemas.octgn.org/picture~/&gt;" table:formula="of:=CONCATENATE(&quot; &lt;Relationship Target=~/cards/&quot;;[.D68];&quot;.jpg~ Id=~C&quot;;[.C68];&quot;~ Type=~http://schemas.octgn.org/picture~/&gt;&quot;)" table:style-name="ce1">
            <text:p><text:s/>&lt;Relationship Target=~/cards/SS_MotherinLaw.jpg~ Id=~Cd1a74f64-febd-451e-8df2-4ce5b2caf512~ Type=~http://schemas.octgn.org/picture~/&gt;</text:p>
          </table:table-cell>
          <table:table-cell office:value-type="string" table:style-name="ce1">
            <text:p>d1a74f64-febd-451e-8df2-4ce5b2caf512</text:p>
          </table:table-cell>
          <table:table-cell office:value-type="string" table:style-name="ce1">
            <text:p>SS_MotherinLaw</text:p>
          </table:table-cell>
          <table:table-cell office:value-type="string" table:style-name="ce1">
            <text:p>Mother in Law</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You must attach it to the Starting Sea of another Captain in play. If a Ship is in this Sea at the end of the action phase and that Ship's Captain has this Sea as his Starting Sea, that Captain's controller draws 1 fewer card (min.0) during the draw phase</text:p>
          </table:table-cell>
          <table:table-cell table:number-columns-repeated="16361"/>
        </table:table-row>
        <table:table-row table:style-name="ro2">
          <table:table-cell office:value-type="string" office:string-value="  &lt;card id=~671bfa19-28de-4345-9d37-70dfbbdd8f78~ name=~Mumblety Peg~&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1~ /&gt;&lt;property name=~Swashbuckling~ value=~3~ /&gt;&lt;property name=~Crew Max.~ value=~~ /&gt;&lt;property name=~Move Cost~ value=~~ /&gt;&lt;property name=~Faction~ value=~Explorer's Society~ /&gt;&lt;property name=~Text~ value=~Unique • Villainous • Swordsman +1 Mumblety may not be part of your starting crew. Mumblety's Influence Cost is increased by 2 if you have a First Mate in play.~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671bfa19-28de-4345-9d37-70dfbbdd8f78~ name=~Mumblety Peg~&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1~ /&gt;&lt;property name=~Swashbuckling~ value=~3~ /&gt;&lt;property name=~Crew Max.~ value=~~ /&gt;&lt;property name=~Move Cost~ value=~~ /&gt;&lt;property name=~Faction~ value=~Explorer's Society~ /&gt;&lt;property name=~Text~ value=~Unique • Villainous • Swordsman +1 Mumblety may not be part of your starting crew. Mumblety's Influence Cost is increased by 2 if you have a First Mate in play.~ /&gt;&lt;/card&gt;</text:p>
          </table:table-cell>
          <table:table-cell office:value-type="string" office:string-value=" &lt;Relationship Target=~/cards/SS_mumbletypeg.jpg~ Id=~C671bfa19-28de-4345-9d37-70dfbbdd8f78~ Type=~http://schemas.octgn.org/picture~/&gt;" table:formula="of:=CONCATENATE(&quot; &lt;Relationship Target=~/cards/&quot;;[.D69];&quot;.jpg~ Id=~C&quot;;[.C69];&quot;~ Type=~http://schemas.octgn.org/picture~/&gt;&quot;)" table:style-name="ce1">
            <text:p><text:s/>&lt;Relationship Target=~/cards/SS_mumbletypeg.jpg~ Id=~C671bfa19-28de-4345-9d37-70dfbbdd8f78~ Type=~http://schemas.octgn.org/picture~/&gt;</text:p>
          </table:table-cell>
          <table:table-cell office:value-type="string" table:style-name="ce1">
            <text:p>671bfa19-28de-4345-9d37-70dfbbdd8f78</text:p>
          </table:table-cell>
          <table:table-cell office:value-type="string" table:style-name="ce1">
            <text:p>SS_mumbletypeg</text:p>
          </table:table-cell>
          <table:table-cell office:value-type="string" table:style-name="ce1">
            <text:p>Mumblety Peg</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Unique • Villainous • Swordsman +1 Mumblety may not be part of your starting crew. Mumblety's Influence Cost is increased by 2 if you have a First Mate in play.</text:p>
          </table:table-cell>
          <table:table-cell table:number-columns-repeated="16361"/>
        </table:table-row>
        <table:table-row table:style-name="ro2">
          <table:table-cell office:value-type="string" office:string-value="  &lt;card id=~ae6760ea-e39a-4e8e-b72f-d9ac33199ff0~ name=~Nicole Cowbey~&gt;&lt;property name=~Rarity~ value=~U~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2~ /&gt;&lt;property name=~Swashbuckling~ value=~3~ /&gt;&lt;property name=~Crew Max.~ value=~~ /&gt;&lt;property name=~Move Cost~ value=~~ /&gt;&lt;property name=~Faction~ value=~Sea Dogs~ /&gt;&lt;property name=~Text~ value=~Experienced Tom Toblin • Unique • Loyal The title of this card is Tom Toblin for Experienced purposes. Your crew with the No attachments trait may have one Item attachment attached.~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ae6760ea-e39a-4e8e-b72f-d9ac33199ff0~ name=~Nicole Cowbey~&gt;&lt;property name=~Rarity~ value=~U~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1~ /&gt;&lt;property name=~Influence~ value=~2~ /&gt;&lt;property name=~Swashbuckling~ value=~3~ /&gt;&lt;property name=~Crew Max.~ value=~~ /&gt;&lt;property name=~Move Cost~ value=~~ /&gt;&lt;property name=~Faction~ value=~Sea Dogs~ /&gt;&lt;property name=~Text~ value=~Experienced Tom Toblin • Unique • Loyal The title of this card is Tom Toblin for Experienced purposes. Your crew with the No attachments trait may have one Item attachment attached.~ /&gt;&lt;/card&gt;</text:p>
          </table:table-cell>
          <table:table-cell office:value-type="string" office:string-value=" &lt;Relationship Target=~/cards/SS_nicolecowbey.jpg~ Id=~Cae6760ea-e39a-4e8e-b72f-d9ac33199ff0~ Type=~http://schemas.octgn.org/picture~/&gt;" table:formula="of:=CONCATENATE(&quot; &lt;Relationship Target=~/cards/&quot;;[.D70];&quot;.jpg~ Id=~C&quot;;[.C70];&quot;~ Type=~http://schemas.octgn.org/picture~/&gt;&quot;)" table:style-name="ce1">
            <text:p><text:s/>&lt;Relationship Target=~/cards/SS_nicolecowbey.jpg~ Id=~Cae6760ea-e39a-4e8e-b72f-d9ac33199ff0~ Type=~http://schemas.octgn.org/picture~/&gt;</text:p>
          </table:table-cell>
          <table:table-cell office:value-type="string" table:style-name="ce1">
            <text:p>ae6760ea-e39a-4e8e-b72f-d9ac33199ff0</text:p>
          </table:table-cell>
          <table:table-cell office:value-type="string" table:style-name="ce1">
            <text:p>SS_nicolecowbey</text:p>
          </table:table-cell>
          <table:table-cell office:value-type="string" table:style-name="ce1">
            <text:p>Nicole Cowbey</text:p>
          </table:table-cell>
          <table:table-cell office:value-type="string" table:style-name="ce1">
            <text:p>U</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Sea Dogs</text:p>
          </table:table-cell>
          <table:table-cell office:value-type="string" table:style-name="ce1">
            <text:p>Experienced Tom Toblin • Unique • Loyal The title of this card is Tom Toblin for Experienced purposes. Your crew with the No attachments trait may have one Item attachment attached.</text:p>
          </table:table-cell>
          <table:table-cell table:number-columns-repeated="16361"/>
        </table:table-row>
        <table:table-row table:style-name="ro2">
          <table:table-cell office:value-type="string" office:string-value="  &lt;card id=~0d0e666e-9afc-40c6-b820-a58aa80c9793~ name=~Night of Horror~&gt;&lt;property name=~Rarity~ value=~U~ /&gt;&lt;property name=~Type~ value=~actions~ /&gt;&lt;property name=~Cost~ value=~3~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Mirror. Inflict 5 hits on that Ship.~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0d0e666e-9afc-40c6-b820-a58aa80c9793~ name=~Night of Horror~&gt;&lt;property name=~Rarity~ value=~U~ /&gt;&lt;property name=~Type~ value=~actions~ /&gt;&lt;property name=~Cost~ value=~3~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Mirror. Inflict 5 hits on that Ship.~ /&gt;&lt;/card&gt;</text:p>
          </table:table-cell>
          <table:table-cell office:value-type="string" office:string-value=" &lt;Relationship Target=~/cards/SS_nightofhorror.jpg~ Id=~C0d0e666e-9afc-40c6-b820-a58aa80c9793~ Type=~http://schemas.octgn.org/picture~/&gt;" table:formula="of:=CONCATENATE(&quot; &lt;Relationship Target=~/cards/&quot;;[.D71];&quot;.jpg~ Id=~C&quot;;[.C71];&quot;~ Type=~http://schemas.octgn.org/picture~/&gt;&quot;)" table:style-name="ce1">
            <text:p><text:s/>&lt;Relationship Target=~/cards/SS_nightofhorror.jpg~ Id=~C0d0e666e-9afc-40c6-b820-a58aa80c9793~ Type=~http://schemas.octgn.org/picture~/&gt;</text:p>
          </table:table-cell>
          <table:table-cell office:value-type="string" table:style-name="ce1">
            <text:p>0d0e666e-9afc-40c6-b820-a58aa80c9793</text:p>
          </table:table-cell>
          <table:table-cell office:value-type="string" table:style-name="ce1">
            <text:p>SS_nightofhorror</text:p>
          </table:table-cell>
          <table:table-cell office:value-type="string" table:style-name="ce1">
            <text:p>Night of Horror</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string" table:style-name="ce1">
            <text:p>M+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Ship in the Mirror. Inflict 5 hits on that Ship.</text:p>
          </table:table-cell>
          <table:table-cell table:number-columns-repeated="16361"/>
        </table:table-row>
        <table:table-row table:style-name="ro2">
          <table:table-cell office:value-type="string" office:string-value="  &lt;card id=~a24339dc-9025-4026-bcc6-91fe1ba7935b~ name=~No Survivor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your Captain to sink all crew on board the two ships involved in the Boarding with an Influence cost less than 3.~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a24339dc-9025-4026-bcc6-91fe1ba7935b~ name=~No Survivor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your Captain to sink all crew on board the two ships involved in the Boarding with an Influence cost less than 3.~ /&gt;&lt;/card&gt;</text:p>
          </table:table-cell>
          <table:table-cell office:value-type="string" office:string-value=" &lt;Relationship Target=~/cards/SS_nosurvivors.jpg~ Id=~Ca24339dc-9025-4026-bcc6-91fe1ba7935b~ Type=~http://schemas.octgn.org/picture~/&gt;" table:formula="of:=CONCATENATE(&quot; &lt;Relationship Target=~/cards/&quot;;[.D72];&quot;.jpg~ Id=~C&quot;;[.C72];&quot;~ Type=~http://schemas.octgn.org/picture~/&gt;&quot;)" table:style-name="ce1">
            <text:p><text:s/>&lt;Relationship Target=~/cards/SS_nosurvivors.jpg~ Id=~Ca24339dc-9025-4026-bcc6-91fe1ba7935b~ Type=~http://schemas.octgn.org/picture~/&gt;</text:p>
          </table:table-cell>
          <table:table-cell office:value-type="string" table:style-name="ce1">
            <text:p>a24339dc-9025-4026-bcc6-91fe1ba7935b</text:p>
          </table:table-cell>
          <table:table-cell office:value-type="string" table:style-name="ce1">
            <text:p>SS_nosurvivors</text:p>
          </table:table-cell>
          <table:table-cell office:value-type="string" table:style-name="ce1">
            <text:p>No Survivor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nstead of performing a Boarding Attack. Tack your Captain to sink all crew on board the two ships involved in the Boarding with an Influence cost less than 3.</text:p>
          </table:table-cell>
          <table:table-cell table:number-columns-repeated="16361"/>
        </table:table-row>
        <table:table-row table:style-name="ro2">
          <table:table-cell office:value-type="string" office:string-value="  &lt;card id=~d3e61c27-e797-42bd-ad53-1e95708b1e62~ name=~Orf Helfir~&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3~ /&gt;&lt;property name=~Crew Max.~ value=~~ /&gt;&lt;property name=~Move Cost~ value=~~ /&gt;&lt;property name=~Faction~ value=~Vesten~ /&gt;&lt;property name=~Text~ value=~Unique • Loyal • Villainous • Swordsman +2 Act: Tack Orf to target a Ship in this or an adjacent Sea. That Ship's player must target one of his or her crew. Play a card from your hand as a Boarding Attack to begin a Duel between Orf and the target crew.~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d3e61c27-e797-42bd-ad53-1e95708b1e62~ name=~Orf Helfir~&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3~ /&gt;&lt;property name=~Crew Max.~ value=~~ /&gt;&lt;property name=~Move Cost~ value=~~ /&gt;&lt;property name=~Faction~ value=~Vesten~ /&gt;&lt;property name=~Text~ value=~Unique • Loyal • Villainous • Swordsman +2 Act: Tack Orf to target a Ship in this or an adjacent Sea. That Ship's player must target one of his or her crew. Play a card from your hand as a Boarding Attack to begin a Duel between Orf and the target crew.~ /&gt;&lt;/card&gt;</text:p>
          </table:table-cell>
          <table:table-cell office:value-type="string" office:string-value=" &lt;Relationship Target=~/cards/SS_orfhelfir.jpg~ Id=~Cd3e61c27-e797-42bd-ad53-1e95708b1e62~ Type=~http://schemas.octgn.org/picture~/&gt;" table:formula="of:=CONCATENATE(&quot; &lt;Relationship Target=~/cards/&quot;;[.D73];&quot;.jpg~ Id=~C&quot;;[.C73];&quot;~ Type=~http://schemas.octgn.org/picture~/&gt;&quot;)" table:style-name="ce1">
            <text:p><text:s/>&lt;Relationship Target=~/cards/SS_orfhelfir.jpg~ Id=~Cd3e61c27-e797-42bd-ad53-1e95708b1e62~ Type=~http://schemas.octgn.org/picture~/&gt;</text:p>
          </table:table-cell>
          <table:table-cell office:value-type="string" table:style-name="ce1">
            <text:p>d3e61c27-e797-42bd-ad53-1e95708b1e62</text:p>
          </table:table-cell>
          <table:table-cell office:value-type="string" table:style-name="ce1">
            <text:p>SS_orfhelfir</text:p>
          </table:table-cell>
          <table:table-cell office:value-type="string" table:style-name="ce1">
            <text:p>Orf Helfir</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 Loyal • Villainous • Swordsman +2 Act: Tack Orf to target a Ship in this or an adjacent Sea. That Ship's player must target one of his or her crew. Play a card from your hand as a Boarding Attack to begin a Duel between Orf and the target crew.</text:p>
          </table:table-cell>
          <table:table-cell table:number-columns-repeated="16361"/>
        </table:table-row>
        <table:table-row table:style-name="ro2">
          <table:table-cell office:value-type="string" office:string-value="  &lt;card id=~605a0bc6-5924-4e61-b8c7-21aa7de5cdd7~ name=~Out of Action~&gt;&lt;property name=~Rarity~ value=~U~ /&gt;&lt;property name=~Type~ value=~actions~ /&gt;&lt;property name=~Cost~ value=~1~ /&gt;&lt;property name=~Cost Type~ value=~In~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one of your Ally is being discarded or sunk. Place the Ally in your hand instead.~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605a0bc6-5924-4e61-b8c7-21aa7de5cdd7~ name=~Out of Action~&gt;&lt;property name=~Rarity~ value=~U~ /&gt;&lt;property name=~Type~ value=~actions~ /&gt;&lt;property name=~Cost~ value=~1~ /&gt;&lt;property name=~Cost Type~ value=~In~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one of your Ally is being discarded or sunk. Place the Ally in your hand instead.~ /&gt;&lt;/card&gt;</text:p>
          </table:table-cell>
          <table:table-cell office:value-type="string" office:string-value=" &lt;Relationship Target=~/cards/SS_outofaction.jpg~ Id=~C605a0bc6-5924-4e61-b8c7-21aa7de5cdd7~ Type=~http://schemas.octgn.org/picture~/&gt;" table:formula="of:=CONCATENATE(&quot; &lt;Relationship Target=~/cards/&quot;;[.D74];&quot;.jpg~ Id=~C&quot;;[.C74];&quot;~ Type=~http://schemas.octgn.org/picture~/&gt;&quot;)" table:style-name="ce1">
            <text:p><text:s/>&lt;Relationship Target=~/cards/SS_outofaction.jpg~ Id=~C605a0bc6-5924-4e61-b8c7-21aa7de5cdd7~ Type=~http://schemas.octgn.org/picture~/&gt;</text:p>
          </table:table-cell>
          <table:table-cell office:value-type="string" table:style-name="ce1">
            <text:p>605a0bc6-5924-4e61-b8c7-21aa7de5cdd7</text:p>
          </table:table-cell>
          <table:table-cell office:value-type="string" table:style-name="ce1">
            <text:p>SS_outofaction</text:p>
          </table:table-cell>
          <table:table-cell office:value-type="string" table:style-name="ce1">
            <text:p>Out of Action</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this card when one of your Ally is being discarded or sunk. Place the Ally in your hand instead.</text:p>
          </table:table-cell>
          <table:table-cell table:number-columns-repeated="16361"/>
        </table:table-row>
        <table:table-row table:style-name="ro2">
          <table:table-cell office:value-type="string" office:string-value="  &lt;card id=~fb1a9019-a123-4c01-9786-0ba13aa5c8aa~ name=~Pulled From the Sea~&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n Adventuring cost to produce 3 Adventuring As the Hanged Man approaches Alesio's coordinates, Allende's eyes~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fb1a9019-a123-4c01-9786-0ba13aa5c8aa~ name=~Pulled From the Sea~&gt;&lt;property name=~Rarity~ value=~C~ /&gt;&lt;property name=~Type~ value=~actions~ /&gt;&lt;property name=~Cost~ value=~1~ /&gt;&lt;property name=~Cost Type~ value=~In~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paying an Adventuring cost to produce 3 Adventuring As the Hanged Man approaches Alesio's coordinates, Allende's eyes~ /&gt;&lt;/card&gt;</text:p>
          </table:table-cell>
          <table:table-cell office:value-type="string" office:string-value=" &lt;Relationship Target=~/cards/SS_pulledfromthesea.jpg~ Id=~Cfb1a9019-a123-4c01-9786-0ba13aa5c8aa~ Type=~http://schemas.octgn.org/picture~/&gt;" table:formula="of:=CONCATENATE(&quot; &lt;Relationship Target=~/cards/&quot;;[.D75];&quot;.jpg~ Id=~C&quot;;[.C75];&quot;~ Type=~http://schemas.octgn.org/picture~/&gt;&quot;)" table:style-name="ce1">
            <text:p><text:s/>&lt;Relationship Target=~/cards/SS_pulledfromthesea.jpg~ Id=~Cfb1a9019-a123-4c01-9786-0ba13aa5c8aa~ Type=~http://schemas.octgn.org/picture~/&gt;</text:p>
          </table:table-cell>
          <table:table-cell office:value-type="string" table:style-name="ce1">
            <text:p>fb1a9019-a123-4c01-9786-0ba13aa5c8aa</text:p>
          </table:table-cell>
          <table:table-cell office:value-type="string" table:style-name="ce1">
            <text:p>SS_pulledfromthesea</text:p>
          </table:table-cell>
          <table:table-cell office:value-type="string" table:style-name="ce1">
            <text:p>Pulled From the Sea</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paying an Adventuring cost to produce 3 Adventuring As the Hanged Man approaches Alesio's coordinates, Allende's eyes</text:p>
          </table:table-cell>
          <table:table-cell table:number-columns-repeated="16361"/>
        </table:table-row>
        <table:table-row table:style-name="ro2">
          <table:table-cell office:value-type="string" office:string-value="  &lt;card id=~b06bf7ad-acd6-4f0e-968d-e8cf40ce6aad~ name=~Queen Eleanor~&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2 Knack Act: If all your crew are tacked, tack Queen Eleanor to move your Ship to the Trade Sea.~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b06bf7ad-acd6-4f0e-968d-e8cf40ce6aad~ name=~Queen Eleanor~&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2 Knack Act: If all your crew are tacked, tack Queen Eleanor to move your Ship to the Trade Sea.~ /&gt;&lt;/card&gt;</text:p>
          </table:table-cell>
          <table:table-cell office:value-type="string" office:string-value=" &lt;Relationship Target=~/cards/SS_QueenEleanor.jpg~ Id=~Cb06bf7ad-acd6-4f0e-968d-e8cf40ce6aad~ Type=~http://schemas.octgn.org/picture~/&gt;" table:formula="of:=CONCATENATE(&quot; &lt;Relationship Target=~/cards/&quot;;[.D76];&quot;.jpg~ Id=~C&quot;;[.C76];&quot;~ Type=~http://schemas.octgn.org/picture~/&gt;&quot;)" table:style-name="ce1">
            <text:p><text:s/>&lt;Relationship Target=~/cards/SS_QueenEleanor.jpg~ Id=~Cb06bf7ad-acd6-4f0e-968d-e8cf40ce6aad~ Type=~http://schemas.octgn.org/picture~/&gt;</text:p>
          </table:table-cell>
          <table:table-cell office:value-type="string" table:style-name="ce1">
            <text:p>b06bf7ad-acd6-4f0e-968d-e8cf40ce6aad</text:p>
          </table:table-cell>
          <table:table-cell office:value-type="string" table:style-name="ce1">
            <text:p>SS_QueenEleanor</text:p>
          </table:table-cell>
          <table:table-cell office:value-type="string" table:style-name="ce1">
            <text:p>Queen Eleanor</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Glamour 2 Knack Act: If all your crew are tacked, tack Queen Eleanor to move your Ship to the Trade Sea.</text:p>
          </table:table-cell>
          <table:table-cell table:number-columns-repeated="16361"/>
        </table:table-row>
        <table:table-row table:style-name="ro2">
          <table:table-cell office:value-type="string" office:string-value="  &lt;card id=~eb71d12a-b21c-4f01-be97-6e0e56dd9dfc~ name=~Rabbit's Foot~&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Discard this card after you discard the top card of your deck to change the Boarding Attack on the discard to be the Boarding Attack of your choice.~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eb71d12a-b21c-4f01-be97-6e0e56dd9dfc~ name=~Rabbit's Foot~&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Discard this card after you discard the top card of your deck to change the Boarding Attack on the discard to be the Boarding Attack of your choice.~ /&gt;&lt;/card&gt;</text:p>
          </table:table-cell>
          <table:table-cell office:value-type="string" office:string-value=" &lt;Relationship Target=~/cards/SS_RabbitsFoot.jpg~ Id=~Ceb71d12a-b21c-4f01-be97-6e0e56dd9dfc~ Type=~http://schemas.octgn.org/picture~/&gt;" table:formula="of:=CONCATENATE(&quot; &lt;Relationship Target=~/cards/&quot;;[.D77];&quot;.jpg~ Id=~C&quot;;[.C77];&quot;~ Type=~http://schemas.octgn.org/picture~/&gt;&quot;)" table:style-name="ce1">
            <text:p><text:s/>&lt;Relationship Target=~/cards/SS_RabbitsFoot.jpg~ Id=~Ceb71d12a-b21c-4f01-be97-6e0e56dd9dfc~ Type=~http://schemas.octgn.org/picture~/&gt;</text:p>
          </table:table-cell>
          <table:table-cell office:value-type="string" table:style-name="ce1">
            <text:p>eb71d12a-b21c-4f01-be97-6e0e56dd9dfc</text:p>
          </table:table-cell>
          <table:table-cell office:value-type="string" table:style-name="ce1">
            <text:p>SS_RabbitsFoot</text:p>
          </table:table-cell>
          <table:table-cell office:value-type="string" table:style-name="ce1">
            <text:p>Rabbit's Foot</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React: Discard this card after you discard the top card of your deck to change the Boarding Attack on the discard to be the Boarding Attack of your choice.</text:p>
          </table:table-cell>
          <table:table-cell table:number-columns-repeated="16361"/>
        </table:table-row>
        <table:table-row table:style-name="ro2">
          <table:table-cell office:value-type="string" office:string-value="  &lt;card id=~e74a0f7d-ccb4-4179-90cd-b9f8da3ffc81~ name=~Rats in the Hold~&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 Unique Any player in this Sea may tack 6 Swashbuckling as an action to sink the Rats in the Hold. The controller of this Ship has their hand size reduced by 1.~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e74a0f7d-ccb4-4179-90cd-b9f8da3ffc81~ name=~Rats in the Hold~&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 Unique Any player in this Sea may tack 6 Swashbuckling as an action to sink the Rats in the Hold. The controller of this Ship has their hand size reduced by 1.~ /&gt;&lt;/card&gt;</text:p>
          </table:table-cell>
          <table:table-cell office:value-type="string" office:string-value=" &lt;Relationship Target=~/cards/SS_RatsintheHold.jpg~ Id=~Ce74a0f7d-ccb4-4179-90cd-b9f8da3ffc81~ Type=~http://schemas.octgn.org/picture~/&gt;" table:formula="of:=CONCATENATE(&quot; &lt;Relationship Target=~/cards/&quot;;[.D78];&quot;.jpg~ Id=~C&quot;;[.C78];&quot;~ Type=~http://schemas.octgn.org/picture~/&gt;&quot;)" table:style-name="ce1">
            <text:p><text:s/>&lt;Relationship Target=~/cards/SS_RatsintheHold.jpg~ Id=~Ce74a0f7d-ccb4-4179-90cd-b9f8da3ffc81~ Type=~http://schemas.octgn.org/picture~/&gt;</text:p>
          </table:table-cell>
          <table:table-cell office:value-type="string" table:style-name="ce1">
            <text:p>e74a0f7d-ccb4-4179-90cd-b9f8da3ffc81</text:p>
          </table:table-cell>
          <table:table-cell office:value-type="string" table:style-name="ce1">
            <text:p>SS_RatsintheHold</text:p>
          </table:table-cell>
          <table:table-cell office:value-type="string" table:style-name="ce1">
            <text:p>Rats in the Hold</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Opponent's Ship Attachment • Unique Any player in this Sea may tack 6 Swashbuckling as an action to sink the Rats in the Hold. The controller of this Ship has their hand size reduced by 1.</text:p>
          </table:table-cell>
          <table:table-cell table:number-columns-repeated="16361"/>
        </table:table-row>
        <table:table-row table:style-name="ro2">
          <table:table-cell office:value-type="string" office:string-value="  &lt;card id=~26a5190a-ba08-4b00-ba89-c569703d1772~ name=~Ricardo Ramos~&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0~ /&gt;&lt;property name=~Influence~ value=~0~ /&gt;&lt;property name=~Swashbuckling~ value=~1~ /&gt;&lt;property name=~Crew Max.~ value=~~ /&gt;&lt;property name=~Move Cost~ value=~~ /&gt;&lt;property name=~Faction~ value=~Castille~ /&gt;&lt;property name=~Text~ value=~Unique • Loyal • Gunner When Ricardo tacks to produce Cannon for a Cannon Attack, the target Ship's controller may cancel the attack by paying Sailing equal to his Ship's move cost.~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26a5190a-ba08-4b00-ba89-c569703d1772~ name=~Ricardo Ramos~&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5~ /&gt;&lt;property name=~Sailing~ value=~0~ /&gt;&lt;property name=~Adventuring~ value=~0~ /&gt;&lt;property name=~Influence~ value=~0~ /&gt;&lt;property name=~Swashbuckling~ value=~1~ /&gt;&lt;property name=~Crew Max.~ value=~~ /&gt;&lt;property name=~Move Cost~ value=~~ /&gt;&lt;property name=~Faction~ value=~Castille~ /&gt;&lt;property name=~Text~ value=~Unique • Loyal • Gunner When Ricardo tacks to produce Cannon for a Cannon Attack, the target Ship's controller may cancel the attack by paying Sailing equal to his Ship's move cost.~ /&gt;&lt;/card&gt;</text:p>
          </table:table-cell>
          <table:table-cell office:value-type="string" office:string-value=" &lt;Relationship Target=~/cards/SS_ricardoramos.jpg~ Id=~C26a5190a-ba08-4b00-ba89-c569703d1772~ Type=~http://schemas.octgn.org/picture~/&gt;" table:formula="of:=CONCATENATE(&quot; &lt;Relationship Target=~/cards/&quot;;[.D79];&quot;.jpg~ Id=~C&quot;;[.C79];&quot;~ Type=~http://schemas.octgn.org/picture~/&gt;&quot;)" table:style-name="ce1">
            <text:p><text:s/>&lt;Relationship Target=~/cards/SS_ricardoramos.jpg~ Id=~C26a5190a-ba08-4b00-ba89-c569703d1772~ Type=~http://schemas.octgn.org/picture~/&gt;</text:p>
          </table:table-cell>
          <table:table-cell office:value-type="string" table:style-name="ce1">
            <text:p>26a5190a-ba08-4b00-ba89-c569703d1772</text:p>
          </table:table-cell>
          <table:table-cell office:value-type="string" table:style-name="ce1">
            <text:p>SS_ricardoramos</text:p>
          </table:table-cell>
          <table:table-cell office:value-type="string" table:style-name="ce1">
            <text:p>Ricardo Ramos</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5" table:style-name="ce1">
            <text:p>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Unique • Loyal • Gunner When Ricardo tacks to produce Cannon for a Cannon Attack, the target Ship's controller may cancel the attack by paying Sailing equal to his Ship's move cost.</text:p>
          </table:table-cell>
          <table:table-cell table:number-columns-repeated="16361"/>
        </table:table-row>
        <table:table-row table:style-name="ro2">
          <table:table-cell office:value-type="string" office:string-value="  &lt;card id=~21fd86bf-9b92-47e5-9385-09735295f58a~ name=~Rune Knowledg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Knack +1 Laerdom~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21fd86bf-9b92-47e5-9385-09735295f58a~ name=~Rune Knowledg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Knack +1 Laerdom~ /&gt;&lt;/card&gt;</text:p>
          </table:table-cell>
          <table:table-cell office:value-type="string" office:string-value=" &lt;Relationship Target=~/cards/SS_RuneKnowledge.jpg~ Id=~C21fd86bf-9b92-47e5-9385-09735295f58a~ Type=~http://schemas.octgn.org/picture~/&gt;" table:formula="of:=CONCATENATE(&quot; &lt;Relationship Target=~/cards/&quot;;[.D80];&quot;.jpg~ Id=~C&quot;;[.C80];&quot;~ Type=~http://schemas.octgn.org/picture~/&gt;&quot;)" table:style-name="ce1">
            <text:p><text:s/>&lt;Relationship Target=~/cards/SS_RuneKnowledge.jpg~ Id=~C21fd86bf-9b92-47e5-9385-09735295f58a~ Type=~http://schemas.octgn.org/picture~/&gt;</text:p>
          </table:table-cell>
          <table:table-cell office:value-type="string" table:style-name="ce1">
            <text:p>21fd86bf-9b92-47e5-9385-09735295f58a</text:p>
          </table:table-cell>
          <table:table-cell office:value-type="string" table:style-name="ce1">
            <text:p>SS_RuneKnowledge</text:p>
          </table:table-cell>
          <table:table-cell office:value-type="string" table:style-name="ce1">
            <text:p>Rune Knowledge</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Laerdom Knack +1 Laerdom</text:p>
          </table:table-cell>
          <table:table-cell table:number-columns-repeated="16361"/>
        </table:table-row>
        <table:table-row table:style-name="ro2">
          <table:table-cell office:value-type="string" office:string-value="  &lt;card id=~721126cf-9229-40d2-9760-798db04df441~ name=~Sabine Montjoy~&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unaligned~ /&gt;&lt;property name=~Text~ value=~React: Tack Sabine when another Ship attempts a Boarding with your Ship to cancel the Boarding attempt.~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721126cf-9229-40d2-9760-798db04df441~ name=~Sabine Montjoy~&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unaligned~ /&gt;&lt;property name=~Text~ value=~React: Tack Sabine when another Ship attempts a Boarding with your Ship to cancel the Boarding attempt.~ /&gt;&lt;/card&gt;</text:p>
          </table:table-cell>
          <table:table-cell office:value-type="string" office:string-value=" &lt;Relationship Target=~/cards/SS_sabinemontjoy.jpg~ Id=~C721126cf-9229-40d2-9760-798db04df441~ Type=~http://schemas.octgn.org/picture~/&gt;" table:formula="of:=CONCATENATE(&quot; &lt;Relationship Target=~/cards/&quot;;[.D81];&quot;.jpg~ Id=~C&quot;;[.C81];&quot;~ Type=~http://schemas.octgn.org/picture~/&gt;&quot;)" table:style-name="ce1">
            <text:p><text:s/>&lt;Relationship Target=~/cards/SS_sabinemontjoy.jpg~ Id=~C721126cf-9229-40d2-9760-798db04df441~ Type=~http://schemas.octgn.org/picture~/&gt;</text:p>
          </table:table-cell>
          <table:table-cell office:value-type="string" table:style-name="ce1">
            <text:p>721126cf-9229-40d2-9760-798db04df441</text:p>
          </table:table-cell>
          <table:table-cell office:value-type="string" table:style-name="ce1">
            <text:p>SS_sabinemontjoy</text:p>
          </table:table-cell>
          <table:table-cell office:value-type="string" table:style-name="ce1">
            <text:p>Sabine Montjoy</text:p>
          </table:table-cell>
          <table:table-cell office:value-type="string" table:style-name="ce1">
            <text:p>C</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React: Tack Sabine when another Ship attempts a Boarding with your Ship to cancel the Boarding attempt.</text:p>
          </table:table-cell>
          <table:table-cell table:number-columns-repeated="16361"/>
        </table:table-row>
        <table:table-row table:style-name="ro2">
          <table:table-cell office:value-type="string" office:string-value="  &lt;card id=~be252d1c-e927-4942-aed3-e217773a2d7c~ name=~Sea Chante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2 or more of your crew to produce Sailing. Untack one of the crew which just tacked to produce Sailing.~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be252d1c-e927-4942-aed3-e217773a2d7c~ name=~Sea Chante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2 or more of your crew to produce Sailing. Untack one of the crew which just tacked to produce Sailing.~ /&gt;&lt;/card&gt;</text:p>
          </table:table-cell>
          <table:table-cell office:value-type="string" office:string-value=" &lt;Relationship Target=~/cards/SS_seachantey.jpg~ Id=~Cbe252d1c-e927-4942-aed3-e217773a2d7c~ Type=~http://schemas.octgn.org/picture~/&gt;" table:formula="of:=CONCATENATE(&quot; &lt;Relationship Target=~/cards/&quot;;[.D82];&quot;.jpg~ Id=~C&quot;;[.C82];&quot;~ Type=~http://schemas.octgn.org/picture~/&gt;&quot;)" table:style-name="ce1">
            <text:p><text:s/>&lt;Relationship Target=~/cards/SS_seachantey.jpg~ Id=~Cbe252d1c-e927-4942-aed3-e217773a2d7c~ Type=~http://schemas.octgn.org/picture~/&gt;</text:p>
          </table:table-cell>
          <table:table-cell office:value-type="string" table:style-name="ce1">
            <text:p>be252d1c-e927-4942-aed3-e217773a2d7c</text:p>
          </table:table-cell>
          <table:table-cell office:value-type="string" table:style-name="ce1">
            <text:p>SS_seachantey</text:p>
          </table:table-cell>
          <table:table-cell office:value-type="string" table:style-name="ce1">
            <text:p>Sea Chante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tack 2 or more of your crew to produce Sailing. Untack one of the crew which just tacked to produce Sailing.</text:p>
          </table:table-cell>
          <table:table-cell table:number-columns-repeated="16361"/>
        </table:table-row>
        <table:table-row table:style-name="ro2">
          <table:table-cell office:value-type="string" office:string-value="  &lt;card id=~a245cff1-7b87-4045-b788-00e36daa63f5~ name=~Secret Stash~&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this card by tacking 3 Swashbuckling as an action. React: Sink Secret Stash when paying an Adventuring cost to produce 3 Adventuring.~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a245cff1-7b87-4045-b788-00e36daa63f5~ name=~Secret Stash~&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Any player in this Sea may sink this card by tacking 3 Swashbuckling as an action. React: Sink Secret Stash when paying an Adventuring cost to produce 3 Adventuring.~ /&gt;&lt;/card&gt;</text:p>
          </table:table-cell>
          <table:table-cell office:value-type="string" office:string-value=" &lt;Relationship Target=~/cards/SS_SecretStash.jpg~ Id=~Ca245cff1-7b87-4045-b788-00e36daa63f5~ Type=~http://schemas.octgn.org/picture~/&gt;" table:formula="of:=CONCATENATE(&quot; &lt;Relationship Target=~/cards/&quot;;[.D83];&quot;.jpg~ Id=~C&quot;;[.C83];&quot;~ Type=~http://schemas.octgn.org/picture~/&gt;&quot;)" table:style-name="ce1">
            <text:p><text:s/>&lt;Relationship Target=~/cards/SS_SecretStash.jpg~ Id=~Ca245cff1-7b87-4045-b788-00e36daa63f5~ Type=~http://schemas.octgn.org/picture~/&gt;</text:p>
          </table:table-cell>
          <table:table-cell office:value-type="string" table:style-name="ce1">
            <text:p>a245cff1-7b87-4045-b788-00e36daa63f5</text:p>
          </table:table-cell>
          <table:table-cell office:value-type="string" table:style-name="ce1">
            <text:p>SS_SecretStash</text:p>
          </table:table-cell>
          <table:table-cell office:value-type="string" table:style-name="ce1">
            <text:p>Secret Stash</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Any player in this Sea may sink this card by tacking 3 Swashbuckling as an action. React: Sink Secret Stash when paying an Adventuring cost to produce 3 Adventuring.</text:p>
          </table:table-cell>
          <table:table-cell table:number-columns-repeated="16361"/>
        </table:table-row>
        <table:table-row table:style-name="ro2">
          <table:table-cell office:value-type="string" office:string-value="  &lt;card id=~9366c602-86ff-4ea6-bee0-d5b406280a65~ name=~She's Coming Apart!~&gt;&lt;property name=~Rarity~ value=~U~ /&gt;&lt;property name=~Type~ value=~actions~ /&gt;&lt;property name=~Cost~ value=~2~ /&gt;&lt;property name=~Cost Type~ value=~Ad~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Until the end of the turn, that ship immediatly suffers 1 Hit each time it enters a Sea.~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9366c602-86ff-4ea6-bee0-d5b406280a65~ name=~She's Coming Apart!~&gt;&lt;property name=~Rarity~ value=~U~ /&gt;&lt;property name=~Type~ value=~actions~ /&gt;&lt;property name=~Cost~ value=~2~ /&gt;&lt;property name=~Cost Type~ value=~Ad~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Until the end of the turn, that ship immediatly suffers 1 Hit each time it enters a Sea.~ /&gt;&lt;/card&gt;</text:p>
          </table:table-cell>
          <table:table-cell office:value-type="string" office:string-value=" &lt;Relationship Target=~/cards/SS_shescomingapart.jpg~ Id=~C9366c602-86ff-4ea6-bee0-d5b406280a65~ Type=~http://schemas.octgn.org/picture~/&gt;" table:formula="of:=CONCATENATE(&quot; &lt;Relationship Target=~/cards/&quot;;[.D84];&quot;.jpg~ Id=~C&quot;;[.C84];&quot;~ Type=~http://schemas.octgn.org/picture~/&gt;&quot;)" table:style-name="ce1">
            <text:p><text:s/>&lt;Relationship Target=~/cards/SS_shescomingapart.jpg~ Id=~C9366c602-86ff-4ea6-bee0-d5b406280a65~ Type=~http://schemas.octgn.org/picture~/&gt;</text:p>
          </table:table-cell>
          <table:table-cell office:value-type="string" table:style-name="ce1">
            <text:p>9366c602-86ff-4ea6-bee0-d5b406280a65</text:p>
          </table:table-cell>
          <table:table-cell office:value-type="string" table:style-name="ce1">
            <text:p>SS_shescomingapart</text:p>
          </table:table-cell>
          <table:table-cell office:value-type="string" table:style-name="ce1">
            <text:p>She's Coming Apart!</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3" table:style-name="ce1">
            <text:p>3</text:p>
          </table:table-cell>
          <table:table-cell office:value-type="string" table:style-name="ce1">
            <text:p>Sw</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Until the end of the turn, that ship immediatly suffers 1 Hit each time it enters a Sea.</text:p>
          </table:table-cell>
          <table:table-cell table:number-columns-repeated="16361"/>
        </table:table-row>
        <table:table-row table:style-name="ro2">
          <table:table-cell office:value-type="string" office:string-value="  &lt;card id=~c4078d09-a91f-4538-b059-716211e75ffd~ name=~Ship's Boat~&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 Unique The Ship's Boat counts as one crew against your crew maximum. React: Tack this card immediately after you have completed an Adventure. Untack one of your crew which tacked to pay the Adventuring cost of that Adventure.~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c4078d09-a91f-4538-b059-716211e75ffd~ name=~Ship's Boat~&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 Unique The Ship's Boat counts as one crew against your crew maximum. React: Tack this card immediately after you have completed an Adventure. Untack one of your crew which tacked to pay the Adventuring cost of that Adventure.~ /&gt;&lt;/card&gt;</text:p>
          </table:table-cell>
          <table:table-cell office:value-type="string" office:string-value=" &lt;Relationship Target=~/cards/SS_shipsboat.jpg~ Id=~Cc4078d09-a91f-4538-b059-716211e75ffd~ Type=~http://schemas.octgn.org/picture~/&gt;" table:formula="of:=CONCATENATE(&quot; &lt;Relationship Target=~/cards/&quot;;[.D85];&quot;.jpg~ Id=~C&quot;;[.C85];&quot;~ Type=~http://schemas.octgn.org/picture~/&gt;&quot;)" table:style-name="ce1">
            <text:p><text:s/>&lt;Relationship Target=~/cards/SS_shipsboat.jpg~ Id=~Cc4078d09-a91f-4538-b059-716211e75ffd~ Type=~http://schemas.octgn.org/picture~/&gt;</text:p>
          </table:table-cell>
          <table:table-cell office:value-type="string" table:style-name="ce1">
            <text:p>c4078d09-a91f-4538-b059-716211e75ffd</text:p>
          </table:table-cell>
          <table:table-cell office:value-type="string" table:style-name="ce1">
            <text:p>SS_shipsboat</text:p>
          </table:table-cell>
          <table:table-cell office:value-type="string" table:style-name="ce1">
            <text:p>Ship's Boat</text:p>
          </table:table-cell>
          <table:table-cell office:value-type="string" table:style-name="ce1">
            <text:p>R</text:p>
          </table:table-cell>
          <table:table-cell office:value-type="string" table:style-name="ce1">
            <text:p>attachment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 Unique The Ship's Boat counts as one crew against your crew maximum. React: Tack this card immediately after you have completed an Adventure. Untack one of your crew which tacked to pay the Adventuring cost of that Adventure.</text:p>
          </table:table-cell>
          <table:table-cell table:number-columns-repeated="16361"/>
        </table:table-row>
        <table:table-row table:style-name="ro2">
          <table:table-cell office:value-type="string" office:string-value="  &lt;card id=~fc89ca74-b450-44a0-8f39-b2b48868fee2~ name=~Ship's Brig~&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React: Tack Ship's Brig when another player is targeting one of your Villainous crew. Cancel the effects of the action. Tack the targeted crew if it is untacked.~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fc89ca74-b450-44a0-8f39-b2b48868fee2~ name=~Ship's Brig~&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React: Tack Ship's Brig when another player is targeting one of your Villainous crew. Cancel the effects of the action. Tack the targeted crew if it is untacked.~ /&gt;&lt;/card&gt;</text:p>
          </table:table-cell>
          <table:table-cell office:value-type="string" office:string-value=" &lt;Relationship Target=~/cards/SS_shipsbrig.jpg~ Id=~Cfc89ca74-b450-44a0-8f39-b2b48868fee2~ Type=~http://schemas.octgn.org/picture~/&gt;" table:formula="of:=CONCATENATE(&quot; &lt;Relationship Target=~/cards/&quot;;[.D86];&quot;.jpg~ Id=~C&quot;;[.C86];&quot;~ Type=~http://schemas.octgn.org/picture~/&gt;&quot;)" table:style-name="ce1">
            <text:p><text:s/>&lt;Relationship Target=~/cards/SS_shipsbrig.jpg~ Id=~Cfc89ca74-b450-44a0-8f39-b2b48868fee2~ Type=~http://schemas.octgn.org/picture~/&gt;</text:p>
          </table:table-cell>
          <table:table-cell office:value-type="string" table:style-name="ce1">
            <text:p>fc89ca74-b450-44a0-8f39-b2b48868fee2</text:p>
          </table:table-cell>
          <table:table-cell office:value-type="string" table:style-name="ce1">
            <text:p>SS_shipsbrig</text:p>
          </table:table-cell>
          <table:table-cell office:value-type="string" table:style-name="ce1">
            <text:p>Ship's Brig</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React: Tack Ship's Brig when another player is targeting one of your Villainous crew. Cancel the effects of the action. Tack the targeted crew if it is untacked.</text:p>
          </table:table-cell>
          <table:table-cell table:number-columns-repeated="16361"/>
        </table:table-row>
        <table:table-row table:style-name="ro2">
          <table:table-cell office:value-type="string" office:string-value="  &lt;card id=~aa40ef0f-fd94-429b-a46e-62bfb629f86c~ name=~Skeletal Boarding Gang~&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 • No attachments • Skeletal (This crew may not tack to absorb Hits. Place this crew in your discard pile when it sinks.) • When this card sinks to absorb Hits during a Boarding, it absorbs 1 extra Hit.~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aa40ef0f-fd94-429b-a46e-62bfb629f86c~ name=~Skeletal Boarding Gang~&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Black Freighter~ /&gt;&lt;property name=~Text~ value=~Loyal • No attachments • Skeletal (This crew may not tack to absorb Hits. Place this crew in your discard pile when it sinks.) • When this card sinks to absorb Hits during a Boarding, it absorbs 1 extra Hit.~ /&gt;&lt;/card&gt;</text:p>
          </table:table-cell>
          <table:table-cell office:value-type="string" office:string-value=" &lt;Relationship Target=~/cards/SS_SkeletalBoardingGang.jpg~ Id=~Caa40ef0f-fd94-429b-a46e-62bfb629f86c~ Type=~http://schemas.octgn.org/picture~/&gt;" table:formula="of:=CONCATENATE(&quot; &lt;Relationship Target=~/cards/&quot;;[.D87];&quot;.jpg~ Id=~C&quot;;[.C87];&quot;~ Type=~http://schemas.octgn.org/picture~/&gt;&quot;)" table:style-name="ce1">
            <text:p><text:s/>&lt;Relationship Target=~/cards/SS_SkeletalBoardingGang.jpg~ Id=~Caa40ef0f-fd94-429b-a46e-62bfb629f86c~ Type=~http://schemas.octgn.org/picture~/&gt;</text:p>
          </table:table-cell>
          <table:table-cell office:value-type="string" table:style-name="ce1">
            <text:p>aa40ef0f-fd94-429b-a46e-62bfb629f86c</text:p>
          </table:table-cell>
          <table:table-cell office:value-type="string" table:style-name="ce1">
            <text:p>SS_SkeletalBoardingGang</text:p>
          </table:table-cell>
          <table:table-cell office:value-type="string" table:style-name="ce1">
            <text:p>Skeletal Boarding Gang</text:p>
          </table:table-cell>
          <table:table-cell office:value-type="string" table:style-name="ce1">
            <text:p>U</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lack Freighter</text:p>
          </table:table-cell>
          <table:table-cell office:value-type="string" table:style-name="ce1">
            <text:p>Loyal • No attachments • Skeletal (This crew may not tack to absorb Hits. Place this crew in your discard pile when it sinks.) • When this card sinks to absorb Hits during a Boarding, it absorbs 1 extra Hit.</text:p>
          </table:table-cell>
          <table:table-cell table:number-columns-repeated="16361"/>
        </table:table-row>
        <table:table-row table:style-name="ro2">
          <table:table-cell office:value-type="string" office:string-value="  &lt;card id=~02b64a8d-f60d-4e6d-9217-fd493a743a2b~ name=~Slow Tack~&gt;&lt;property name=~Rarity~ value=~C~ /&gt;&lt;property name=~Type~ value=~actions~ /&gt;&lt;property name=~Cost~ value=~M+0~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 the remainder of the turn, all of your cannon attacks inflict 1 extra Hit.~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02b64a8d-f60d-4e6d-9217-fd493a743a2b~ name=~Slow Tack~&gt;&lt;property name=~Rarity~ value=~C~ /&gt;&lt;property name=~Type~ value=~actions~ /&gt;&lt;property name=~Cost~ value=~M+0~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 the remainder of the turn, all of your cannon attacks inflict 1 extra Hit.~ /&gt;&lt;/card&gt;</text:p>
          </table:table-cell>
          <table:table-cell office:value-type="string" office:string-value=" &lt;Relationship Target=~/cards/SS_slowtack.jpg~ Id=~C02b64a8d-f60d-4e6d-9217-fd493a743a2b~ Type=~http://schemas.octgn.org/picture~/&gt;" table:formula="of:=CONCATENATE(&quot; &lt;Relationship Target=~/cards/&quot;;[.D88];&quot;.jpg~ Id=~C&quot;;[.C88];&quot;~ Type=~http://schemas.octgn.org/picture~/&gt;&quot;)" table:style-name="ce1">
            <text:p><text:s/>&lt;Relationship Target=~/cards/SS_slowtack.jpg~ Id=~C02b64a8d-f60d-4e6d-9217-fd493a743a2b~ Type=~http://schemas.octgn.org/picture~/&gt;</text:p>
          </table:table-cell>
          <table:table-cell office:value-type="string" table:style-name="ce1">
            <text:p>02b64a8d-f60d-4e6d-9217-fd493a743a2b</text:p>
          </table:table-cell>
          <table:table-cell office:value-type="string" table:style-name="ce1">
            <text:p>SS_slowtack</text:p>
          </table:table-cell>
          <table:table-cell office:value-type="string" table:style-name="ce1">
            <text:p>Slow Tack</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table:number-columns-repeated="4"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For the remainder of the turn, all of your cannon attacks inflict 1 extra Hit.</text:p>
          </table:table-cell>
          <table:table-cell table:number-columns-repeated="16361"/>
        </table:table-row>
        <table:table-row table:style-name="ro2">
          <table:table-cell office:value-type="string" office:string-value="  &lt;card id=~0e4efbf1-a430-4f95-95fc-de06ad8340f1~ name=~Succubu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Porte cards in play. Tack those cards.~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0e4efbf1-a430-4f95-95fc-de06ad8340f1~ name=~Succubu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ll Porte cards in play. Tack those cards.~ /&gt;&lt;/card&gt;</text:p>
          </table:table-cell>
          <table:table-cell office:value-type="string" office:string-value=" &lt;Relationship Target=~/cards/SS_Succubus.jpg~ Id=~C0e4efbf1-a430-4f95-95fc-de06ad8340f1~ Type=~http://schemas.octgn.org/picture~/&gt;" table:formula="of:=CONCATENATE(&quot; &lt;Relationship Target=~/cards/&quot;;[.D89];&quot;.jpg~ Id=~C&quot;;[.C89];&quot;~ Type=~http://schemas.octgn.org/picture~/&gt;&quot;)" table:style-name="ce1">
            <text:p><text:s/>&lt;Relationship Target=~/cards/SS_Succubus.jpg~ Id=~C0e4efbf1-a430-4f95-95fc-de06ad8340f1~ Type=~http://schemas.octgn.org/picture~/&gt;</text:p>
          </table:table-cell>
          <table:table-cell office:value-type="string" table:style-name="ce1">
            <text:p>0e4efbf1-a430-4f95-95fc-de06ad8340f1</text:p>
          </table:table-cell>
          <table:table-cell office:value-type="string" table:style-name="ce1">
            <text:p>SS_Succubus</text:p>
          </table:table-cell>
          <table:table-cell office:value-type="string" table:style-name="ce1">
            <text:p>Succubus</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ll Porte cards in play. Tack those cards.</text:p>
          </table:table-cell>
          <table:table-cell table:number-columns-repeated="16361"/>
        </table:table-row>
        <table:table-row table:style-name="ro2">
          <table:table-cell office:value-type="string" office:string-value="  &lt;card id=~a5eb6a11-ba13-47fe-88fd-a5fd75bf3032~ name=~Swift Vengeance~&gt;&lt;property name=~Rarity~ value=~U~ /&gt;&lt;property name=~Type~ value=~attachments~ /&gt;&lt;property name=~Cost~ value=~10~ /&gt;&lt;property name=~Cost Type~ value=~S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 • Unique • Control You must be in the Mirror to play it.Any player in this Sea may discard it by producing 12 Adv. as an action. Card effects which discard or sink Sea attachments may not target it. Act: Tack it to get and show a Control from your deck, shuffle your deck.~ /&gt;&lt;/card&gt;"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table:style-name="ce1">
            <text:p><text:s text:c="2"/>&lt;card id=~a5eb6a11-ba13-47fe-88fd-a5fd75bf3032~ name=~Swift Vengeance~&gt;&lt;property name=~Rarity~ value=~U~ /&gt;&lt;property name=~Type~ value=~attachments~ /&gt;&lt;property name=~Cost~ value=~10~ /&gt;&lt;property name=~Cost Type~ value=~S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Mirror Attachment • Unique • Control You must be in the Mirror to play it.Any player in this Sea may discard it by producing 12 Adv. as an action. Card effects which discard or sink Sea attachments may not target it. Act: Tack it to get and show a Control from your deck, shuffle your deck.~ /&gt;&lt;/card&gt;</text:p>
          </table:table-cell>
          <table:table-cell office:value-type="string" office:string-value=" &lt;Relationship Target=~/cards/SS_SwiftVengeance.jpg~ Id=~Ca5eb6a11-ba13-47fe-88fd-a5fd75bf3032~ Type=~http://schemas.octgn.org/picture~/&gt;" table:formula="of:=CONCATENATE(&quot; &lt;Relationship Target=~/cards/&quot;;[.D90];&quot;.jpg~ Id=~C&quot;;[.C90];&quot;~ Type=~http://schemas.octgn.org/picture~/&gt;&quot;)" table:style-name="ce1">
            <text:p><text:s/>&lt;Relationship Target=~/cards/SS_SwiftVengeance.jpg~ Id=~Ca5eb6a11-ba13-47fe-88fd-a5fd75bf3032~ Type=~http://schemas.octgn.org/picture~/&gt;</text:p>
          </table:table-cell>
          <table:table-cell office:value-type="string" table:style-name="ce1">
            <text:p>a5eb6a11-ba13-47fe-88fd-a5fd75bf3032</text:p>
          </table:table-cell>
          <table:table-cell office:value-type="string" table:style-name="ce1">
            <text:p>SS_SwiftVengeance</text:p>
          </table:table-cell>
          <table:table-cell office:value-type="string" table:style-name="ce1">
            <text:p>Swift Vengeance</text:p>
          </table:table-cell>
          <table:table-cell office:value-type="string" table:style-name="ce1">
            <text:p>U</text:p>
          </table:table-cell>
          <table:table-cell office:value-type="string" table:style-name="ce1">
            <text:p>attachments</text:p>
          </table:table-cell>
          <table:table-cell office:value-type="float" office:value="10" table:style-name="ce1">
            <text:p>10</text:p>
          </table:table-cell>
          <table:table-cell office:value-type="string" table:style-name="ce1">
            <text:p>Sa</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e Mirror Attachment • Unique • Control You must be in the Mirror to play it.Any player in this Sea may discard it by producing 12 Adv. as an action. Card effects which discard or sink Sea attachments may not target it. Act: Tack it to get and show a Control from your deck, shuffle your deck.</text:p>
          </table:table-cell>
          <table:table-cell table:number-columns-repeated="16361"/>
        </table:table-row>
        <table:table-row table:style-name="ro2">
          <table:table-cell office:value-type="string" office:string-value="  &lt;card id=~131e502b-ddfd-454f-bb07-30dcb3a87256~ name=~Swimming with Shark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a Boarding with your Ship that you do not cancel. Target and sink a crew on the other Ship with an Influence cost less than 2.~ /&gt;&lt;/card&gt;"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table:style-name="ce1">
            <text:p><text:s text:c="2"/>&lt;card id=~131e502b-ddfd-454f-bb07-30dcb3a87256~ name=~Swimming with Sharks~&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a Boarding with your Ship that you do not cancel. Target and sink a crew on the other Ship with an Influence cost less than 2.~ /&gt;&lt;/card&gt;</text:p>
          </table:table-cell>
          <table:table-cell office:value-type="string" office:string-value=" &lt;Relationship Target=~/cards/SS_swimmingiwthsharks.jpg~ Id=~C131e502b-ddfd-454f-bb07-30dcb3a87256~ Type=~http://schemas.octgn.org/picture~/&gt;" table:formula="of:=CONCATENATE(&quot; &lt;Relationship Target=~/cards/&quot;;[.D91];&quot;.jpg~ Id=~C&quot;;[.C91];&quot;~ Type=~http://schemas.octgn.org/picture~/&gt;&quot;)" table:style-name="ce1">
            <text:p><text:s/>&lt;Relationship Target=~/cards/SS_swimmingiwthsharks.jpg~ Id=~C131e502b-ddfd-454f-bb07-30dcb3a87256~ Type=~http://schemas.octgn.org/picture~/&gt;</text:p>
          </table:table-cell>
          <table:table-cell office:value-type="string" table:style-name="ce1">
            <text:p>131e502b-ddfd-454f-bb07-30dcb3a87256</text:p>
          </table:table-cell>
          <table:table-cell office:value-type="string" table:style-name="ce1">
            <text:p>SS_swimmingiwthsharks</text:p>
          </table:table-cell>
          <table:table-cell office:value-type="string" table:style-name="ce1">
            <text:p>Swimming with Shark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n opponent begins a Boarding with your Ship that you do not cancel. Target and sink a crew on the other Ship with an Influence cost less than 2.</text:p>
          </table:table-cell>
          <table:table-cell table:number-columns-repeated="16361"/>
        </table:table-row>
        <table:table-row table:style-name="ro2">
          <table:table-cell office:value-type="string" office:string-value="  &lt;card id=~4cfdb87e-fe5e-4fee-84d6-f074ebadeb2b~ name=~Swing from the Rigg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Sailing cost to begin a Boarding. Tack one of your crew to produce Sailing equal to that crew's Swashbuckling.~ /&gt;&lt;/card&gt;"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table:style-name="ce1">
            <text:p><text:s text:c="2"/>&lt;card id=~4cfdb87e-fe5e-4fee-84d6-f074ebadeb2b~ name=~Swing from the Rigging~&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the Sailing cost to begin a Boarding. Tack one of your crew to produce Sailing equal to that crew's Swashbuckling.~ /&gt;&lt;/card&gt;</text:p>
          </table:table-cell>
          <table:table-cell office:value-type="string" office:string-value=" &lt;Relationship Target=~/cards/SS_swingfromtherigging.jpg~ Id=~C4cfdb87e-fe5e-4fee-84d6-f074ebadeb2b~ Type=~http://schemas.octgn.org/picture~/&gt;" table:formula="of:=CONCATENATE(&quot; &lt;Relationship Target=~/cards/&quot;;[.D92];&quot;.jpg~ Id=~C&quot;;[.C92];&quot;~ Type=~http://schemas.octgn.org/picture~/&gt;&quot;)" table:style-name="ce1">
            <text:p><text:s/>&lt;Relationship Target=~/cards/SS_swingfromtherigging.jpg~ Id=~C4cfdb87e-fe5e-4fee-84d6-f074ebadeb2b~ Type=~http://schemas.octgn.org/picture~/&gt;</text:p>
          </table:table-cell>
          <table:table-cell office:value-type="string" table:style-name="ce1">
            <text:p>4cfdb87e-fe5e-4fee-84d6-f074ebadeb2b</text:p>
          </table:table-cell>
          <table:table-cell office:value-type="string" table:style-name="ce1">
            <text:p>SS_swingfromtherigging</text:p>
          </table:table-cell>
          <table:table-cell office:value-type="string" table:style-name="ce1">
            <text:p>Swing from the Rigging</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paying the Sailing cost to begin a Boarding. Tack one of your crew to produce Sailing equal to that crew's Swashbuckling.</text:p>
          </table:table-cell>
          <table:table-cell table:number-columns-repeated="16361"/>
        </table:table-row>
        <table:table-row table:style-name="ro2">
          <table:table-cell office:value-type="string" office:string-value="  &lt;card id=~88608036-5cd3-47ef-8a9b-236b70dc6116~ name=~Tempting the Portal~&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2 Knack Act: Discard this card and tack this crew to discard the top card of your deck. If the Boarding Attack on the discard is a Dagger, sink this crew. Otherwise, untack your Captain.~ /&gt;&lt;/card&gt;"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table:style-name="ce1">
            <text:p><text:s text:c="2"/>&lt;card id=~88608036-5cd3-47ef-8a9b-236b70dc6116~ name=~Tempting the Portal~&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2 Knack Act: Discard this card and tack this crew to discard the top card of your deck. If the Boarding Attack on the discard is a Dagger, sink this crew. Otherwise, untack your Captain.~ /&gt;&lt;/card&gt;</text:p>
          </table:table-cell>
          <table:table-cell office:value-type="string" office:string-value=" &lt;Relationship Target=~/cards/SS_TemptingthePortal.jpg~ Id=~C88608036-5cd3-47ef-8a9b-236b70dc6116~ Type=~http://schemas.octgn.org/picture~/&gt;" table:formula="of:=CONCATENATE(&quot; &lt;Relationship Target=~/cards/&quot;;[.D93];&quot;.jpg~ Id=~C&quot;;[.C93];&quot;~ Type=~http://schemas.octgn.org/picture~/&gt;&quot;)" table:style-name="ce1">
            <text:p><text:s/>&lt;Relationship Target=~/cards/SS_TemptingthePortal.jpg~ Id=~C88608036-5cd3-47ef-8a9b-236b70dc6116~ Type=~http://schemas.octgn.org/picture~/&gt;</text:p>
          </table:table-cell>
          <table:table-cell office:value-type="string" table:style-name="ce1">
            <text:p>88608036-5cd3-47ef-8a9b-236b70dc6116</text:p>
          </table:table-cell>
          <table:table-cell office:value-type="string" table:style-name="ce1">
            <text:p>SS_TemptingthePortal</text:p>
          </table:table-cell>
          <table:table-cell office:value-type="string" table:style-name="ce1">
            <text:p>Tempting the Portal</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orte 2 Knack Act: Discard this card and tack this crew to discard the top card of your deck. If the Boarding Attack on the discard is a Dagger, sink this crew. Otherwise, untack your Captain.</text:p>
          </table:table-cell>
          <table:table-cell table:number-columns-repeated="16361"/>
        </table:table-row>
        <table:table-row table:style-name="ro2">
          <table:table-cell office:value-type="string" office:string-value="  &lt;card id=~03500dc5-ed6c-42aa-a8e8-19cf82256ed7~ name=~The Crow's Nest~&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You must discard this card when you suffer Hits from a Weather card. Other players may not perform reacts which react to your ship entering their Sea.~ /&gt;&lt;/card&gt;"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table:style-name="ce1">
            <text:p><text:s text:c="2"/>&lt;card id=~03500dc5-ed6c-42aa-a8e8-19cf82256ed7~ name=~The Crow's Nest~&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You must discard this card when you suffer Hits from a Weather card. Other players may not perform reacts which react to your ship entering their Sea.~ /&gt;&lt;/card&gt;</text:p>
          </table:table-cell>
          <table:table-cell office:value-type="string" office:string-value=" &lt;Relationship Target=~/cards/SS_TheCrowsNest.jpg~ Id=~C03500dc5-ed6c-42aa-a8e8-19cf82256ed7~ Type=~http://schemas.octgn.org/picture~/&gt;" table:formula="of:=CONCATENATE(&quot; &lt;Relationship Target=~/cards/&quot;;[.D94];&quot;.jpg~ Id=~C&quot;;[.C94];&quot;~ Type=~http://schemas.octgn.org/picture~/&gt;&quot;)" table:style-name="ce1">
            <text:p><text:s/>&lt;Relationship Target=~/cards/SS_TheCrowsNest.jpg~ Id=~C03500dc5-ed6c-42aa-a8e8-19cf82256ed7~ Type=~http://schemas.octgn.org/picture~/&gt;</text:p>
          </table:table-cell>
          <table:table-cell office:value-type="string" table:style-name="ce1">
            <text:p>03500dc5-ed6c-42aa-a8e8-19cf82256ed7</text:p>
          </table:table-cell>
          <table:table-cell office:value-type="string" table:style-name="ce1">
            <text:p>SS_TheCrowsNest</text:p>
          </table:table-cell>
          <table:table-cell office:value-type="string" table:style-name="ce1">
            <text:p>The Crow's Nest</text:p>
          </table:table-cell>
          <table:table-cell office:value-type="string" table:style-name="ce1">
            <text:p>U</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You must discard this card when you suffer Hits from a Weather card. Other players may not perform reacts which react to your ship entering their Sea.</text:p>
          </table:table-cell>
          <table:table-cell table:number-columns-repeated="16361"/>
        </table:table-row>
        <table:table-row table:style-name="ro2">
          <table:table-cell office:value-type="string" office:string-value="  &lt;card id=~913ae91a-159d-47ba-bbcc-cd8819de8d6e~ name=~The Few, the Proud...~&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a Boarding with your Ship that you do not cancel. If their Ship has a higher crew maximum, you may untack 2 of your crew.~ /&gt;&lt;/card&gt;"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table:style-name="ce1">
            <text:p><text:s text:c="2"/>&lt;card id=~913ae91a-159d-47ba-bbcc-cd8819de8d6e~ name=~The Few, the Proud...~&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a Boarding with your Ship that you do not cancel. If their Ship has a higher crew maximum, you may untack 2 of your crew.~ /&gt;&lt;/card&gt;</text:p>
          </table:table-cell>
          <table:table-cell office:value-type="string" office:string-value=" &lt;Relationship Target=~/cards/SS_fewtheproud.jpg~ Id=~C913ae91a-159d-47ba-bbcc-cd8819de8d6e~ Type=~http://schemas.octgn.org/picture~/&gt;" table:formula="of:=CONCATENATE(&quot; &lt;Relationship Target=~/cards/&quot;;[.D95];&quot;.jpg~ Id=~C&quot;;[.C95];&quot;~ Type=~http://schemas.octgn.org/picture~/&gt;&quot;)" table:style-name="ce1">
            <text:p><text:s/>&lt;Relationship Target=~/cards/SS_fewtheproud.jpg~ Id=~C913ae91a-159d-47ba-bbcc-cd8819de8d6e~ Type=~http://schemas.octgn.org/picture~/&gt;</text:p>
          </table:table-cell>
          <table:table-cell office:value-type="string" table:style-name="ce1">
            <text:p>913ae91a-159d-47ba-bbcc-cd8819de8d6e</text:p>
          </table:table-cell>
          <table:table-cell office:value-type="string" table:style-name="ce1">
            <text:p>SS_fewtheproud</text:p>
          </table:table-cell>
          <table:table-cell office:value-type="string" table:style-name="ce1">
            <text:p>The Few, the Proud...</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n opponent begins a Boarding with your Ship that you do not cancel. If their Ship has a higher crew maximum, you may untack 2 of your crew.</text:p>
          </table:table-cell>
          <table:table-cell table:number-columns-repeated="16361"/>
        </table:table-row>
        <table:table-row table:style-name="ro2">
          <table:table-cell office:value-type="string" office:string-value="  &lt;card id=~71ef9601-a54a-4fd8-a70f-3ee75f43a619~ name=~The Grey Queen's Pric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Oath Discard this card anytime you do not have an uncompleted Adventure in play. The completion cost of your uncompleted adventures is reduced by 2 (min. 1).~ /&gt;&lt;/card&gt;"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table:style-name="ce1">
            <text:p><text:s text:c="2"/>&lt;card id=~71ef9601-a54a-4fd8-a70f-3ee75f43a619~ name=~The Grey Queen's Price~&gt;&lt;property name=~Rarity~ value=~R~ /&gt;&lt;property name=~Type~ value=~attachments~ /&gt;&lt;property name=~Cost~ value=~M+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Oath Discard this card anytime you do not have an uncompleted Adventure in play. The completion cost of your uncompleted adventures is reduced by 2 (min. 1).~ /&gt;&lt;/card&gt;</text:p>
          </table:table-cell>
          <table:table-cell office:value-type="string" office:string-value=" &lt;Relationship Target=~/cards/SS_TheGreyQueensPrice.jpg~ Id=~C71ef9601-a54a-4fd8-a70f-3ee75f43a619~ Type=~http://schemas.octgn.org/picture~/&gt;" table:formula="of:=CONCATENATE(&quot; &lt;Relationship Target=~/cards/&quot;;[.D96];&quot;.jpg~ Id=~C&quot;;[.C96];&quot;~ Type=~http://schemas.octgn.org/picture~/&gt;&quot;)" table:style-name="ce1">
            <text:p><text:s/>&lt;Relationship Target=~/cards/SS_TheGreyQueensPrice.jpg~ Id=~C71ef9601-a54a-4fd8-a70f-3ee75f43a619~ Type=~http://schemas.octgn.org/picture~/&gt;</text:p>
          </table:table-cell>
          <table:table-cell office:value-type="string" table:style-name="ce1">
            <text:p>71ef9601-a54a-4fd8-a70f-3ee75f43a619</text:p>
          </table:table-cell>
          <table:table-cell office:value-type="string" table:style-name="ce1">
            <text:p>SS_TheGreyQueensPrice</text:p>
          </table:table-cell>
          <table:table-cell office:value-type="string" table:style-name="ce1">
            <text:p>The Grey Queen's Price</text:p>
          </table:table-cell>
          <table:table-cell office:value-type="string" table:style-name="ce1">
            <text:p>R</text:p>
          </table:table-cell>
          <table:table-cell office:value-type="string" table:style-name="ce1">
            <text:p>attachments</text:p>
          </table:table-cell>
          <table:table-cell office:value-type="string" table:style-name="ce1">
            <text:p>M+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 Unique • Oath Discard this card anytime you do not have an uncompleted Adventure in play. The completion cost of your uncompleted adventures is reduced by 2 (min. 1).</text:p>
          </table:table-cell>
          <table:table-cell table:number-columns-repeated="16361"/>
        </table:table-row>
        <table:table-row table:style-name="ro2">
          <table:table-cell office:value-type="string" office:string-value="  &lt;card id=~0db716b6-4885-4e35-99fd-b3adb7eb95a3~ name=~The Right Pla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Act: Tack this crew and sink this card. Move your Ship to any Sea.~ /&gt;&lt;/card&gt;"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table:style-name="ce1">
            <text:p><text:s text:c="2"/>&lt;card id=~0db716b6-4885-4e35-99fd-b3adb7eb95a3~ name=~The Right Pla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Act: Tack this crew and sink this card. Move your Ship to any Sea.~ /&gt;&lt;/card&gt;</text:p>
          </table:table-cell>
          <table:table-cell office:value-type="string" office:string-value=" &lt;Relationship Target=~/cards/SS_TheRightPlace.jpg~ Id=~C0db716b6-4885-4e35-99fd-b3adb7eb95a3~ Type=~http://schemas.octgn.org/picture~/&gt;" table:formula="of:=CONCATENATE(&quot; &lt;Relationship Target=~/cards/&quot;;[.D97];&quot;.jpg~ Id=~C&quot;;[.C97];&quot;~ Type=~http://schemas.octgn.org/picture~/&gt;&quot;)" table:style-name="ce1">
            <text:p><text:s/>&lt;Relationship Target=~/cards/SS_TheRightPlace.jpg~ Id=~C0db716b6-4885-4e35-99fd-b3adb7eb95a3~ Type=~http://schemas.octgn.org/picture~/&gt;</text:p>
          </table:table-cell>
          <table:table-cell office:value-type="string" table:style-name="ce1">
            <text:p>0db716b6-4885-4e35-99fd-b3adb7eb95a3</text:p>
          </table:table-cell>
          <table:table-cell office:value-type="string" table:style-name="ce1">
            <text:p>SS_TheRightPlace</text:p>
          </table:table-cell>
          <table:table-cell office:value-type="string" table:style-name="ce1">
            <text:p>The Right Plac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Fate 2 Knack Act: Tack this crew and sink this card. Move your Ship to any Sea.</text:p>
          </table:table-cell>
          <table:table-cell table:number-columns-repeated="16361"/>
        </table:table-row>
        <table:table-row table:style-name="ro2">
          <table:table-cell office:value-type="string" office:string-value="  &lt;card id=~4a7ac471-1e47-4fac-a484-0f6780186c82~ name=~The Third Switch~&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3 if completed in la Boca). When you complete this Adventure, target and discard all uncompleted adventures and all Sea attachments in this Sea.~ /&gt;&lt;/card&gt;"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table:style-name="ce1">
            <text:p><text:s text:c="2"/>&lt;card id=~4a7ac471-1e47-4fac-a484-0f6780186c82~ name=~The Third Switch~&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3 if completed in la Boca). When you complete this Adventure, target and discard all uncompleted adventures and all Sea attachments in this Sea.~ /&gt;&lt;/card&gt;</text:p>
          </table:table-cell>
          <table:table-cell office:value-type="string" office:string-value=" &lt;Relationship Target=~/cards/SS_thirdswitch.jpg~ Id=~C4a7ac471-1e47-4fac-a484-0f6780186c82~ Type=~http://schemas.octgn.org/picture~/&gt;" table:formula="of:=CONCATENATE(&quot; &lt;Relationship Target=~/cards/&quot;;[.D98];&quot;.jpg~ Id=~C&quot;;[.C98];&quot;~ Type=~http://schemas.octgn.org/picture~/&gt;&quot;)" table:style-name="ce1">
            <text:p><text:s/>&lt;Relationship Target=~/cards/SS_thirdswitch.jpg~ Id=~C4a7ac471-1e47-4fac-a484-0f6780186c82~ Type=~http://schemas.octgn.org/picture~/&gt;</text:p>
          </table:table-cell>
          <table:table-cell office:value-type="string" table:style-name="ce1">
            <text:p>4a7ac471-1e47-4fac-a484-0f6780186c82</text:p>
          </table:table-cell>
          <table:table-cell office:value-type="string" table:style-name="ce1">
            <text:p>SS_thirdswitch</text:p>
          </table:table-cell>
          <table:table-cell office:value-type="string" table:style-name="ce1">
            <text:p>The Third Switch</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3 if completed in la Boca). When you complete this Adventure, target and discard all uncompleted adventures and all Sea attachments in this Sea.</text:p>
          </table:table-cell>
          <table:table-cell table:number-columns-repeated="16361"/>
        </table:table-row>
        <table:table-row table:style-name="ro2">
          <table:table-cell office:value-type="string" office:string-value="  &lt;card id=~983c389d-ad9d-4140-af2b-4b6684b66d6f~ name=~Therein Lies the Tal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Attach this card to yout Captain when you complete an Adventure which increases Adventuring. This Attachment gives +1 Influence.~ /&gt;&lt;/card&gt;"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table:style-name="ce1">
            <text:p><text:s text:c="2"/>&lt;card id=~983c389d-ad9d-4140-af2b-4b6684b66d6f~ name=~Therein Lies the Tal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Attach this card to yout Captain when you complete an Adventure which increases Adventuring. This Attachment gives +1 Influence.~ /&gt;&lt;/card&gt;</text:p>
          </table:table-cell>
          <table:table-cell office:value-type="string" office:string-value=" &lt;Relationship Target=~/cards/SS_thereinliesthetale.jpg~ Id=~C983c389d-ad9d-4140-af2b-4b6684b66d6f~ Type=~http://schemas.octgn.org/picture~/&gt;" table:formula="of:=CONCATENATE(&quot; &lt;Relationship Target=~/cards/&quot;;[.D99];&quot;.jpg~ Id=~C&quot;;[.C99];&quot;~ Type=~http://schemas.octgn.org/picture~/&gt;&quot;)" table:style-name="ce1">
            <text:p><text:s/>&lt;Relationship Target=~/cards/SS_thereinliesthetale.jpg~ Id=~C983c389d-ad9d-4140-af2b-4b6684b66d6f~ Type=~http://schemas.octgn.org/picture~/&gt;</text:p>
          </table:table-cell>
          <table:table-cell office:value-type="string" table:style-name="ce1">
            <text:p>983c389d-ad9d-4140-af2b-4b6684b66d6f</text:p>
          </table:table-cell>
          <table:table-cell office:value-type="string" table:style-name="ce1">
            <text:p>SS_thereinliesthetale</text:p>
          </table:table-cell>
          <table:table-cell office:value-type="string" table:style-name="ce1">
            <text:p>Therein Lies the Tale</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Attach this card to yout Captain when you complete an Adventure which increases Adventuring. This Attachment gives +1 Influence.</text:p>
          </table:table-cell>
          <table:table-cell table:number-columns-repeated="16361"/>
        </table:table-row>
        <table:table-row table:style-name="ro2">
          <table:table-cell office:value-type="string" office:string-value="  &lt;card id=~b948e1c8-da18-4418-a19a-69866d98e71a~ name=~Through the Magic Mirror~&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you Heroic Captain. Captain Attachment: +2 Swashbuckling. This crew inflicts 2 extra Hits during Boarding Attacks.~ /&gt;&lt;/card&gt;"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table:style-name="ce1">
            <text:p><text:s text:c="2"/>&lt;card id=~b948e1c8-da18-4418-a19a-69866d98e71a~ name=~Through the Magic Mirror~&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you Heroic Captain. Captain Attachment: +2 Swashbuckling. This crew inflicts 2 extra Hits during Boarding Attacks.~ /&gt;&lt;/card&gt;</text:p>
          </table:table-cell>
          <table:table-cell office:value-type="string" office:string-value=" &lt;Relationship Target=~/cards/SS_ThroughtheMagicMirror.jpg~ Id=~Cb948e1c8-da18-4418-a19a-69866d98e71a~ Type=~http://schemas.octgn.org/picture~/&gt;" table:formula="of:=CONCATENATE(&quot; &lt;Relationship Target=~/cards/&quot;;[.D100];&quot;.jpg~ Id=~C&quot;;[.C100];&quot;~ Type=~http://schemas.octgn.org/picture~/&gt;&quot;)" table:style-name="ce1">
            <text:p><text:s/>&lt;Relationship Target=~/cards/SS_ThroughtheMagicMirror.jpg~ Id=~Cb948e1c8-da18-4418-a19a-69866d98e71a~ Type=~http://schemas.octgn.org/picture~/&gt;</text:p>
          </table:table-cell>
          <table:table-cell office:value-type="string" table:style-name="ce1">
            <text:p>b948e1c8-da18-4418-a19a-69866d98e71a</text:p>
          </table:table-cell>
          <table:table-cell office:value-type="string" table:style-name="ce1">
            <text:p>SS_ThroughtheMagicMirror</text:p>
          </table:table-cell>
          <table:table-cell office:value-type="string" table:style-name="ce1">
            <text:p>Through the Magic Mirror</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you Heroic Captain. Captain Attachment: +2 Swashbuckling. This crew inflicts 2 extra Hits during Boarding Attacks.</text:p>
          </table:table-cell>
          <table:table-cell table:number-columns-repeated="16361"/>
        </table:table-row>
        <table:table-row table:style-name="ro2">
          <table:table-cell office:value-type="string" office:string-value="  &lt;card id=~72dccffb-3aa1-4065-99a0-1636ea93a4b6~ name=~Tight-Knit Crew~&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While your Ship's crew maximum is less than 9, your hand size isincreased by 1.~ /&gt;&lt;/card&gt;"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table:style-name="ce1">
            <text:p><text:s text:c="2"/>&lt;card id=~72dccffb-3aa1-4065-99a0-1636ea93a4b6~ name=~Tight-Knit Crew~&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While your Ship's crew maximum is less than 9, your hand size isincreased by 1.~ /&gt;&lt;/card&gt;</text:p>
          </table:table-cell>
          <table:table-cell office:value-type="string" office:string-value=" &lt;Relationship Target=~/cards/SS_Tight-Knitcrew.jpg~ Id=~C72dccffb-3aa1-4065-99a0-1636ea93a4b6~ Type=~http://schemas.octgn.org/picture~/&gt;" table:formula="of:=CONCATENATE(&quot; &lt;Relationship Target=~/cards/&quot;;[.D101];&quot;.jpg~ Id=~C&quot;;[.C101];&quot;~ Type=~http://schemas.octgn.org/picture~/&gt;&quot;)" table:style-name="ce1">
            <text:p><text:s/>&lt;Relationship Target=~/cards/SS_Tight-Knitcrew.jpg~ Id=~C72dccffb-3aa1-4065-99a0-1636ea93a4b6~ Type=~http://schemas.octgn.org/picture~/&gt;</text:p>
          </table:table-cell>
          <table:table-cell office:value-type="string" table:style-name="ce1">
            <text:p>72dccffb-3aa1-4065-99a0-1636ea93a4b6</text:p>
          </table:table-cell>
          <table:table-cell office:value-type="string" table:style-name="ce1">
            <text:p>SS_Tight-Knitcrew</text:p>
          </table:table-cell>
          <table:table-cell office:value-type="string" table:style-name="ce1">
            <text:p>Tight-Knit Crew</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 Unique While your Ship's crew maximum is less than 9, your hand size isincreased by 1.</text:p>
          </table:table-cell>
          <table:table-cell table:number-columns-repeated="16361"/>
        </table:table-row>
        <table:table-row table:style-name="ro2">
          <table:table-cell office:value-type="string" office:string-value="  &lt;card id=~d4cede4d-97f7-4be2-9598-e78d60c1a8c2~ name=~Tools of the Trad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 skill cost. Discard 3 cards from your hand to produce 2 points of Cannon, Sailing, Adventuring, Influence or Swashbuckling.~ /&gt;&lt;/card&gt;"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table:style-name="ce1">
            <text:p><text:s text:c="2"/>&lt;card id=~d4cede4d-97f7-4be2-9598-e78d60c1a8c2~ name=~Tools of the Trade~&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 skill cost. Discard 3 cards from your hand to produce 2 points of Cannon, Sailing, Adventuring, Influence or Swashbuckling.~ /&gt;&lt;/card&gt;</text:p>
          </table:table-cell>
          <table:table-cell office:value-type="string" office:string-value=" &lt;Relationship Target=~/cards/SS_toolsofthetrade.jpg~ Id=~Cd4cede4d-97f7-4be2-9598-e78d60c1a8c2~ Type=~http://schemas.octgn.org/picture~/&gt;" table:formula="of:=CONCATENATE(&quot; &lt;Relationship Target=~/cards/&quot;;[.D102];&quot;.jpg~ Id=~C&quot;;[.C102];&quot;~ Type=~http://schemas.octgn.org/picture~/&gt;&quot;)" table:style-name="ce1">
            <text:p><text:s/>&lt;Relationship Target=~/cards/SS_toolsofthetrade.jpg~ Id=~Cd4cede4d-97f7-4be2-9598-e78d60c1a8c2~ Type=~http://schemas.octgn.org/picture~/&gt;</text:p>
          </table:table-cell>
          <table:table-cell office:value-type="string" table:style-name="ce1">
            <text:p>d4cede4d-97f7-4be2-9598-e78d60c1a8c2</text:p>
          </table:table-cell>
          <table:table-cell office:value-type="string" table:style-name="ce1">
            <text:p>SS_toolsofthetrade</text:p>
          </table:table-cell>
          <table:table-cell office:value-type="string" table:style-name="ce1">
            <text:p>Tools of the Trade</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aying a skill cost. Discard 3 cards from your hand to produce 2 points of Cannon, Sailing, Adventuring, Influence or Swashbuckling.</text:p>
          </table:table-cell>
          <table:table-cell table:number-columns-repeated="16361"/>
        </table:table-row>
        <table:table-row table:style-name="ro2">
          <table:table-cell office:value-type="string" office:string-value="  &lt;card id=~7f49dec8-2266-4185-ac03-54dce9b30b6a~ name=~Topaz Pendant~&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Discard when you are paying a skill cost to produce 2 points of that skill.~ /&gt;&lt;/card&gt;"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table:style-name="ce1">
            <text:p><text:s text:c="2"/>&lt;card id=~7f49dec8-2266-4185-ac03-54dce9b30b6a~ name=~Topaz Pendant~&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Discard when you are paying a skill cost to produce 2 points of that skill.~ /&gt;&lt;/card&gt;</text:p>
          </table:table-cell>
          <table:table-cell office:value-type="string" office:string-value=" &lt;Relationship Target=~/cards/SS_topazpendant.jpg~ Id=~C7f49dec8-2266-4185-ac03-54dce9b30b6a~ Type=~http://schemas.octgn.org/picture~/&gt;" table:formula="of:=CONCATENATE(&quot; &lt;Relationship Target=~/cards/&quot;;[.D103];&quot;.jpg~ Id=~C&quot;;[.C103];&quot;~ Type=~http://schemas.octgn.org/picture~/&gt;&quot;)" table:style-name="ce1">
            <text:p><text:s/>&lt;Relationship Target=~/cards/SS_topazpendant.jpg~ Id=~C7f49dec8-2266-4185-ac03-54dce9b30b6a~ Type=~http://schemas.octgn.org/picture~/&gt;</text:p>
          </table:table-cell>
          <table:table-cell office:value-type="string" table:style-name="ce1">
            <text:p>7f49dec8-2266-4185-ac03-54dce9b30b6a</text:p>
          </table:table-cell>
          <table:table-cell office:value-type="string" table:style-name="ce1">
            <text:p>SS_topazpendant</text:p>
          </table:table-cell>
          <table:table-cell office:value-type="string" table:style-name="ce1">
            <text:p>Topaz Pendant</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React: Discard when you are paying a skill cost to produce 2 points of that skill.</text:p>
          </table:table-cell>
          <table:table-cell table:number-columns-repeated="16361"/>
        </table:table-row>
        <table:table-row table:style-name="ro2">
          <table:table-cell office:value-type="string" office:string-value="  &lt;card id=~39434716-b86d-40c1-9c91-ec8ba5e4de32~ name=~Underwater Cav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is targeted by a card which begins a Duel. Cancel that action.~ /&gt;&lt;/card&gt;"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table:style-name="ce1">
            <text:p><text:s text:c="2"/>&lt;card id=~39434716-b86d-40c1-9c91-ec8ba5e4de32~ name=~Underwater Cav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one of your crew is targeted by a card which begins a Duel. Cancel that action.~ /&gt;&lt;/card&gt;</text:p>
          </table:table-cell>
          <table:table-cell office:value-type="string" office:string-value=" &lt;Relationship Target=~/cards/SS_underwatercave.jpg~ Id=~C39434716-b86d-40c1-9c91-ec8ba5e4de32~ Type=~http://schemas.octgn.org/picture~/&gt;" table:formula="of:=CONCATENATE(&quot; &lt;Relationship Target=~/cards/&quot;;[.D104];&quot;.jpg~ Id=~C&quot;;[.C104];&quot;~ Type=~http://schemas.octgn.org/picture~/&gt;&quot;)" table:style-name="ce1">
            <text:p><text:s/>&lt;Relationship Target=~/cards/SS_underwatercave.jpg~ Id=~C39434716-b86d-40c1-9c91-ec8ba5e4de32~ Type=~http://schemas.octgn.org/picture~/&gt;</text:p>
          </table:table-cell>
          <table:table-cell office:value-type="string" table:style-name="ce1">
            <text:p>39434716-b86d-40c1-9c91-ec8ba5e4de32</text:p>
          </table:table-cell>
          <table:table-cell office:value-type="string" table:style-name="ce1">
            <text:p>SS_underwatercave</text:p>
          </table:table-cell>
          <table:table-cell office:value-type="string" table:style-name="ce1">
            <text:p>Underwater Cave</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one of your crew is targeted by a card which begins a Duel. Cancel that action.</text:p>
          </table:table-cell>
          <table:table-cell table:number-columns-repeated="16361"/>
        </table:table-row>
        <table:table-row table:style-name="ro2">
          <table:table-cell office:value-type="string" office:string-value="  &lt;card id=~312f65f4-63ef-495a-833f-00c0e069ac16~ name=~Ussuran Braw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5 Adventuring (4 if completed in the Mirror). crew Attachment: +2 Swashbuckling. This crew inflicts 2 extra Hits during Boarding Attacks.~ /&gt;&lt;/card&gt;"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table:style-name="ce1">
            <text:p><text:s text:c="2"/>&lt;card id=~312f65f4-63ef-495a-833f-00c0e069ac16~ name=~Ussuran Braw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5 Adventuring (4 if completed in the Mirror). crew Attachment: +2 Swashbuckling. This crew inflicts 2 extra Hits during Boarding Attacks.~ /&gt;&lt;/card&gt;</text:p>
          </table:table-cell>
          <table:table-cell office:value-type="string" office:string-value=" &lt;Relationship Target=~/cards/SS_ussuranbrawl.jpg~ Id=~C312f65f4-63ef-495a-833f-00c0e069ac16~ Type=~http://schemas.octgn.org/picture~/&gt;" table:formula="of:=CONCATENATE(&quot; &lt;Relationship Target=~/cards/&quot;;[.D105];&quot;.jpg~ Id=~C&quot;;[.C105];&quot;~ Type=~http://schemas.octgn.org/picture~/&gt;&quot;)" table:style-name="ce1">
            <text:p><text:s/>&lt;Relationship Target=~/cards/SS_ussuranbrawl.jpg~ Id=~C312f65f4-63ef-495a-833f-00c0e069ac16~ Type=~http://schemas.octgn.org/picture~/&gt;</text:p>
          </table:table-cell>
          <table:table-cell office:value-type="string" table:style-name="ce1">
            <text:p>312f65f4-63ef-495a-833f-00c0e069ac16</text:p>
          </table:table-cell>
          <table:table-cell office:value-type="string" table:style-name="ce1">
            <text:p>SS_ussuranbrawl</text:p>
          </table:table-cell>
          <table:table-cell office:value-type="string" table:style-name="ce1">
            <text:p>Ussuran Brawl</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5 Adventuring (4 if completed in the Mirror). crew Attachment: +2 Swashbuckling. This crew inflicts 2 extra Hits during Boarding Attacks.</text:p>
          </table:table-cell>
          <table:table-cell table:number-columns-repeated="16361"/>
        </table:table-row>
        <table:table-row table:style-name="ro2">
          <table:table-cell office:value-type="string" office:string-value="  &lt;card id=~09b33691-f698-4077-8d1e-5467c06caaf1~ name=~Vestenmannavnjar Arch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1~ /&gt;&lt;property name=~Crew Max.~ value=~~ /&gt;&lt;property name=~Move Cost~ value=~~ /&gt;&lt;property name=~Faction~ value=~Vesten~ /&gt;&lt;property name=~Text~ value=~Loyal • No attachments Act: Tack the Archers and pay your Ship's move cost to inflict a 3 Hit Cannon attack on an opposing Ship in this Sea.~ /&gt;&lt;/card&gt;"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table:style-name="ce1">
            <text:p><text:s text:c="2"/>&lt;card id=~09b33691-f698-4077-8d1e-5467c06caaf1~ name=~Vestenmannavnjar Arch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1~ /&gt;&lt;property name=~Crew Max.~ value=~~ /&gt;&lt;property name=~Move Cost~ value=~~ /&gt;&lt;property name=~Faction~ value=~Vesten~ /&gt;&lt;property name=~Text~ value=~Loyal • No attachments Act: Tack the Archers and pay your Ship's move cost to inflict a 3 Hit Cannon attack on an opposing Ship in this Sea.~ /&gt;&lt;/card&gt;</text:p>
          </table:table-cell>
          <table:table-cell office:value-type="string" office:string-value=" &lt;Relationship Target=~/cards/SS_vestenmannavnjararchers.jpg~ Id=~C09b33691-f698-4077-8d1e-5467c06caaf1~ Type=~http://schemas.octgn.org/picture~/&gt;" table:formula="of:=CONCATENATE(&quot; &lt;Relationship Target=~/cards/&quot;;[.D106];&quot;.jpg~ Id=~C&quot;;[.C106];&quot;~ Type=~http://schemas.octgn.org/picture~/&gt;&quot;)" table:style-name="ce1">
            <text:p><text:s/>&lt;Relationship Target=~/cards/SS_vestenmannavnjararchers.jpg~ Id=~C09b33691-f698-4077-8d1e-5467c06caaf1~ Type=~http://schemas.octgn.org/picture~/&gt;</text:p>
          </table:table-cell>
          <table:table-cell office:value-type="string" table:style-name="ce1">
            <text:p>09b33691-f698-4077-8d1e-5467c06caaf1</text:p>
          </table:table-cell>
          <table:table-cell office:value-type="string" table:style-name="ce1">
            <text:p>SS_vestenmannavnjararchers</text:p>
          </table:table-cell>
          <table:table-cell office:value-type="string" table:style-name="ce1">
            <text:p>Vestenmannavnjar Archer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Vesten</text:p>
          </table:table-cell>
          <table:table-cell office:value-type="string" table:style-name="ce1">
            <text:p>Loyal • No attachments Act: Tack the Archers and pay your Ship's move cost to inflict a 3 Hit Cannon attack on an opposing Ship in this Sea.</text:p>
          </table:table-cell>
          <table:table-cell table:number-columns-repeated="16361"/>
        </table:table-row>
        <table:table-row table:style-name="ro2">
          <table:table-cell office:value-type="string" office:string-value="  &lt;card id=~9bdeb591-3dd0-4473-8e36-73cbaaec135d~ name=~Vile Duel~&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one of your Villainous crew, to target a Heroic crew (except Captain) on another Ship. Play a card from your hand as a Boarding attack to begin a Duel between the two crew.~ /&gt;&lt;/card&gt;" table:formula="of:=CONCATENATE(&quot;  &lt;card id=~&quot;;[.C107];&quot;~ name=~&quot;;[.E107];&quot;~&gt;&lt;property name=~&quot;;[.F$1];&quot;~ value=~&quot;;[.F107];&quot;~ /&gt;&lt;property name=~&quot;;[.G$1];&quot;~ value=~&quot;;[.G107];&quot;~ /&gt;&lt;property name=~&quot;;[.H$1];&quot;~ value=~&quot;;[.H107];&quot;~ /&gt;&lt;property name=~&quot;;[.I$1];&quot;~ value=~&quot;;[.I107];&quot;~ /&gt;&lt;property name=~&quot;;[.J$1];&quot;~ value=~&quot;;[.J107];&quot;~ /&gt;&lt;property name=~&quot;;[.K$1];&quot;~ value=~&quot;;[.K107];&quot;~ /&gt;&lt;property name=~&quot;;[.L$1];&quot;~ value=~&quot;;[.L107];&quot;~ /&gt;&lt;property name=~&quot;;[.M$1];&quot;~ value=~&quot;;[.M107];&quot;~ /&gt;&lt;property name=~&quot;;[.N$1];&quot;~ value=~&quot;;[.N107];&quot;~ /&gt;&lt;property name=~&quot;;[.O$1];&quot;~ value=~&quot;;[.O107];&quot;~ /&gt;&lt;property name=~&quot;;[.P$1];&quot;~ value=~&quot;;[.P107];&quot;~ /&gt;&lt;property name=~&quot;;[.Q$1];&quot;~ value=~&quot;;[.Q107];&quot;~ /&gt;&lt;property name=~&quot;;[.R$1];&quot;~ value=~&quot;;[.R107];&quot;~ /&gt;&lt;property name=~&quot;;[.S$1];&quot;~ value=~&quot;;[.S107];&quot;~ /&gt;&lt;property name=~&quot;;[.T$1];&quot;~ value=~&quot;;[.T107];&quot;~ /&gt;&lt;property name=~&quot;;[.U$1];&quot;~ value=~&quot;;[.U107];&quot;~ /&gt;&lt;property name=~&quot;;[.V$1];&quot;~ value=~&quot;;[.V107];&quot;~ /&gt;&lt;property name=~&quot;;[.W$1];&quot;~ value=~&quot;;[.W107];&quot;~ /&gt;&lt;/card&gt;&quot;)" table:style-name="ce1">
            <text:p><text:s text:c="2"/>&lt;card id=~9bdeb591-3dd0-4473-8e36-73cbaaec135d~ name=~Vile Duel~&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one of your Villainous crew, to target a Heroic crew (except Captain) on another Ship. Play a card from your hand as a Boarding attack to begin a Duel between the two crew.~ /&gt;&lt;/card&gt;</text:p>
          </table:table-cell>
          <table:table-cell office:value-type="string" office:string-value=" &lt;Relationship Target=~/cards/SS_vileduel.jpg~ Id=~C9bdeb591-3dd0-4473-8e36-73cbaaec135d~ Type=~http://schemas.octgn.org/picture~/&gt;" table:formula="of:=CONCATENATE(&quot; &lt;Relationship Target=~/cards/&quot;;[.D107];&quot;.jpg~ Id=~C&quot;;[.C107];&quot;~ Type=~http://schemas.octgn.org/picture~/&gt;&quot;)" table:style-name="ce1">
            <text:p><text:s/>&lt;Relationship Target=~/cards/SS_vileduel.jpg~ Id=~C9bdeb591-3dd0-4473-8e36-73cbaaec135d~ Type=~http://schemas.octgn.org/picture~/&gt;</text:p>
          </table:table-cell>
          <table:table-cell office:value-type="string" table:style-name="ce1">
            <text:p>9bdeb591-3dd0-4473-8e36-73cbaaec135d</text:p>
          </table:table-cell>
          <table:table-cell office:value-type="string" table:style-name="ce1">
            <text:p>SS_vileduel</text:p>
          </table:table-cell>
          <table:table-cell office:value-type="string" table:style-name="ce1">
            <text:p>Vile Duel</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ck one of your Villainous crew, to target a Heroic crew (except Captain) on another Ship. Play a card from your hand as a Boarding attack to begin a Duel between the two crew.</text:p>
          </table:table-cell>
          <table:table-cell table:number-columns-repeated="16361"/>
        </table:table-row>
        <table:table-row table:style-name="ro2">
          <table:table-cell office:value-type="string" office:string-value="  &lt;card id=~a73292d4-9b2a-45ba-90d6-18ccd6efcdb0~ name=~Vodacce Pirates~&gt;&lt;property name=~Rarity~ value=~U~ /&gt;&lt;property name=~Type~ value=~attachments~ /&gt;&lt;property name=~Cost~ value=~10~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Forbidden Sea to play it.Any player in this Sea may discard it by producing 12 Inf. as an action. Card effects which discard or sink Sea attachments may not target it. Act: Tack it to get and show a Control from your deck, shuffle your deck.~ /&gt;&lt;/card&gt;" table:formula="of:=CONCATENATE(&quot;  &lt;card id=~&quot;;[.C108];&quot;~ name=~&quot;;[.E108];&quot;~&gt;&lt;property name=~&quot;;[.F$1];&quot;~ value=~&quot;;[.F108];&quot;~ /&gt;&lt;property name=~&quot;;[.G$1];&quot;~ value=~&quot;;[.G108];&quot;~ /&gt;&lt;property name=~&quot;;[.H$1];&quot;~ value=~&quot;;[.H108];&quot;~ /&gt;&lt;property name=~&quot;;[.I$1];&quot;~ value=~&quot;;[.I108];&quot;~ /&gt;&lt;property name=~&quot;;[.J$1];&quot;~ value=~&quot;;[.J108];&quot;~ /&gt;&lt;property name=~&quot;;[.K$1];&quot;~ value=~&quot;;[.K108];&quot;~ /&gt;&lt;property name=~&quot;;[.L$1];&quot;~ value=~&quot;;[.L108];&quot;~ /&gt;&lt;property name=~&quot;;[.M$1];&quot;~ value=~&quot;;[.M108];&quot;~ /&gt;&lt;property name=~&quot;;[.N$1];&quot;~ value=~&quot;;[.N108];&quot;~ /&gt;&lt;property name=~&quot;;[.O$1];&quot;~ value=~&quot;;[.O108];&quot;~ /&gt;&lt;property name=~&quot;;[.P$1];&quot;~ value=~&quot;;[.P108];&quot;~ /&gt;&lt;property name=~&quot;;[.Q$1];&quot;~ value=~&quot;;[.Q108];&quot;~ /&gt;&lt;property name=~&quot;;[.R$1];&quot;~ value=~&quot;;[.R108];&quot;~ /&gt;&lt;property name=~&quot;;[.S$1];&quot;~ value=~&quot;;[.S108];&quot;~ /&gt;&lt;property name=~&quot;;[.T$1];&quot;~ value=~&quot;;[.T108];&quot;~ /&gt;&lt;property name=~&quot;;[.U$1];&quot;~ value=~&quot;;[.U108];&quot;~ /&gt;&lt;property name=~&quot;;[.V$1];&quot;~ value=~&quot;;[.V108];&quot;~ /&gt;&lt;property name=~&quot;;[.W$1];&quot;~ value=~&quot;;[.W108];&quot;~ /&gt;&lt;/card&gt;&quot;)" table:style-name="ce1">
            <text:p><text:s text:c="2"/>&lt;card id=~a73292d4-9b2a-45ba-90d6-18ccd6efcdb0~ name=~Vodacce Pirates~&gt;&lt;property name=~Rarity~ value=~U~ /&gt;&lt;property name=~Type~ value=~attachments~ /&gt;&lt;property name=~Cost~ value=~10~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Forbidden Sea to play it.Any player in this Sea may discard it by producing 12 Inf. as an action. Card effects which discard or sink Sea attachments may not target it. Act: Tack it to get and show a Control from your deck, shuffle your deck.~ /&gt;&lt;/card&gt;</text:p>
          </table:table-cell>
          <table:table-cell office:value-type="string" office:string-value=" &lt;Relationship Target=~/cards/SS_VodaccePirates.jpg~ Id=~Ca73292d4-9b2a-45ba-90d6-18ccd6efcdb0~ Type=~http://schemas.octgn.org/picture~/&gt;" table:formula="of:=CONCATENATE(&quot; &lt;Relationship Target=~/cards/&quot;;[.D108];&quot;.jpg~ Id=~C&quot;;[.C108];&quot;~ Type=~http://schemas.octgn.org/picture~/&gt;&quot;)" table:style-name="ce1">
            <text:p><text:s/>&lt;Relationship Target=~/cards/SS_VodaccePirates.jpg~ Id=~Ca73292d4-9b2a-45ba-90d6-18ccd6efcdb0~ Type=~http://schemas.octgn.org/picture~/&gt;</text:p>
          </table:table-cell>
          <table:table-cell office:value-type="string" table:style-name="ce1">
            <text:p>a73292d4-9b2a-45ba-90d6-18ccd6efcdb0</text:p>
          </table:table-cell>
          <table:table-cell office:value-type="string" table:style-name="ce1">
            <text:p>SS_VodaccePirates</text:p>
          </table:table-cell>
          <table:table-cell office:value-type="string" table:style-name="ce1">
            <text:p>Vodacce Pirates</text:p>
          </table:table-cell>
          <table:table-cell office:value-type="string" table:style-name="ce1">
            <text:p>U</text:p>
          </table:table-cell>
          <table:table-cell office:value-type="string" table:style-name="ce1">
            <text:p>attachments</text:p>
          </table:table-cell>
          <table:table-cell office:value-type="float" office:value="10" table:style-name="ce1">
            <text:p>10</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orbidden Sea Attachment • Unique • Control You must be in Forbidden Sea to play it.Any player in this Sea may discard it by producing 12 Inf. as an action. Card effects which discard or sink Sea attachments may not target it. Act: Tack it to get and show a Control from your deck, shuffle your deck.</text:p>
          </table:table-cell>
          <table:table-cell table:number-columns-repeated="16361"/>
        </table:table-row>
        <table:table-row table:style-name="ro2">
          <table:table-cell office:value-type="string" office:string-value="  &lt;card id=~c93fbee1-231e-456c-b549-8fc1826e1f5b~ name=~Without a Trace~&gt;&lt;property name=~Rarity~ value=~U~ /&gt;&lt;property name=~Type~ value=~actions~ /&gt;&lt;property name=~Cost~ value=~3~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sink an Ally with a skill cost less than 5.~ /&gt;&lt;/card&gt;" table:formula="of:=CONCATENATE(&quot;  &lt;card id=~&quot;;[.C109];&quot;~ name=~&quot;;[.E109];&quot;~&gt;&lt;property name=~&quot;;[.F$1];&quot;~ value=~&quot;;[.F109];&quot;~ /&gt;&lt;property name=~&quot;;[.G$1];&quot;~ value=~&quot;;[.G109];&quot;~ /&gt;&lt;property name=~&quot;;[.H$1];&quot;~ value=~&quot;;[.H109];&quot;~ /&gt;&lt;property name=~&quot;;[.I$1];&quot;~ value=~&quot;;[.I109];&quot;~ /&gt;&lt;property name=~&quot;;[.J$1];&quot;~ value=~&quot;;[.J109];&quot;~ /&gt;&lt;property name=~&quot;;[.K$1];&quot;~ value=~&quot;;[.K109];&quot;~ /&gt;&lt;property name=~&quot;;[.L$1];&quot;~ value=~&quot;;[.L109];&quot;~ /&gt;&lt;property name=~&quot;;[.M$1];&quot;~ value=~&quot;;[.M109];&quot;~ /&gt;&lt;property name=~&quot;;[.N$1];&quot;~ value=~&quot;;[.N109];&quot;~ /&gt;&lt;property name=~&quot;;[.O$1];&quot;~ value=~&quot;;[.O109];&quot;~ /&gt;&lt;property name=~&quot;;[.P$1];&quot;~ value=~&quot;;[.P109];&quot;~ /&gt;&lt;property name=~&quot;;[.Q$1];&quot;~ value=~&quot;;[.Q109];&quot;~ /&gt;&lt;property name=~&quot;;[.R$1];&quot;~ value=~&quot;;[.R109];&quot;~ /&gt;&lt;property name=~&quot;;[.S$1];&quot;~ value=~&quot;;[.S109];&quot;~ /&gt;&lt;property name=~&quot;;[.T$1];&quot;~ value=~&quot;;[.T109];&quot;~ /&gt;&lt;property name=~&quot;;[.U$1];&quot;~ value=~&quot;;[.U109];&quot;~ /&gt;&lt;property name=~&quot;;[.V$1];&quot;~ value=~&quot;;[.V109];&quot;~ /&gt;&lt;property name=~&quot;;[.W$1];&quot;~ value=~&quot;;[.W109];&quot;~ /&gt;&lt;/card&gt;&quot;)" table:style-name="ce1">
            <text:p><text:s text:c="2"/>&lt;card id=~c93fbee1-231e-456c-b549-8fc1826e1f5b~ name=~Without a Trace~&gt;&lt;property name=~Rarity~ value=~U~ /&gt;&lt;property name=~Type~ value=~actions~ /&gt;&lt;property name=~Cost~ value=~3~ /&gt;&lt;property name=~Cost Type~ value=~Ad~ /&gt;&lt;property name=~Cancel~ value=~M+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sink an Ally with a skill cost less than 5.~ /&gt;&lt;/card&gt;</text:p>
          </table:table-cell>
          <table:table-cell office:value-type="string" office:string-value=" &lt;Relationship Target=~/cards/SS_withoutatrace.jpg~ Id=~Cc93fbee1-231e-456c-b549-8fc1826e1f5b~ Type=~http://schemas.octgn.org/picture~/&gt;" table:formula="of:=CONCATENATE(&quot; &lt;Relationship Target=~/cards/&quot;;[.D109];&quot;.jpg~ Id=~C&quot;;[.C109];&quot;~ Type=~http://schemas.octgn.org/picture~/&gt;&quot;)" table:style-name="ce1">
            <text:p><text:s/>&lt;Relationship Target=~/cards/SS_withoutatrace.jpg~ Id=~Cc93fbee1-231e-456c-b549-8fc1826e1f5b~ Type=~http://schemas.octgn.org/picture~/&gt;</text:p>
          </table:table-cell>
          <table:table-cell office:value-type="string" table:style-name="ce1">
            <text:p>c93fbee1-231e-456c-b549-8fc1826e1f5b</text:p>
          </table:table-cell>
          <table:table-cell office:value-type="string" table:style-name="ce1">
            <text:p>SS_withoutatrace</text:p>
          </table:table-cell>
          <table:table-cell office:value-type="string" table:style-name="ce1">
            <text:p>Without a Trace</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string" table:style-name="ce1">
            <text:p>M+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d sink an Ally with a skill cost less than 5.</text:p>
          </table:table-cell>
          <table:table-cell table:number-columns-repeated="16361"/>
        </table:table-row>
        <table:table-row table:number-rows-repeated="1048467" table:style-name="ro3">
          <table:table-cell table:number-columns-repeated="16384"/>
        </table:table-row>
      </table:table>
      <table:table table:name="Sheet2" table:style-name="ta1">
        <table:table-column table:style-name="co3" table:default-cell-style-name="ce1"/>
        <table:table-column table:style-name="co5" table:number-columns-repeated="16383" table:default-cell-style-name="ce1"/>
        <table:table-row table:number-rows-repeated="1048576" table:style-name="ro3">
          <table:table-cell table:number-columns-repeated="16384"/>
        </table:table-row>
      </table:table>
      <table:table table:name="Sheet3" table:style-name="ta1">
        <table:table-column table:style-name="co3" table:default-cell-style-name="ce1"/>
        <table:table-column table:style-name="co5" table:number-columns-repeated="16383" table:default-cell-style-name="ce1"/>
        <table:table-row table:number-rows-repeated="1048576" table:style-name="ro3">
          <table:table-cell table:number-columns-repeated="16384"/>
        </table:table-row>
      </table:table>
      <table:database-ranges>
        <table:database-range table:target-range-address="Sheet1.A2:Sheet1.W109" table:contains-header="false">
          <table:sort>
            <table:sort-by table:field-number="4"/>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530</meta:generator>
    <meta:initial-creator>Konstantine </meta:initial-creator>
    <dc:creator>Stephen Skilton</dc:creator>
    <meta:creation-date>2011-06-24T23:47:20Z</meta:creation-date>
    <dc:date>2021-01-15T00:41:34Z</dc:date>
    <meta:editing-cycles>23</meta:editing-cycles>
    <meta:editing-duration>PT58599S</meta:editing-duration>
    <meta:user-defined meta:name="Info 1"/>
    <meta:user-defined meta:name="Info 2"/>
    <meta:user-defined meta:name="Info 3"/>
    <meta:user-defined meta:name="Info 4"/>
  </office:meta>
</office:document-meta>
</file>